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9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72.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72.51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145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0.42mm"/>
    </style:style>
    <style:style style:name="co15" style:family="table-column">
      <style:table-column-properties fo:break-before="auto" style:column-width="64.3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ta1" style:family="table" style:master-page-name="PageStyle_5f_OgamIrelan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3.O1"/>
    </style:style>
    <style:style style:name="ce8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4.O1"/>
    </style:style>
    <style:style style:name="ce9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5.O1"/>
    </style:style>
    <style:style style:name="ce9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6.O1"/>
    </style:style>
    <style:style style:name="ce9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7.O1"/>
    </style:style>
    <style:style style:name="ce9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n/a&quot;" style:apply-style-name="ConditionalStyle_5f_2" style:base-cell-address="OgamIreland_small.F1"/>
    </style:style>
    <style:style style:name="ce10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_small.F1"/>
    </style:style>
    <style:style style:name="ce10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_small.F1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3.0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Irel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7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/>
          <table:table-cell table:style-name="ce13" office:value-type="string" calcext:value-type="string">
            <office:annotation draw:style-name="gr1" draw:text-style-name="P2" svg:width="113.1mm" svg:height="15.08mm" svg:x="434.9mm" svg:y="8.2mm" draw:caption-point-x="-4.07mm" draw:caption-point-y="-8.1mm">
              <dc:date>2020-02-17T00:00:00</dc:date>
              <text:p text:style-name="P1"><text:span text:style-name="T1">Material</text:span></text:p>
              <text:p text:style-name="P1"><text:span text:style-name="T1"><text:tab/></text:span><text:span text:style-name="T1">-Florian Thiery</text:span></text:p>
            </office:annotation>
            <text:p>P186</text:p>
          </table:table-cell>
          <table:table-cell table:style-name="ce15" office:value-type="string" calcext:value-type="string">
            <office:annotation draw:style-name="gr1" draw:text-style-name="P2" svg:width="113.1mm" svg:height="15.08mm" svg:x="463.18mm" svg:y="8.2mm" draw:caption-point-x="-4.07mm" draw:caption-point-y="-8.1mm">
              <dc:date>2020-02-17T00:00:00</dc:date>
              <text:p text:style-name="P1"><text:span text:style-name="T1">Sammlung</text:span></text:p>
              <text:p text:style-name="P1"><text:span text:style-name="T1"><text:tab/></text:span><text:span text:style-name="T1">-Florian Thiery</text:span></text:p>
            </office:annotation>
            <text:p>P195_1</text:p>
          </table:table-cell>
          <table:table-cell table:style-name="ce3" office:value-type="string" calcext:value-type="string">
            <office:annotation draw:style-name="gr1" draw:text-style-name="P2" svg:width="113.1mm" svg:height="15.08mm" svg:x="491.45mm" svg:y="8.2mm" draw:caption-point-x="-4.07mm" draw:caption-point-y="-8.1mm">
              <dc:date>2020-02-17T00:00:00</dc:date>
              <text:p text:style-name="P1"><text:span text:style-name="T1">nachgewiesen in</text:span></text:p>
              <text:p text:style-name="P1"><text:span text:style-name="T1"><text:tab/></text:span><text:span text:style-name="T1">-Florian Thiery</text:span></text:p>
            </office:annotation>
            <text:p>P248_C1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style-name="ce11" office:value-type="string" calcext:value-type="string">
            <text:p>P195_3</text:p>
          </table:table-cell>
          <table:table-cell table:style-name="ce11" office:value-type="string" calcext:value-type="string">
            <text:p>P248_C3</text:p>
          </table:table-cell>
          <table:table-cell table:style-name="ce18" office:value-type="string" calcext:value-type="string">
            <office:annotation draw:style-name="gr1" draw:text-style-name="P2" svg:width="113.1mm" svg:height="15.08mm" svg:x="662.23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21" office:value-type="string" calcext:value-type="string">
            <office:annotation draw:style-name="gr1" draw:text-style-name="P2" svg:width="230.14mm" svg:height="15.08mm" svg:x="775.33mm" svg:y="8.2mm" draw:caption-point-x="-4.07mm" draw:caption-point-y="-8.1mm">
              <dc:date>2020-02-17T00:00:00</dc:date>
              <text:p text:style-name="P1"><text:span text:style-name="T1">Länge</text:span></text:p>
              <text:p text:style-name="P1"><text:span text:style-name="T1"><text:tab/></text:span><text:span text:style-name="T1">-Florian Thiery</text:span></text:p>
            </office:annotation>
            <text:p>P2043</text:p>
          </table:table-cell>
          <table:table-cell table:style-name="ce21" office:value-type="string" calcext:value-type="string">
            <office:annotation draw:style-name="gr1" draw:text-style-name="P2" svg:width="230.13mm" svg:height="15.08mm" svg:x="803.61mm" svg:y="8.2mm" draw:caption-point-x="-4.07mm" draw:caption-point-y="-8.1mm">
              <dc:date>2020-02-17T00:00:00</dc:date>
              <text:p text:style-name="P1"><text:span text:style-name="T1">Höhe</text:span></text:p>
              <text:p text:style-name="P1"><text:span text:style-name="T1"><text:tab/></text:span><text:span text:style-name="T1">-Florian Thiery</text:span></text:p>
            </office:annotation>
            <text:p>P2048</text:p>
          </table:table-cell>
          <table:table-cell table:style-name="ce21" office:value-type="string" calcext:value-type="string">
            <office:annotation draw:style-name="gr1" draw:text-style-name="P2" svg:width="230.14mm" svg:height="15.08mm" svg:x="831.88mm" svg:y="8.2mm" draw:caption-point-x="-4.07mm" draw:caption-point-y="-8.1mm">
              <dc:date>2020-02-17T00:00:00</dc:date>
              <text:p text:style-name="P1"><text:span text:style-name="T1">Breite</text:span></text:p>
              <text:p text:style-name="P1"><text:span text:style-name="T1"><text:tab/></text:span><text:span text:style-name="T1">-Florian Thiery</text:span></text:p>
            </office:annotation>
            <text:p>P2049</text:p>
          </table:table-cell>
          <table:table-cell table:style-name="ce24" office:value-type="string" calcext:value-type="string">
            <office:annotation draw:style-name="gr1" draw:text-style-name="P2" svg:width="113.1mm" svg:height="15.08mm" svg:x="977.19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27" office:value-type="string" calcext:value-type="string">
            <office:annotation draw:style-name="gr1" draw:text-style-name="P2" svg:width="113.1mm" svg:height="15.08mm" svg:x="1005.47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style-name="ce11" office:value-type="string" calcext:value-type="string">
            <office:annotation draw:style-name="gr1" draw:text-style-name="P2" svg:width="113.1mm" svg:height="15.08mm" svg:x="1033.74mm" svg:y="8.2mm" draw:caption-point-x="-4.07mm" draw:caption-point-y="-8.1mm">
              <dc:date>2020-02-17T00:00:00</dc:date>
              <text:p text:style-name="P1"><text:span text:style-name="T1">Inschrift erwähnt</text:span></text:p>
              <text:p text:style-name="P1"><text:span text:style-name="T1"><text:tab/></text:span><text:span text:style-name="T1">-Florian Thiery</text:span></text:p>
            </office:annotation>
            <text:p>P6568_1</text:p>
          </table:table-cell>
          <table:table-cell table:style-name="ce29" office:value-type="string" calcext:value-type="string">
            <text:p>P518_IE1</text:p>
          </table:table-cell>
          <table:table-cell table:style-name="ce11" office:value-type="string" calcext:value-type="string">
            <text:p>P248_IER1</text:p>
          </table:table-cell>
          <table:table-cell table:style-name="ce11" office:value-type="string" calcext:value-type="string">
            <text:p>P6568_2</text:p>
          </table:table-cell>
          <table:table-cell table:style-name="ce29" office:value-type="string" calcext:value-type="string">
            <text:p>P518_IE2</text:p>
          </table:table-cell>
          <table:table-cell table:style-name="ce11" office:value-type="string" calcext:value-type="string">
            <text:p>P6568_3</text:p>
          </table:table-cell>
          <table:table-cell table:style-name="ce29" office:value-type="string" calcext:value-type="string">
            <text:p>P518_IE3</text:p>
          </table:table-cell>
          <table:table-cell table:style-name="ce11" office:value-type="string" calcext:value-type="string">
            <text:p>P6568_4</text:p>
          </table:table-cell>
          <table:table-cell table:style-name="ce29" office:value-type="string" calcext:value-type="string">
            <text:p>P518_IE4</text:p>
          </table:table-cell>
          <table:table-cell table:style-name="ce11" office:value-type="string" calcext:value-type="string">
            <text:p>P6568_5</text:p>
          </table:table-cell>
          <table:table-cell table:style-name="ce29" office:value-type="string" calcext:value-type="string">
            <text:p>P518_IE5</text:p>
          </table:table-cell>
          <table:table-cell table:style-name="ce34" office:value-type="string" calcext:value-type="string">
            <office:annotation draw:style-name="gr1" draw:text-style-name="P2" svg:width="113.1mm" svg:height="15.08mm" svg:x="1344.77mm" svg:y="8.2mm" draw:caption-point-x="-4.07mm" draw:caption-point-y="-8.1mm">
              <dc:date>2020-02-17T00:00:00</dc:date>
              <text:p text:style-name="P1"><text:span text:style-name="T1">Erhaltungszustand</text:span></text:p>
              <text:p text:style-name="P1"><text:span text:style-name="T1"><text:tab/></text:span><text:span text:style-name="T1">-Florian Thiery</text:span></text:p>
            </office:annotation>
            <text:p>P5816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I2]" office:value-type="string" office:string-value="Ogam Stein CIIC 1" calcext:value-type="string">
            <text:p>Ogam Stein CIIC 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22" table:number-columns-repeated="3"/>
          <table:table-cell table:style-name="ce24" office:value-type="string" calcext:value-type="string">
            <text:p>LIE LUGUAEDON MACCI MENUEH</text:p>
          </table:table-cell>
          <table:table-cell table:style-name="ce27"/>
          <table:table-cell table:style-name="ce11"/>
          <table:table-cell table:style-name="ce29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I3]" office:value-type="string" office:string-value="Ogam Stein CIIC 2" calcext:value-type="string">
            <text:p>Ogam Stein CIIC 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22" table:number-columns-repeated="3"/>
          <table:table-cell table:style-name="ce24" office:value-type="string" calcext:value-type="string">
            <text:p>QENUVEN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I4]" office:value-type="string" office:string-value="Ogam Stein CIIC 3" calcext:value-type="string">
            <text:p>Ogam Stein CIIC 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CUNALEGI AVI QUNACAN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I5]" office:value-type="string" office:string-value="Ogam Stein CIIC 4" calcext:value-type="string">
            <text:p>Ogam Stein CIIC 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office:value-type="string" calcext:value-type="string">
            <text:p>121.9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LUGADDON MAQI LUGUDEC DDISI MO[...]CQU S(?)EL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I6]" office:value-type="string" office:string-value="Ogam Stein CIIC 5" calcext:value-type="string">
            <text:p>Ogam Stein CIIC 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ALATTOS MAQI B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I7]" office:value-type="string" office:string-value="Ogam Stein CIIC 6" calcext:value-type="string">
            <text:p>Ogam Stein CIIC 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QASIGN[i] MAQ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1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I8]" office:value-type="string" office:string-value="Ogam Stein CIIC 7" calcext:value-type="string">
            <text:p>Ogam Stein CIIC 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....MA]Q CERAN[I] AVI ATHECETAIM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I9]" office:value-type="string" office:string-value="Ogam Stein CIIC 8" calcext:value-type="string">
            <text:p>Ogam Stein CIIC 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]OV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I10]" office:value-type="string" office:string-value="Ogam Stein CIIC 9" calcext:value-type="string">
            <text:p>Ogam Stein CIIC 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MAQ-ACTO MAQ GAR[... MAQI MUCOI Z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I11]" office:value-type="string" office:string-value="Ogam Stein CIIC 10" calcext:value-type="string">
            <text:p>Ogam Stein CIIC 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L[E]GG <text:s text:c="14"/>SD[...]LEŋESCAD MAQ CORRBRI MAQ AMMLLOŋIT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I12]" office:value-type="string" office:string-value="Ogam Stein CIIC 11" calcext:value-type="string">
            <text:p>Ogam Stein CIIC 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CUNOV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I13]" office:value-type="string" office:string-value="Ogam Stein CIIC 12" calcext:value-type="string">
            <text:p>Ogam Stein CIIC 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VRAICCI MAQI MEDV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I14]" office:value-type="string" office:string-value="Ogam Stein CIIC 13" calcext:value-type="string">
            <text:p>Ogam Stein CIIC 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QREGAS MU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I15]" office:value-type="string" office:string-value="Ogam Stein CIIC 14" calcext:value-type="string">
            <text:p>Ogam Stein CIIC 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I16]" office:value-type="string" office:string-value="Ogam Stein CIIC 15" calcext:value-type="string">
            <text:p>Ogam Stein CIIC 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RE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I17]" office:value-type="string" office:string-value="Ogam Stein CIIC 16" calcext:value-type="string">
            <text:p>Ogam Stein CIIC 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DUNAIDONAS MAQI 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I18]" office:value-type="string" office:string-value="Ogam Stein CIIC 17" calcext:value-type="string">
            <text:p>Ogam Stein CIIC 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MUCOI MUCC[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I19]" office:value-type="string" office:string-value="Ogam Stein CIIC 18" calcext:value-type="string">
            <text:p>Ogam Stein CIIC 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S <text:s text:c="2"/>B <text:s text:c="10"/>N <text:s text:c="18"/>GL T <text:s/>D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I20]" office:value-type="string" office:string-value="Ogam Stein CIIC 19" calcext:value-type="string">
            <text:p>Ogam Stein CIIC 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OVANOS AVI IVACA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I21]" office:value-type="string" office:string-value="Ogam Stein CIIC 20" calcext:value-type="string">
            <text:p>Ogam Stein CIIC 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MAQI-DDECCEDA MAQI MAR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I22]" office:value-type="string" office:string-value="Ogam Stein CIIC 21" calcext:value-type="string">
            <text:p>Ogam Stein CIIC 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..]MAQQI COLLABOT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I23]" office:value-type="string" office:string-value="Ogam Stein CIIC 22" calcext:value-type="string">
            <text:p>Ogam Stein CIIC 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EGNI KOI MAQI MUC[OI] A[L]I[N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I24]" office:value-type="string" office:string-value="Ogam Stein CIIC 23" calcext:value-type="string">
            <text:p>Ogam Stein CIIC 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AV*S*S*MAQV*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I25]" office:value-type="string" office:string-value="Ogam Stein CIIC 24" calcext:value-type="string">
            <text:p>Ogam Stein CIIC 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U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I26]" office:value-type="string" office:string-value="Ogam Stein CIIC 25" calcext:value-type="string">
            <text:p>Ogam Stein CIIC 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L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I27]" office:value-type="string" office:string-value="Ogam Stein CIIC 26" calcext:value-type="string">
            <text:p>Ogam Stein CIIC 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NETTAVRECC [KOI?] MAQI MUCCOI TRENALUGG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I28]" office:value-type="string" office:string-value="Ogam Stein CIIC 27" calcext:value-type="string">
            <text:p>Ogam Stein CIIC 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CNAEMSECH CELLACH MINODOR MUAD MAELMAIRE MAELUADAIG MALMAIR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I29]" office:value-type="string" office:string-value="Ogam Stein CIIC 28" calcext:value-type="string">
            <text:p>Ogam Stein CIIC 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TASEGAGNI [MAQ]I MUCOI MACORB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I30]" office:value-type="string" office:string-value="Ogam Stein CIIC 29" calcext:value-type="string">
            <text:p>Ogam Stein CIIC 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[I]TTAS M[A]QI DUCR[I]DD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I31]" office:value-type="string" office:string-value="Ogam Stein CIIC 30" calcext:value-type="string">
            <text:p>Ogam Stein CIIC 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NAVALLO AVVI GENITTA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I32]" office:value-type="string" office:string-value="Ogam Stein CIIC 31" calcext:value-type="string">
            <text:p>Ogam Stein CIIC 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RUGNO MAQI MUCOI [....] N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I33]" office:value-type="string" office:string-value="Ogam Stein CIIC 32" calcext:value-type="string">
            <text:p>Ogam Stein CIIC 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MAQI-ERACIAS MAQI DIMAQA MUCO[I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I34]" office:value-type="string" office:string-value="Ogam Stein CIIC 33" calcext:value-type="string">
            <text:p>Ogam Stein CIIC 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I35]" office:value-type="string" office:string-value="Ogam Stein CIIC 34" calcext:value-type="string">
            <text:p>Ogam Stein CIIC 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LOBBI KOI MAQQI MUCCOI R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I36]" office:value-type="string" office:string-value="Ogam Stein CIIC 35" calcext:value-type="string">
            <text:p>Ogam Stein CIIC 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VI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I37]" office:value-type="string" office:string-value="Ogam Stein CIIC 36" calcext:value-type="string">
            <text:p>Ogam Stein CIIC 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SEVERRIT [MAQI MUCOI RO]TTAI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I38]" office:value-type="string" office:string-value="Ogam Stein CIIC 37" calcext:value-type="string">
            <text:p>Ogam Stein CIIC 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OVATUCI [A]VI TULOTANAG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I39]" office:value-type="string" office:string-value="Ogam Stein CIIC 38" calcext:value-type="string">
            <text:p>Ogam Stein CIIC 38</text:p>
          </table:table-cell>
          <table:table-cell table:style-name="ce11"/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office:value-type="string" calcext:value-type="string">
            <text:p>231.14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22.86</text:p>
          </table:table-cell>
          <table:table-cell table:style-name="ce24" office:value-type="string" calcext:value-type="string">
            <text:p>CORBI KOI MAQI LABRID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I40]" office:value-type="string" office:string-value="Ogam Stein CIIC 39" calcext:value-type="string">
            <text:p>Ogam Stein CIIC 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I41]" office:value-type="string" office:string-value="Ogam Stein CIIC 40" calcext:value-type="string">
            <text:p>Ogam Stein CIIC 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22" table:number-columns-repeated="3"/>
          <table:table-cell table:style-name="ce24" office:value-type="string" calcext:value-type="string">
            <text:p>MAQI-CAIRATINI AVI INEQAGL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I42]" office:value-type="string" office:string-value="Ogam Stein CIIC 41" calcext:value-type="string">
            <text:p>Ogam Stein CIIC 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4" office:value-type="string" calcext:value-type="string">
            <text:p>COVAGNI MAQI MUCOI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I43]" office:value-type="string" office:string-value="Ogam Stein CIIC 42" calcext:value-type="string">
            <text:p>Ogam Stein CIIC 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I44]" office:value-type="string" office:string-value="Ogam Stein CIIC 43" calcext:value-type="string">
            <text:p>Ogam Stein CIIC 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LONAMNI AVI B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I45]" office:value-type="string" office:string-value="Ogam Stein CIIC 44" calcext:value-type="string">
            <text:p>Ogam Stein CIIC 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IAR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I46]" office:value-type="string" office:string-value="Ogam Stein CIIC 45" calcext:value-type="string">
            <text:p>Ogam Stein CIIC 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I47]" office:value-type="string" office:string-value="Ogam Stein CIIC 46" calcext:value-type="string">
            <text:p>Ogam Stein CIIC 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SEDAN[I MAQQI CAT]TABBOTT AVVI DERCMASO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I48]" office:value-type="string" office:string-value="Ogam Stein CIIC 47" calcext:value-type="string">
            <text:p>Ogam Stein CIIC 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ETA-CARI NETA CA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I49]" office:value-type="string" office:string-value="Ogam Stein CIIC 48" calcext:value-type="string">
            <text:p>Ogam Stein CIIC 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IAQINI KOI MAQI MUC 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I50]" office:value-type="string" office:string-value="Ogam Stein CIIC 49" calcext:value-type="string">
            <text:p>Ogam Stein CIIC 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..CCI MAQ..INI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I51]" office:value-type="string" office:string-value="Ogam Stein CIIC 50" calcext:value-type="string">
            <text:p>Ogam Stein CIIC 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V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I52]" office:value-type="string" office:string-value="Ogam Stein CIIC 51" calcext:value-type="string">
            <text:p>Ogam Stein CIIC 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MAQI NI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I53]" office:value-type="string" office:string-value="Ogam Stein CIIC 52" calcext:value-type="string">
            <text:p>Ogam Stein CIIC 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I54]" office:value-type="string" office:string-value="Ogam Stein CIIC 53" calcext:value-type="string">
            <text:p>Ogam Stein CIIC 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TUCML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I55]" office:value-type="string" office:string-value="Ogam Stein CIIC 54" calcext:value-type="string">
            <text:p>Ogam Stein CIIC 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[TH]URGRIM RISTI [KR]US THINA BENDACHT [AR] TOROQR[I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I56]" office:value-type="string" office:string-value="Ogam Stein CIIC 55" calcext:value-type="string">
            <text:p>Ogam Stein CIIC 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NM SAINA MAQ OGALA MUCOI TEMO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I57]" office:value-type="string" office:string-value="Ogam Stein CIIC 56" calcext:value-type="string">
            <text:p>Ogam Stein CIIC 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GITT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I58]" office:value-type="string" office:string-value="Ogam Stein CIIC 57" calcext:value-type="string">
            <text:p>Ogam Stein CIIC 57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46.38</text:p>
          </table:table-cell>
          <table:table-cell table:style-name="ce22" office:value-type="string" calcext:value-type="string">
            <text:p>55.8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TRENU MAQI MUCOI QRITT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I59]" office:value-type="string" office:string-value="Ogam Stein CIIC 58" calcext:value-type="string">
            <text:p>Ogam Stein CIIC 58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number-columns-repeated="3" table:style-name="ce22" office:value-type="string" calcext:value-type="string">
            <text:p>n/a</text:p>
          </table:table-cell>
          <table:table-cell table:style-name="ce24" office:value-type="string" calcext:value-type="string">
            <text:p>CATTUBUTTAS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I60]" office:value-type="string" office:string-value="Ogam Stein CIIC 59" calcext:value-type="string">
            <text:p>Ogam Stein CIIC 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]UIVAIBES ]RT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"/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I61]" office:value-type="string" office:string-value="Ogam Stein CIIC 60" calcext:value-type="string">
            <text:p>Ogam Stein CIIC 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N(I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I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OLAGNI MAQ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"/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I63]" office:value-type="string" office:string-value="Ogam Stein CIIC 62" calcext:value-type="string">
            <text:p>Ogam Stein CIIC 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CRANO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I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LOMAGNI AVI DUCURI BRUSCO MAQI DOVALES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"/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I65]" office:value-type="string" office:string-value="Ogam Stein CIIC 64" calcext:value-type="string">
            <text:p>Ogam Stein CIIC 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DIMO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"/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I66]" office:value-type="string" office:string-value="Ogam Stein CIIC 65" calcext:value-type="string">
            <text:p>Ogam Stein CIIC 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GA MAQI SDAN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"/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I67]" office:value-type="string" office:string-value="Ogam Stein CIIC 66" calcext:value-type="string">
            <text:p>Ogam Stein CIIC 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DECCEDDAS AVI TURA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"/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I68]" office:value-type="string" office:string-value="Ogam Stein CIIC 67" calcext:value-type="string">
            <text:p>Ogam Stein CIIC 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"/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I69]" office:value-type="string" office:string-value="Ogam Stein CIIC 68" calcext:value-type="string">
            <text:p>Ogam Stein CIIC 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QRIT [.........] L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"/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I70]" office:value-type="string" office:string-value="Ogam Stein CIIC 69" calcext:value-type="string">
            <text:p>Ogam Stein CIIC 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"/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I71]" office:value-type="string" office:string-value="Ogam Stein CIIC 70" calcext:value-type="string">
            <text:p>Ogam Stein CIIC 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OS MAQi MUCOI V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"/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I72]" office:value-type="string" office:string-value="Ogam Stein CIIC 71" calcext:value-type="string">
            <text:p>Ogam Stein CIIC 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IMAGNI MAQI MOCOI GA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"/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I73]" office:value-type="string" office:string-value="Ogam Stein CIIC 72" calcext:value-type="string">
            <text:p>Ogam Stein CIIC 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BEDABO ALTA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"/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I74]" office:value-type="string" office:string-value="Ogam Stein CIIC 73" calcext:value-type="string">
            <text:p>Ogam Stein CIIC 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NG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I75]" office:value-type="string" office:string-value="Ogam Stein CIIC 74" calcext:value-type="string">
            <text:p>Ogam Stein CIIC 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NANN M[AQI] S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"/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I76]" office:value-type="string" office:string-value="Ogam Stein CIIC 75" calcext:value-type="string">
            <text:p>Ogam Stein CIIC 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ASONI [MAQ]I RO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"/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I77]" office:value-type="string" office:string-value="Ogam Stein CIIC 76" calcext:value-type="string">
            <text:p>Ogam Stein CIIC 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TENAS MACi V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"/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I78]" office:value-type="string" office:string-value="Ogam Stein CIIC 77" calcext:value-type="string">
            <text:p>Ogam Stein CIIC 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"/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I79]" office:value-type="string" office:string-value="Ogam Stein CIIC 78" calcext:value-type="string">
            <text:p>Ogam Stein CIIC 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"/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I80]" office:value-type="string" office:string-value="Ogam Stein CIIC 79" calcext:value-type="string">
            <text:p>Ogam Stein CIIC 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LUNA MU[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"/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I81]" office:value-type="string" office:string-value="Ogam Stein CIIC 80" calcext:value-type="string">
            <text:p>Ogam Stein CIIC 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I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7.78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48.26</text:p>
          </table:table-cell>
          <table:table-cell table:style-name="ce24" office:value-type="string" calcext:value-type="string">
            <text:p>C[A]SSITT[A]S MAQI MUCOI CALL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"/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I83]" office:value-type="string" office:string-value="Ogam Stein CIIC 82" calcext:value-type="string">
            <text:p>Ogam Stein CIIC 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URO MAQ[I...]VILE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I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MADILICCI MAC MAIL BROC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"/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I85]" office:value-type="string" office:string-value="Ogam Stein CIIC 84" calcext:value-type="string">
            <text:p>Ogam Stein CIIC 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ACOBI MAQI ERAQET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I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LAGNI MAQI SCIL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I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LIUCOANAS MAQI MAQI-R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I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RUTIQULI MAQI MAQI-ROD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I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ANAN MAQI OQO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I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OGAI MAQI BIRAC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I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RONUN MAC BAI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"/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I92]" office:value-type="string" office:string-value="Ogam Stein CIIC 91" calcext:value-type="string">
            <text:p>Ogam Stein CIIC 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LATEG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I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CTI MAQI [.....MAG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I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CAIDA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I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MO MACI VEDUCE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I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AM MEDD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I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VAL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"/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I98]" office:value-type="string" office:string-value="Ogam Stein CIIC 97" calcext:value-type="string">
            <text:p>Ogam Stein CIIC 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...]LL MAQI VORRTIGURN DOIB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"/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I99]" office:value-type="string" office:string-value="Ogam Stein CIIC 98" calcext:value-type="string">
            <text:p>Ogam Stein CIIC 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RBAGNI K[OI] M[A]Q[I] MOCCOI COROTA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I100]" office:value-type="string" office:string-value="Ogam Stein CIIC 99" calcext:value-type="string">
            <text:p>Ogam Stein CIIC 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"/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I101]" office:value-type="string" office:string-value="Ogam Stein CIIC 100" calcext:value-type="string">
            <text:p>Ogam Stein CIIC 1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B ULCC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"/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I102]" office:value-type="string" office:string-value="Ogam Stein CIIC 101" calcext:value-type="string">
            <text:p>Ogam Stein CIIC 1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SEA MAQI DOMANEQ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"/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I103]" office:value-type="string" office:string-value="Ogam Stein CIIC 102" calcext:value-type="string">
            <text:p>Ogam Stein CIIC 1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ILOGO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I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0.16</text:p>
          </table:table-cell>
          <table:table-cell table:style-name="ce22" office:value-type="string" calcext:value-type="string">
            <text:p>142.24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CARRTTACC GAQI MU CAGG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"/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I105]" office:value-type="string" office:string-value="Ogam Stein CIIC 104" calcext:value-type="string">
            <text:p>Ogam Stein CIIC 1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ORRE MAQVI UDD[GLO]MET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I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NETACUNAS CELI VIDETT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"/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I107]" office:value-type="string" office:string-value="Ogam Stein CIIC 106" calcext:value-type="string">
            <text:p>Ogam Stein CIIC 1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COLAB]OT MAQI MAQI-RITE [MAQI MU]COI CORIBIR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I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SOS MA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"/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I109]" office:value-type="string" office:string-value="Ogam Stein CIIC 108" calcext:value-type="string">
            <text:p>Ogam Stein CIIC 1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DUC MAQI MAQI-OC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"/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I110]" office:value-type="string" office:string-value="Ogam Stein CIIC 109" calcext:value-type="string">
            <text:p>Ogam Stein CIIC 1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DDMENSA CELI NETTASLO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"/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I111]" office:value-type="string" office:string-value="Ogam Stein CIIC 110" calcext:value-type="string">
            <text:p>Ogam Stein CIIC 1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..Q.....HAGA......DL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"/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I112]" office:value-type="string" office:string-value="Ogam Stein CIIC 111" calcext:value-type="string">
            <text:p>Ogam Stein CIIC 1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DUDECA MAQU SI[TT?]ALI MUCOI 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I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CANAVVI MAQ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I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2.86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VEQIKAMI MAQI LUGUN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I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MIGGN[I MAQ]I CER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I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310.6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ULRIGAI MAQI MENUMAQ[I]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I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/>
          <table:table-cell table:style-name="ce13" office:value-type="string" calcext:value-type="string">
            <text:p>Q70383318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190.05</text:p>
          </table:table-cell>
          <table:table-cell table:style-name="ce22" office:value-type="string" calcext:value-type="string">
            <text:p>43.18</text:p>
          </table:table-cell>
          <table:table-cell table:style-name="ce24" office:value-type="string" calcext:value-type="string">
            <text:p>BRANI MAQQI MUCC[OI......]R[A]L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I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/>
          <table:table-cell table:style-name="ce13" office:value-type="string" calcext:value-type="string">
            <text:p>Q1932127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7.94</text:p>
          </table:table-cell>
          <table:table-cell table:style-name="ce22" office:value-type="string" calcext:value-type="string">
            <text:p>156.21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OLL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"/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I119]" office:value-type="string" office:string-value="Ogam Stein CIIC 118" calcext:value-type="string">
            <text:p>Ogam Stein CIIC 1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REQ MUCOI GLUNLEGGET TENREN MONOI GDUQDEGGE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"/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I120]" office:value-type="string" office:string-value="Ogam Stein CIIC 119" calcext:value-type="string">
            <text:p>Ogam Stein CIIC 1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ALAGNI MAQI DA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"/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I121]" office:value-type="string" office:string-value="Ogam Stein CIIC 120" calcext:value-type="string">
            <text:p>Ogam Stein CIIC 1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OINIENAS KOI NETA TTRENALUGOS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"/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I122]" office:value-type="string" office:string-value="Ogam Stein CIIC 121" calcext:value-type="string">
            <text:p>Ogam Stein CIIC 1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RGOSO MACI LLOMIN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"/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I123]" office:value-type="string" office:string-value="Ogam Stein CIIC 122" calcext:value-type="string">
            <text:p>Ogam Stein CIIC 1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DORA MAQI DEG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"/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I124]" office:value-type="string" office:string-value="Ogam Stein CIIC 123" calcext:value-type="string">
            <text:p>Ogam Stein CIIC 1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BRI.....CELI ALACA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"/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I125]" office:value-type="string" office:string-value="Ogam Stein CIIC 124" calcext:value-type="string">
            <text:p>Ogam Stein CIIC 1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AVLAMATTIAS MUCCOI [..]OELURI AVI AKER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"/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I126]" office:value-type="string" office:string-value="Ogam Stein CIIC 125" calcext:value-type="string">
            <text:p>Ogam Stein CIIC 1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RCIAS MAQI VALAM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"/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I127]" office:value-type="string" office:string-value="Ogam Stein CIIC 126" calcext:value-type="string">
            <text:p>Ogam Stein CIIC 1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DACUNA [MAQI] TOBIRA MUCOI SOG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I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LASPOG B TTMACD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I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VETI MAQI LOCARENAS CELI MAQI-CULIDO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"/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I130]" office:value-type="string" office:string-value="Ogam Stein CIIC 129" calcext:value-type="string">
            <text:p>Ogam Stein CIIC 1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OANAI MAQI EQOD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"/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I131]" office:value-type="string" office:string-value="Ogam Stein CIIC 130" calcext:value-type="string">
            <text:p>Ogam Stein CIIC 1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ECID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"/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I132]" office:value-type="string" office:string-value="Ogam Stein CIIC 131" calcext:value-type="string">
            <text:p>Ogam Stein CIIC 1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ITUBIRI MAQI QEC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"/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I133]" office:value-type="string" office:string-value="Ogam Stein CIIC 132" calcext:value-type="string">
            <text:p>Ogam Stein CIIC 1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CAV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"/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I134]" office:value-type="string" office:string-value="Ogam Stein CIIC 133" calcext:value-type="string">
            <text:p>Ogam Stein CIIC 1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AITEV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"/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I135]" office:value-type="string" office:string-value="Ogam Stein CIIC 134" calcext:value-type="string">
            <text:p>Ogam Stein CIIC 1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SSI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"/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I136]" office:value-type="string" office:string-value="Ogam Stein CIIC 135" calcext:value-type="string">
            <text:p>Ogam Stein CIIC 1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NNACCANNI MAQI AILLUATT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"/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I137]" office:value-type="string" office:string-value="Ogam Stein CIIC 136" calcext:value-type="string">
            <text:p>Ogam Stein CIIC 1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T[A]N ... QLOG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"/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I138]" office:value-type="string" office:string-value="Ogam Stein CIIC 137" calcext:value-type="string">
            <text:p>Ogam Stein CIIC 1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EDLLOIGGOI MACI SEDDO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"/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I139]" office:value-type="string" office:string-value="Ogam Stein CIIC 138" calcext:value-type="string">
            <text:p>Ogam Stein CIIC 1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DDIGNI MAQQI MUCCOI AN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"/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I140]" office:value-type="string" office:string-value="Ogam Stein CIIC 139" calcext:value-type="string">
            <text:p>Ogam Stein CIIC 1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IDANN MAQ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"/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I141]" office:value-type="string" office:string-value="Ogam Stein CIIC 140" calcext:value-type="string">
            <text:p>Ogam Stein CIIC 1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VVECCA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"/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I142]" office:value-type="string" office:string-value="Ogam Stein CIIC 141" calcext:value-type="string">
            <text:p>Ogam Stein CIIC 1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MQ[I-...O]GGODIK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"/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I143]" office:value-type="string" office:string-value="Ogam Stein CIIC 142" calcext:value-type="string">
            <text:p>Ogam Stein CIIC 1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 CELI AVI VU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"/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I144]" office:value-type="string" office:string-value="Ogam Stein CIIC 143" calcext:value-type="string">
            <text:p>Ogam Stein CIIC 1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QMAQO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29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"/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I145]" office:value-type="string" office:string-value="Ogam Stein CIIC 144" calcext:value-type="string">
            <text:p>Ogam Stein CIIC 1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ITA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"/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I146]" office:value-type="string" office:string-value="Ogam Stein CIIC 145" calcext:value-type="string">
            <text:p>Ogam Stein CIIC 1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RIMITIR RON[A]NN MAQ COMOGA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"/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I147]" office:value-type="string" office:string-value="Ogam Stein CIIC 146" calcext:value-type="string">
            <text:p>Ogam Stein CIIC 1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QRIT MA[QI] QRITT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"/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I148]" office:value-type="string" office:string-value="Ogam Stein CIIC 147" calcext:value-type="string">
            <text:p>Ogam Stein CIIC 1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INENA MAQI OLACO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"/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I149]" office:value-type="string" office:string-value="Ogam Stein CIIC 148" calcext:value-type="string">
            <text:p>Ogam Stein CIIC 1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ONIRRAS MAQQI TENAC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"/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I150]" office:value-type="string" office:string-value="Ogam Stein CIIC 149" calcext:value-type="string">
            <text:p>Ogam Stein CIIC 1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QQI-QETTI MAQQI CUN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"/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I151]" office:value-type="string" office:string-value="Ogam Stein CIIC 150" calcext:value-type="string">
            <text:p>Ogam Stein CIIC 1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RAVICAS MAQI MU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"/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I152]" office:value-type="string" office:string-value="Ogam Stein CIIC 151" calcext:value-type="string">
            <text:p>Ogam Stein CIIC 1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OINIO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"/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I153]" office:value-type="string" office:string-value="Ogam Stein CIIC 152" calcext:value-type="string">
            <text:p>Ogam Stein CIIC 1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BBAIS MAQQI DUN....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"/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I154]" office:value-type="string" office:string-value="Ogam Stein CIIC 153" calcext:value-type="string">
            <text:p>Ogam Stein CIIC 1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UCAMINI MAQQI CATTI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8000462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"/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I155]" office:value-type="string" office:string-value="Ogam Stein CIIC 154" calcext:value-type="string">
            <text:p>Ogam Stein CIIC 15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601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172.7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17.78</text:p>
          </table:table-cell>
          <table:table-cell table:style-name="ce24" office:value-type="string" calcext:value-type="string">
            <text:p>CUNAMAQQI CORBBI MAQQ[I MUCCOI DOVVIN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"/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I156]" office:value-type="string" office:string-value="Ogam Stein CIIC 155" calcext:value-type="string">
            <text:p>Ogam Stein CIIC 1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KEVR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"/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I157]" office:value-type="string" office:string-value="Ogam Stein CIIC 156" calcext:value-type="string">
            <text:p>Ogam Stein CIIC 1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IARI KOI MAQQI MUC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"/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I158]" office:value-type="string" office:string-value="Ogam Stein CIIC 157" calcext:value-type="string">
            <text:p>Ogam Stein CIIC 1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OVETI MAQQi 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"/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I159]" office:value-type="string" office:string-value="Ogam Stein CIIC 158" calcext:value-type="string">
            <text:p>Ogam Stein CIIC 1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UVALLOS MAQQI DUCOVAR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"/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I160]" office:value-type="string" office:string-value="Ogam Stein CIIC 159" calcext:value-type="string">
            <text:p>Ogam Stein CIIC 1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DECCEDA MAQI GLASIC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"/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I161]" office:value-type="string" office:string-value="Ogam Stein CIIC 160" calcext:value-type="string">
            <text:p>Ogam Stein CIIC 1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RIA MAQA MAILAGNI CURC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"/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I162]" office:value-type="string" office:string-value="Ogam Stein CIIC 161" calcext:value-type="string">
            <text:p>Ogam Stein CIIC 1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NISSI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"/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I163]" office:value-type="string" office:string-value="Ogam Stein CIIC 162" calcext:value-type="string">
            <text:p>Ogam Stein CIIC 1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MAQQI AVI CORB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"/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I164]" office:value-type="string" office:string-value="Ogam Stein CIIC 163" calcext:value-type="string">
            <text:p>Ogam Stein CIIC 1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ETTA-LAMINACCA KOI MAQQI MUCOI DOVIN[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"/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I165]" office:value-type="string" office:string-value="Ogam Stein CIIC 164" calcext:value-type="string">
            <text:p>Ogam Stein CIIC 1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OENACUNAS M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"/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I166]" office:value-type="string" office:string-value="Ogam Stein CIIC 165" calcext:value-type="string">
            <text:p>Ogam Stein CIIC 1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D]DROGN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"/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I167]" office:value-type="string" office:string-value="Ogam Stein CIIC 166" calcext:value-type="string">
            <text:p>Ogam Stein CIIC 1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MAGNI MAQI VITAL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"/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I168]" office:value-type="string" office:string-value="Ogam Stein CIIC 167" calcext:value-type="string">
            <text:p>Ogam Stein CIIC 1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 [MAQ]I DROGNO MU[COI] 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"/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I169]" office:value-type="string" office:string-value="Ogam Stein CIIC 168" calcext:value-type="string">
            <text:p>Ogam Stein CIIC 1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RCCI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"/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I170]" office:value-type="string" office:string-value="Ogam Stein CIIC 169" calcext:value-type="string">
            <text:p>Ogam Stein CIIC 1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LIAG MAQI ER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"/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I171]" office:value-type="string" office:string-value="Ogam Stein CIIC 170" calcext:value-type="string">
            <text:p>Ogam Stein CIIC 1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I MAQI MAQI - AINIA MUC[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"/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I172]" office:value-type="string" office:string-value="Ogam Stein CIIC 171" calcext:value-type="string">
            <text:p>Ogam Stein CIIC 1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GENNGG[I] MAQI RODD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"/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I173]" office:value-type="string" office:string-value="Ogam Stein CIIC 172" calcext:value-type="string">
            <text:p>Ogam Stein CIIC 1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OGITTACC MAQI SAGARE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"/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I174]" office:value-type="string" office:string-value="Ogam Stein CIIC 173" calcext:value-type="string">
            <text:p>Ogam Stein CIIC 1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MAQ]QI MUCC[O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"/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I175]" office:value-type="string" office:string-value="Ogam Stein CIIC 174" calcext:value-type="string">
            <text:p>Ogam Stein CIIC 1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"/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I176]" office:value-type="string" office:string-value="Ogam Stein CIIC 175" calcext:value-type="string">
            <text:p>Ogam Stein CIIC 1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ERCCIAS MAQQI MUCOI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"/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I177]" office:value-type="string" office:string-value="Ogam Stein CIIC 176" calcext:value-type="string">
            <text:p>Ogam Stein CIIC 1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NUNETT MOQI CONURI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"/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I178]" office:value-type="string" office:string-value="Ogam Stein CIIC 177" calcext:value-type="string">
            <text:p>Ogam Stein CIIC 1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ILARI AV[I].....COI VAG.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"/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I179]" office:value-type="string" office:string-value="Ogam Stein CIIC 178" calcext:value-type="string">
            <text:p>Ogam Stein CIIC 1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 MAQI MAQI-ERCIAS MU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"/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I180]" office:value-type="string" office:string-value="Ogam Stein CIIC 179" calcext:value-type="string">
            <text:p>Ogam Stein CIIC 1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ETORIG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"/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I181]" office:value-type="string" office:string-value="Ogam Stein CIIC 180" calcext:value-type="string">
            <text:p>Ogam Stein CIIC 1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USCCOS MAQQI CALIACI[AS] M[AQQI MUCOI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"/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I182]" office:value-type="string" office:string-value="Ogam Stein CIIC 181" calcext:value-type="string">
            <text:p>Ogam Stein CIIC 1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LAGNI MAQ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"/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I183]" office:value-type="string" office:string-value="Ogam Stein CIIC 182" calcext:value-type="string">
            <text:p>Ogam Stein CIIC 1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NIC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"/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I184]" office:value-type="string" office:string-value="Ogam Stein CIIC 183" calcext:value-type="string">
            <text:p>Ogam Stein CIIC 1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"/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I185]" office:value-type="string" office:string-value="Ogam Stein CIIC 184" calcext:value-type="string">
            <text:p>Ogam Stein CIIC 1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DECEDDA MAQQI CATUVIQ[Q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I186]" office:value-type="string" office:string-value="Ogam Stein CIIC 185" calcext:value-type="string">
            <text:p>Ogam Stein CIIC 1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CO?]BB[A?] AVI VLATIAMI MAQ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"/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I187]" office:value-type="string" office:string-value="Ogam Stein CIIC 186" calcext:value-type="string">
            <text:p>Ogam Stein CIIC 1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QODDI SCI FINT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"/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I188]" office:value-type="string" office:string-value="Ogam Stein CIIC 187" calcext:value-type="string">
            <text:p>Ogam Stein CIIC 1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ILE-INBIR MACI BROC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"/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I189]" office:value-type="string" office:string-value="Ogam Stein CIIC 188" calcext:value-type="string">
            <text:p>Ogam Stein CIIC 1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"/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I190]" office:value-type="string" office:string-value="Ogam Stein CIIC 189" calcext:value-type="string">
            <text:p>Ogam Stein CIIC 1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AŊTI LLOTETI AVI SRUS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"/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I191]" office:value-type="string" office:string-value="Ogam Stein CIIC 190" calcext:value-type="string">
            <text:p>Ogam Stein CIIC 1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SUCTT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"/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I192]" office:value-type="string" office:string-value="Ogam Stein CIIC 191" calcext:value-type="string">
            <text:p>Ogam Stein CIIC 1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MICU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"/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I193]" office:value-type="string" office:string-value="Ogam Stein CIIC 192" calcext:value-type="string">
            <text:p>Ogam Stein CIIC 1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GNI MAQI D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"/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I194]" office:value-type="string" office:string-value="Ogam Stein CIIC 193" calcext:value-type="string">
            <text:p>Ogam Stein CIIC 1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OLMAN AILITH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"/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I195]" office:value-type="string" office:string-value="Ogam Stein CIIC 194" calcext:value-type="string">
            <text:p>Ogam Stein CIIC 1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IDANI MAQI DAL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"/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I196]" office:value-type="string" office:string-value="Ogam Stein CIIC 194a" calcext:value-type="string">
            <text:p>Ogam Stein CIIC 194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LONNOCC MAQ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"/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I197]" office:value-type="string" office:string-value="Ogam Stein CIIC 195" calcext:value-type="string">
            <text:p>Ogam Stein CIIC 1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RCI MAQI MUCOI V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"/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I198]" office:value-type="string" office:string-value="Ogam Stein CIIC 196" calcext:value-type="string">
            <text:p>Ogam Stein CIIC 1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AVICCAS MAQI CO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"/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I199]" office:value-type="string" office:string-value="Ogam Stein CIIC 197" calcext:value-type="string">
            <text:p>Ogam Stein CIIC 1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EGOS MAQI MOCOI TOICA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"/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I200]" office:value-type="string" office:string-value="Ogam Stein CIIC 198" calcext:value-type="string">
            <text:p>Ogam Stein CIIC 1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EAS MAQI MAQI-DDUMILEAS MUCOI TOIC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"/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I201]" office:value-type="string" office:string-value="Ogam Stein CIIC 199" calcext:value-type="string">
            <text:p>Ogam Stein CIIC 1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CE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"/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I202]" office:value-type="string" office:string-value="Ogam Stein CIIC 200" calcext:value-type="string">
            <text:p>Ogam Stein CIIC 2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TTAL MAQI VORGOS MAQI MUCOI TOICA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"/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I203]" office:value-type="string" office:string-value="Ogam Stein CIIC 201" calcext:value-type="string">
            <text:p>Ogam Stein CIIC 2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C[ ]GE [ ]M [..] Q[ ] ..[ ]D [ ]E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"/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I204]" office:value-type="string" office:string-value="Ogam Stein CIIC 202" calcext:value-type="string">
            <text:p>Ogam Stein CIIC 2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IOTTVRECC MAQI [....]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"/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I205]" office:value-type="string" office:string-value="Ogam Stein CIIC 203" calcext:value-type="string">
            <text:p>Ogam Stein CIIC 203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810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81.28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6.99</text:p>
          </table:table-cell>
          <table:table-cell table:style-name="ce24" office:value-type="string" calcext:value-type="string">
            <text:p>MAQI-DECEDA MAQ̣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"/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I206]" office:value-type="string" office:string-value="Ogam Stein CIIC 204" calcext:value-type="string">
            <text:p>Ogam Stein CIIC 2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GANN MAQI NUADA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"/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I207]" office:value-type="string" office:string-value="Ogam Stein CIIC 205" calcext:value-type="string">
            <text:p>Ogam Stein CIIC 2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[M]....BNAG MA[Q?]QI ERC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"/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I208]" office:value-type="string" office:string-value="Ogam Stein CIIC 206" calcext:value-type="string">
            <text:p>Ogam Stein CIIC 2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RR[...]ANNI TIGIRN CEDATTOQA MAQI VEDELMET[T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"/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I209]" office:value-type="string" office:string-value="Ogam Stein CIIC 207" calcext:value-type="string">
            <text:p>Ogam Stein CIIC 2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CC MAQI L[UGUQ]RRI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"/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I210]" office:value-type="string" office:string-value="Ogam Stein CIIC 208" calcext:value-type="string">
            <text:p>Ogam Stein CIIC 2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MALL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"/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I211]" office:value-type="string" office:string-value="Ogam Stein CIIC 209" calcext:value-type="string">
            <text:p>Ogam Stein CIIC 2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GGO MAQI AGILL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"/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I212]" office:value-type="string" office:string-value="Ogam Stein CIIC 210" calcext:value-type="string">
            <text:p>Ogam Stein CIIC 2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E[B?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"/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I213]" office:value-type="string" office:string-value="Ogam Stein CIIC 211" calcext:value-type="string">
            <text:p>Ogam Stein CIIC 2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RITTUVVECC MAQI VEDDON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"/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I214]" office:value-type="string" office:string-value="Ogam Stein CIIC 212" calcext:value-type="string">
            <text:p>Ogam Stein CIIC 2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"/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I215]" office:value-type="string" office:string-value="Ogam Stein CIIC 213" calcext:value-type="string">
            <text:p>Ogam Stein CIIC 2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RG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"/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I216]" office:value-type="string" office:string-value="Ogam Stein CIIC 214" calcext:value-type="string">
            <text:p>Ogam Stein CIIC 2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NVENI TEGG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"/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I217]" office:value-type="string" office:string-value="Ogam Stein CIIC 215" calcext:value-type="string">
            <text:p>Ogam Stein CIIC 2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LATTO CELI BATTI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"/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I218]" office:value-type="string" office:string-value="Ogam Stein CIIC 216" calcext:value-type="string">
            <text:p>Ogam Stein CIIC 2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OCTEAS MOSAC MAK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"/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I219]" office:value-type="string" office:string-value="Ogam Stein CIIC 217" calcext:value-type="string">
            <text:p>Ogam Stein CIIC 2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CATI MAQI MAQI-REC [....] MAQI MUCOI UDD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"/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I220]" office:value-type="string" office:string-value="Ogam Stein CIIC 218" calcext:value-type="string">
            <text:p>Ogam Stein CIIC 2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[A]G[O]BB[... MUCO - TUCACA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"/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I221]" office:value-type="string" office:string-value="Ogam Stein CIIC 218a" calcext:value-type="string">
            <text:p>Ogam Stein CIIC 218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"/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I222]" office:value-type="string" office:string-value="Ogam Stein CIIC 219" calcext:value-type="string">
            <text:p>Ogam Stein CIIC 2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RUNAN MAQ LUQ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"/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I223]" office:value-type="string" office:string-value="Ogam Stein CIIC 220" calcext:value-type="string">
            <text:p>Ogam Stein CIIC 2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LLATIGNI MAQ M[I]N[E]RC M[UCOI] Q[...]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"/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I224]" office:value-type="string" office:string-value="Ogam Stein CIIC 221" calcext:value-type="string">
            <text:p>Ogam Stein CIIC 2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VVIRR MAQI LUGUVVE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"/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I225]" office:value-type="string" office:string-value="Ogam Stein CIIC 222" calcext:value-type="string">
            <text:p>Ogam Stein CIIC 2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]NEG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"/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I226]" office:value-type="string" office:string-value="Ogam Stein CIIC 223" calcext:value-type="string">
            <text:p>Ogam Stein CIIC 2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NNAGITLET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"/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I227]" office:value-type="string" office:string-value="Ogam Stein CIIC 224" calcext:value-type="string">
            <text:p>Ogam Stein CIIC 2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ŊUNILOCID MAQI ALOT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"/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I228]" office:value-type="string" office:string-value="Ogam Stein CIIC 225" calcext:value-type="string">
            <text:p>Ogam Stein CIIC 2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ARRA MAQI VORUDR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"/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I229]" office:value-type="string" office:string-value="Ogam Stein CIIC 226" calcext:value-type="string">
            <text:p>Ogam Stein CIIC 2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RIBRASS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"/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I230]" office:value-type="string" office:string-value="Ogam Stein CIIC 227" calcext:value-type="string">
            <text:p>Ogam Stein CIIC 2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TTINN MAQI VECR[EC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"/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I231]" office:value-type="string" office:string-value="Ogam Stein CIIC 228" calcext:value-type="string">
            <text:p>Ogam Stein CIIC 2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BRO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"/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I232]" office:value-type="string" office:string-value="Ogam Stein CIIC 229" calcext:value-type="string">
            <text:p>Ogam Stein CIIC 2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ALUMANN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"/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I233]" office:value-type="string" office:string-value="Ogam Stein CIIC 230" calcext:value-type="string">
            <text:p>Ogam Stein CIIC 2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...]A[.C?.] AVI DALAGNI [MAQI C...?] EQQEGGNI MAQI MAQI-CARATT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"/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I234]" office:value-type="string" office:string-value="Ogam Stein CIIC 231" calcext:value-type="string">
            <text:p>Ogam Stein CIIC 2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OGITTI MAQI ERPE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"/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I235]" office:value-type="string" office:string-value="Ogam Stein CIIC 232" calcext:value-type="string">
            <text:p>Ogam Stein CIIC 2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RRLONNA MAQI R[U]T[E]N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"/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I236]" office:value-type="string" office:string-value="Ogam Stein CIIC 233" calcext:value-type="string">
            <text:p>Ogam Stein CIIC 2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IDONN[A] MAQ DOMNG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"/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I237]" office:value-type="string" office:string-value="Ogam Stein CIIC 234" calcext:value-type="string">
            <text:p>Ogam Stein CIIC 2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"/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I238]" office:value-type="string" office:string-value="Ogam Stein CIIC 235" calcext:value-type="string">
            <text:p>Ogam Stein CIIC 2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OLEGOMRID MACI VECUM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"/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I239]" office:value-type="string" office:string-value="Ogam Stein CIIC 236" calcext:value-type="string">
            <text:p>Ogam Stein CIIC 2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OTANI M[A]QI LOS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"/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I240]" office:value-type="string" office:string-value="Ogam Stein CIIC 237" calcext:value-type="string">
            <text:p>Ogam Stein CIIC 2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"/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I241]" office:value-type="string" office:string-value="Ogam Stein CIIC 238" calcext:value-type="string">
            <text:p>Ogam Stein CIIC 2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]QNETN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"/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I242]" office:value-type="string" office:string-value="Ogam Stein CIIC 239" calcext:value-type="string">
            <text:p>Ogam Stein CIIC 2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GATTEGL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"/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I243]" office:value-type="string" office:string-value="Ogam Stein CIIC 240" calcext:value-type="string">
            <text:p>Ogam Stein CIIC 2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CURRUTI MAQI VLISACESUCM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"/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I244]" office:value-type="string" office:string-value="Ogam Stein CIIC 241" calcext:value-type="string">
            <text:p>Ogam Stein CIIC 2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[AID]AGNI MAQI ADDILONA NAGUNI MUCO BAIDANI NIR***MN[I]DAGNIESSICONIDDALA AMIT BAI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"/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I245]" office:value-type="string" office:string-value="Ogam Stein CIIC 242" calcext:value-type="string">
            <text:p>Ogam Stein CIIC 2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RUAN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"/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I246]" office:value-type="string" office:string-value="Ogam Stein CIIC 242a" calcext:value-type="string">
            <text:p>Ogam Stein CIIC 242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"/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I247]" office:value-type="string" office:string-value="Ogam Stein CIIC 243" calcext:value-type="string">
            <text:p>Ogam Stein CIIC 2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TE MAQI COLABOT MAQI MOCO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"/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I248]" office:value-type="string" office:string-value="Ogam Stein CIIC 244" calcext:value-type="string">
            <text:p>Ogam Stein CIIC 2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LLABBOTAS MAQI CORBBI MAQI MOCOI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"/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I249]" office:value-type="string" office:string-value="Ogam Stein CIIC 245" calcext:value-type="string">
            <text:p>Ogam Stein CIIC 2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ŊGOLAM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"/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I250]" office:value-type="string" office:string-value="Ogam Stein CIIC 246" calcext:value-type="string">
            <text:p>Ogam Stein CIIC 2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RBAGNI MAQI BIVI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"/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I251]" office:value-type="string" office:string-value="Ogam Stein CIIC 246a" calcext:value-type="string">
            <text:p>Ogam Stein CIIC 24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V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"/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I252]" office:value-type="string" office:string-value="Ogam Stein CIIC 246b" calcext:value-type="string">
            <text:p>Ogam Stein CIIC 246b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LMCBDV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"/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I253]" office:value-type="string" office:string-value="Ogam Stein CIIC 247" calcext:value-type="string">
            <text:p>Ogam Stein CIIC 2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VTE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"/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I254]" office:value-type="string" office:string-value="Ogam Stein CIIC 248" calcext:value-type="string">
            <text:p>Ogam Stein CIIC 2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QET[IA?]S M[A?]Q TRENIL[U?...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"/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I255]" office:value-type="string" office:string-value="Ogam Stein CIIC 249" calcext:value-type="string">
            <text:p>Ogam Stein CIIC 2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N[...]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"/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I256]" office:value-type="string" office:string-value="Ogam Stein CIIC 250" calcext:value-type="string">
            <text:p>Ogam Stein CIIC 2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TUVVIRR MAQI RITUVVECAS MUCOI ALL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I257]" office:value-type="string" office:string-value="Ogam Stein CIIC 251" calcext:value-type="string">
            <text:p>Ogam Stein CIIC 2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ELITAS LUGU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"/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I258]" office:value-type="string" office:string-value="Ogam Stein CIIC 252" calcext:value-type="string">
            <text:p>Ogam Stein CIIC 2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MELI MAQI GLASICONAS NIOTTA COBRANOR[IG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"/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I259]" office:value-type="string" office:string-value="Ogam Stein CIIC 253" calcext:value-type="string">
            <text:p>Ogam Stein CIIC 2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LEO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"/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I260]" office:value-type="string" office:string-value="Ogam Stein CIIC 254" calcext:value-type="string">
            <text:p>Ogam Stein CIIC 2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EC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"/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I261]" office:value-type="string" office:string-value="Ogam Stein CIIC 255" calcext:value-type="string">
            <text:p>Ogam Stein CIIC 2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URUDDRANN MAQ[I] DOLIGENN CI[...]LA MAQ[Q?]I [..]B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"/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I262]" office:value-type="string" office:string-value="Ogam Stein CIIC 256" calcext:value-type="string">
            <text:p>Ogam Stein CIIC 2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TEGANN MAAC DEGL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"/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I263]" office:value-type="string" office:string-value="Ogam Stein CIIC 256a" calcext:value-type="string">
            <text:p>Ogam Stein CIIC 25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ASIŊB 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"/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I264]" office:value-type="string" office:string-value="Ogam Stein CIIC 257" calcext:value-type="string">
            <text:p>Ogam Stein CIIC 2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A]Q[U]MA MAQI RAGAVVE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"/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I265]" office:value-type="string" office:string-value="Ogam Stein CIIC 258" calcext:value-type="string">
            <text:p>Ogam Stein CIIC 2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MAILAGNI MAQI GAMA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"/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I266]" office:value-type="string" office:string-value="Ogam Stein CIIC 259" calcext:value-type="string">
            <text:p>Ogam Stein CIIC 2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IVAGENI MAQI LAISCEMI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"/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I267]" office:value-type="string" office:string-value="Ogam Stein CIIC 260" calcext:value-type="string">
            <text:p>Ogam Stein CIIC 2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"/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I268]" office:value-type="string" office:string-value="Ogam Stein CIIC 261" calcext:value-type="string">
            <text:p>Ogam Stein CIIC 2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NETACUNAS MAQI LOBAC[CON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I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ERCAGNI MAQI ERC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"/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I270]" office:value-type="string" office:string-value="Ogam Stein CIIC 263" calcext:value-type="string">
            <text:p>Ogam Stein CIIC 2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ECCAS MAQI [....MU]COI NETA-SEGAMONAS DOLATI BIGA-ISGO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"/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I271]" office:value-type="string" office:string-value="Ogam Stein CIIC 264" calcext:value-type="string">
            <text:p>Ogam Stein CIIC 2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 NACI MAQI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"/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I272]" office:value-type="string" office:string-value="Ogam Stein CIIC 265" calcext:value-type="string">
            <text:p>Ogam Stein CIIC 2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MADU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"/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I273]" office:value-type="string" office:string-value="Ogam Stein CIIC 266" calcext:value-type="string">
            <text:p>Ogam Stein CIIC 2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LLABOT MUCOI LUGA MAQI LOBAC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"/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I274]" office:value-type="string" office:string-value="Ogam Stein CIIC 267" calcext:value-type="string">
            <text:p>Ogam Stein CIIC 2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DUSI MACI LU MUCOI LUG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"/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I275]" office:value-type="string" office:string-value="Ogam Stein CIIC 268" calcext:value-type="string">
            <text:p>Ogam Stein CIIC 2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TUV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"/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I276]" office:value-type="string" office:string-value="Ogam Stein CIIC 269" calcext:value-type="string">
            <text:p>Ogam Stein CIIC 2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MUCOI IVOD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"/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I277]" office:value-type="string" office:string-value="Ogam Stein CIIC 270" calcext:value-type="string">
            <text:p>Ogam Stein CIIC 2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RIT[....] MAQ[I LO]BACONA AVI NEAGRACOLI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"/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I278]" office:value-type="string" office:string-value="Ogam Stein CIIC 271" calcext:value-type="string">
            <text:p>Ogam Stein CIIC 2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ETAVROQI MAQI QI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"/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I279]" office:value-type="string" office:string-value="Ogam Stein CIIC 272" calcext:value-type="string">
            <text:p>Ogam Stein CIIC 2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NU MAGUNO GATI MO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"/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I280]" office:value-type="string" office:string-value="Ogam Stein CIIC 273" calcext:value-type="string">
            <text:p>Ogam Stein CIIC 2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LUNOVIC[A] MAQI MUCOI LIT[ENI]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"/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I281]" office:value-type="string" office:string-value="Ogam Stein CIIC 274" calcext:value-type="string">
            <text:p>Ogam Stein CIIC 2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-INI[... MAQI QE]TTEAS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"/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I282]" office:value-type="string" office:string-value="Ogam Stein CIIC 275" calcext:value-type="string">
            <text:p>Ogam Stein CIIC 2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ALEGEA MAQI C[....]SALAR CELI AVI QVE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"/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I283]" office:value-type="string" office:string-value="Ogam Stein CIIC 276" calcext:value-type="string">
            <text:p>Ogam Stein CIIC 2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GU MAQI LAG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"/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I284]" office:value-type="string" office:string-value="Ogam Stein CIIC 277" calcext:value-type="string">
            <text:p>Ogam Stein CIIC 2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R MAQI MUCOI ROT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"/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I285]" office:value-type="string" office:string-value="Ogam Stein CIIC 278" calcext:value-type="string">
            <text:p>Ogam Stein CIIC 2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MAQI NE[TACU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"/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I286]" office:value-type="string" office:string-value="Ogam Stein CIIC 279" calcext:value-type="string">
            <text:p>Ogam Stein CIIC 2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NAVEC[A MU]COI MEDAL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"/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I287]" office:value-type="string" office:string-value="Ogam Stein CIIC 280" calcext:value-type="string">
            <text:p>Ogam Stein CIIC 2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RO[INIO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"/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I288]" office:value-type="string" office:string-value="Ogam Stein CIIC 281" calcext:value-type="string">
            <text:p>Ogam Stein CIIC 2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AGOS MAQI MUCO[I......]NA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"/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I289]" office:value-type="string" office:string-value="Ogam Stein CIIC 282" calcext:value-type="string">
            <text:p>Ogam Stein CIIC 2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VI DAIM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"/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I290]" office:value-type="string" office:string-value="Ogam Stein CIIC 283" calcext:value-type="string">
            <text:p>Ogam Stein CIIC 2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GOSOCTAS MU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"/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I291]" office:value-type="string" office:string-value="Ogam Stein CIIC 284" calcext:value-type="string">
            <text:p>Ogam Stein CIIC 2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LAG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"/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I292]" office:value-type="string" office:string-value="Ogam Stein CIIC 285" calcext:value-type="string">
            <text:p>Ogam Stein CIIC 2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VODON MUCOI AT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"/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I293]" office:value-type="string" office:string-value="Ogam Stein CIIC 286" calcext:value-type="string">
            <text:p>Ogam Stein CIIC 2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CU]NAMAQI LUGUDECA MUC[OI] CU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"/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I294]" office:value-type="string" office:string-value="Ogam Stein CIIC 287" calcext:value-type="string">
            <text:p>Ogam Stein CIIC 2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ISIGNI MAQI ER[......]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"/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I295]" office:value-type="string" office:string-value="Ogam Stein CIIC 288" calcext:value-type="string">
            <text:p>Ogam Stein CIIC 2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BRANI MAQI ELTI AVI OGA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"/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I296]" office:value-type="string" office:string-value="Ogam Stein CIIC 289" calcext:value-type="string">
            <text:p>Ogam Stein CIIC 2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VAGNI MUCOI CUN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"/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I297]" office:value-type="string" office:string-value="Ogam Stein CIIC 290" calcext:value-type="string">
            <text:p>Ogam Stein CIIC 2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E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"/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I298]" office:value-type="string" office:string-value="Ogam Stein CIIC 291" calcext:value-type="string">
            <text:p>Ogam Stein CIIC 2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"/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I299]" office:value-type="string" office:string-value="Ogam Stein CIIC 292" calcext:value-type="string">
            <text:p>Ogam Stein CIIC 2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ER[A]T[I] M[U]C[OI] NETA-S[EGAM]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"/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I300]" office:value-type="string" office:string-value="Ogam Stein CIIC 293" calcext:value-type="string">
            <text:p>Ogam Stein CIIC 2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RG[...]BRCEN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"/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I301]" office:value-type="string" office:string-value="Ogam Stein CIIC 294" calcext:value-type="string">
            <text:p>Ogam Stein CIIC 2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"/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I302]" office:value-type="string" office:string-value="Ogam Stein CIIC 295" calcext:value-type="string">
            <text:p>Ogam Stein CIIC 2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[E]CC[IAS] M[U]C[OI B]R[O]E[NION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"/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I303]" office:value-type="string" office:string-value="Ogam Stein CIIC 296" calcext:value-type="string">
            <text:p>Ogam Stein CIIC 2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CIR MAQI MU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"/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I304]" office:value-type="string" office:string-value="Ogam Stein CIIC 297" calcext:value-type="string">
            <text:p>Ogam Stein CIIC 2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RTIGUR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"/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I305]" office:value-type="string" office:string-value="Ogam Stein CIIC 298" calcext:value-type="string">
            <text:p>Ogam Stein CIIC 2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EDABAR M[A]Q[.....]LSM MOCOI ORD[....]RE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"/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I306]" office:value-type="string" office:string-value="Ogam Stein CIIC 299" calcext:value-type="string">
            <text:p>Ogam Stein CIIC 2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MAQI?] MOŊEDIAS MAQI MUIB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"/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I307]" office:value-type="string" office:string-value="Ogam Stein CIIC 300" calcext:value-type="string">
            <text:p>Ogam Stein CIIC 3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NETAS MAQI GOC[OI] NETA-SEGAM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"/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I308]" office:value-type="string" office:string-value="Ogam Stein CIIC 301" calcext:value-type="string">
            <text:p>Ogam Stein CIIC 3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OMO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"/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I309]" office:value-type="string" office:string-value="Ogam Stein CIIC 302" calcext:value-type="string">
            <text:p>Ogam Stein CIIC 3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MNI MAQI MUCOI VALU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"/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I310]" office:value-type="string" office:string-value="Ogam Stein CIIC 303" calcext:value-type="string">
            <text:p>Ogam Stein CIIC 30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ABAR MOCO VIRI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"/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I311]" office:value-type="string" office:string-value="Ogam Stein CIIC 304" calcext:value-type="string">
            <text:p>Ogam Stein CIIC 3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CAGNI MAQI CUR(I)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"/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I312]" office:value-type="string" office:string-value="Ogam Stein CIIC 305" calcext:value-type="string">
            <text:p>Ogam Stein CIIC 3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"/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I313]" office:value-type="string" office:string-value="Ogam Stein CIIC 306" calcext:value-type="string">
            <text:p>Ogam Stein CIIC 3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I MAQI L..D...QA MOCOI DONM(A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"/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I314]" office:value-type="string" office:string-value="Ogam Stein CIIC 307" calcext:value-type="string">
            <text:p>Ogam Stein CIIC 3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ODDAGN[I] MAQI GATTAGN[I] MUCOI LUGU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"/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I315]" office:value-type="string" office:string-value="Ogam Stein CIIC 308" calcext:value-type="string">
            <text:p>Ogam Stein CIIC 3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"/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I316]" office:value-type="string" office:string-value="Ogam Stein CIIC 309" calcext:value-type="string">
            <text:p>Ogam Stein CIIC 3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TORAESCEUSAS MAQI MUCOI MEU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"/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I317]" office:value-type="string" office:string-value="Ogam Stein CIIC 310" calcext:value-type="string">
            <text:p>Ogam Stein CIIC 3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GINADI MAQI VOBAR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"/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I318]" office:value-type="string" office:string-value="Ogam Stein CIIC 311" calcext:value-type="string">
            <text:p>Ogam Stein CIIC 3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22" table:number-columns-repeated="3"/>
          <table:table-cell table:style-name="ce24" office:value-type="string" calcext:value-type="string">
            <text:p>DINEGLO MAQI QE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"/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I319]" office:value-type="string" office:string-value="Ogam Stein CIIC 312" calcext:value-type="string">
            <text:p>Ogam Stein CIIC 3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22" table:number-columns-repeated="3"/>
          <table:table-cell table:style-name="ce24" office:value-type="string" calcext:value-type="string">
            <text:p>OSBB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"/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I320]" office:value-type="string" office:string-value="Ogam Stein CIIC 313" calcext:value-type="string">
            <text:p>Ogam Stein CIIC 3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OVOMAN(I?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"/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I321]" office:value-type="string" office:string-value="Ogam Stein CIIC 314" calcext:value-type="string">
            <text:p>Ogam Stein CIIC 3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"/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I322]" office:value-type="string" office:string-value="Ogam Stein CIIC 315" calcext:value-type="string">
            <text:p>Ogam Stein CIIC 3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22" table:number-columns-repeated="3"/>
          <table:table-cell table:style-name="ce24" office:value-type="string" calcext:value-type="string">
            <text:p>NETTACU[NAS]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"/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I323]" office:value-type="string" office:string-value="Ogam Stein CIIC 316" calcext:value-type="string">
            <text:p>Ogam Stein CIIC 3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22" table:number-columns-repeated="3"/>
          <table:table-cell table:style-name="ce24" office:value-type="string" calcext:value-type="string">
            <text:p>BROCAGNI MAQI M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"/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I324]" office:value-type="string" office:string-value="Ogam Stein CIIC 317" calcext:value-type="string">
            <text:p>Ogam Stein CIIC 3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22" table:number-columns-repeated="3"/>
          <table:table-cell table:style-name="ce24" office:value-type="string" calcext:value-type="string">
            <text:p>DOTETTO MAQI MAGL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"/>
          <table:table-cell table:style-name="ce11" table:number-columns-repeated="6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table:number-columns-repeated="4"/>
          <table:table-cell table:style-name="ce22" table:number-columns-repeated="3"/>
          <table:table-cell table:style-name="ce24"/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>
          <table:table-cell table:number-columns-repeated="2"/>
          <table:table-cell table:style-name="ce5"/>
          <table:table-cell table:style-name="ce9"/>
          <table:table-cell/>
          <table:table-cell table:style-name="ce12" table:number-columns-repeated="6"/>
          <table:table-cell/>
          <table:table-cell table:style-name="ce14"/>
          <table:table-cell table:style-name="ce16"/>
          <table:table-cell table:style-name="ce17"/>
          <table:table-cell table:style-name="ce12" table:number-columns-repeated="4"/>
          <table:table-cell table:style-name="ce20" table:number-columns-repeated="4"/>
          <table:table-cell table:style-name="ce22" table:number-columns-repeated="3"/>
          <table:table-cell table:style-name="ce26"/>
          <table:table-cell table:style-name="ce28"/>
          <table:table-cell table:style-name="ce12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OgamIreland.AN1:OgamIreland.AN1002">
            <calcext:condition calcext:apply-style-name="ConditionalStyle_1" calcext:value="contains-text(&quot;Q56557591&quot;)" calcext:base-cell-address="OgamIreland.AN1"/>
          </calcext:conditional-format>
          <calcext:conditional-format calcext:target-range-address="OgamIreland.AN1:OgamIreland.AN1002">
            <calcext:condition calcext:apply-style-name="ConditionalStyle_2" calcext:value="contains-text(&quot;Q56557159&quot;)" calcext:base-cell-address="OgamIreland.AN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2" calcext:value="contains-text(&quot;Q18122778&quot;)" calcext:base-cell-address="OgamIreland.AA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1" calcext:value="formula-is(LEN(TRIM([.AA1]))=0)" calcext:base-cell-address="OgamIreland.AA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2" calcext:value="contains-text(&quot;Q18122778&quot;)" calcext:base-cell-address="OgamIreland.AD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1" calcext:value="formula-is(LEN(TRIM([.AD1]))=0)" calcext:base-cell-address="OgamIreland.AD1"/>
          </calcext:conditional-format>
          <calcext:conditional-format calcext:target-range-address="OgamIreland.N1:OgamIreland.N1002">
            <calcext:condition calcext:apply-style-name="ConditionalStyle_3" calcext:value="=&quot;Q69387988&quot;" calcext:base-cell-address="OgamIreland.N1"/>
          </calcext:conditional-format>
          <calcext:conditional-format calcext:target-range-address="OgamIreland.M1:OgamIreland.M1002">
            <calcext:condition calcext:apply-style-name="ConditionalStyle_2" calcext:value="=&quot;Q22731&quot;" calcext:base-cell-address="OgamIreland.M1"/>
          </calcext:conditional-format>
          <calcext:conditional-format calcext:target-range-address="OgamIreland.AA1:OgamIreland.AA1002">
            <calcext:condition calcext:apply-style-name="ConditionalStyle_2" calcext:value="=&quot;n/a&quot;" calcext:base-cell-address="OgamIreland.AA1"/>
          </calcext:conditional-format>
        </calcext:conditional-formats>
      </table:table>
      <table:table table:name="Import_1702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3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77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3" office:value-type="string" calcext:value-type="string">
            <text:p>LIE LUGUAEDON MACCI MENUEH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3" office:value-type="string" calcext:value-type="string">
            <text:p>QENUVEN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CUNALEGI AVI QUNACAN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UGADDON MAQI LUGUDEC DDISI MO[...]CQU S(?)E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ALATTOS MAQI B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QASIGN[i] MAQ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....MA]Q CERAN[I] AVI ATHECETAIM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]OV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MAQ-ACTO MAQ GAR[... MAQI MUCOI Z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[E]GG <text:s text:c="14"/>SD[...]LEŋESCAD MAQ CORRBRI MAQ AMMLLOŋIT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CUNOV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VRAICCI MAQI MEDV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QREGAS MU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RE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DUNAIDONAS MAQI 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MUCOI MUCC[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S <text:s text:c="2"/>B <text:s text:c="10"/>N <text:s text:c="18"/>GL T <text:s/>D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OVANOS AVI IVACA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MAQI-DDECCEDA MAQI MAR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..]MAQQI COLLABOT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EGNI KOI MAQI MUC[OI] A[L]I[N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AV*S*S*MAQV*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U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L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NETTAVRECC [KOI?] MAQI MUCCOI TRENALUGG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CNAEMSECH CELLACH MINODOR MUAD MAELMAIRE MAELUADAIG MALMAIR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TASEGAGNI [MAQ]I MUCOI MACORB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[I]TTAS M[A]QI DUCR[I]DD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NAVALLO AVVI GENITTA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RUGNO MAQI MUCOI [....] N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MAQI-ERACIAS MAQI DIMAQA MUCO[I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LOBBI KOI MAQQI MUCCOI R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VI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SEVERRIT [MAQI MUCOI RO]TTAI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OVATUCI [A]VI TULOTANAG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CORBI KOI MAQI LABRID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3" office:value-type="string" calcext:value-type="string">
            <text:p>MAQI-CAIRATINI AVI INEQAGL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3" office:value-type="string" calcext:value-type="string">
            <text:p>COVAGNI MAQI MUCO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LONAMNI AVI B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IAR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SEDAN[I MAQQI CAT]TABBOTT AVVI DERCMASO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ETA-CARI NETA CA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IAQINI KOI MAQI MUC 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..CCI MAQ..INI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V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H5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MAQI NI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H5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H5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TUCML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H5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[TH]URGRIM RISTI [KR]US THINA BENDACHT [AR] TOROQR[I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H5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NM SAINA MAQ OGALA MUCOI TEMO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H5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GITT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H5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TRENU MAQI MUCOI Q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H5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TTUBUTTAS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H6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]UIVAIBES ]RT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H6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N(I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H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OLAGNI MAQ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H6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CRANO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H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OMAGNI AVI DUCURI BRUSCO MAQI DOVALES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H6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DIMO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H6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GA MAQI SDAN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H6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DECCEDDAS AVI TURA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H6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H6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QRIT [.........] L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H7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H7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OS MAQi MUCOI V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H7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IMAGNI MAQI MOCOI GA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H7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BEDABO ALTA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H7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NG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H7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NANN M[AQI] S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H7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ASONI [MAQ]I RO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H7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TENAS MACi V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H7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H7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H8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LUNA MU[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H8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H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[A]SSITT[A]S MAQI MUCOI CALL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H8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URO MAQ[I...]VILE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H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MADILICCI MAC MAIL BROC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H8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ACOBI MAQI ERAQET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H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LAGNI MAQI SCIL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H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LIUCOANAS MAQI MAQI-R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H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RUTIQULI MAQI MAQI-ROD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H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AN MAQI OQO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H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OGAI MAQI BIRAC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H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RONUN MAC BAI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H9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LATEG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H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CTI MAQI [.....MAG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H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CAIDA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H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MO MACI VEDUCE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H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AM MEDD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H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VAL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H9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...]LL MAQI VORRTIGURN DOIB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H9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RBAGNI K[OI] M[A]Q[I] MOCCOI COROTA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H10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H10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B ULCC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H102]" office:value-type="string" office:string-value="Ogam Stein CIIC 101" calcext:value-type="string">
            <text:p>Ogam Stein CIIC 101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SEA MAQI DOMANEQ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H103]" office:value-type="string" office:string-value="Ogam Stein CIIC 102" calcext:value-type="string">
            <text:p>Ogam Stein CIIC 102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ILOGO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H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RTTACC GAQI MU CAGG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H105]" office:value-type="string" office:string-value="Ogam Stein CIIC 104" calcext:value-type="string">
            <text:p>Ogam Stein CIIC 104</text:p>
          </table:table-cell>
          <table:table-cell table:style-name="ce11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ORRE MAQVI UDD[GLO]MET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H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NETACUNAS CELI VIDETT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H107]" office:value-type="string" office:string-value="Ogam Stein CIIC 106" calcext:value-type="string">
            <text:p>Ogam Stein CIIC 106</text:p>
          </table:table-cell>
          <table:table-cell table:style-name="ce11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COLAB]OT MAQI MAQI-RITE [MAQI MU]COI CORIBIR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H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SOS MA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H109]" office:value-type="string" office:string-value="Ogam Stein CIIC 108" calcext:value-type="string">
            <text:p>Ogam Stein CIIC 108</text:p>
          </table:table-cell>
          <table:table-cell table:style-name="ce11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DUC MAQI MAQI-OC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H110]" office:value-type="string" office:string-value="Ogam Stein CIIC 109" calcext:value-type="string">
            <text:p>Ogam Stein CIIC 109</text:p>
          </table:table-cell>
          <table:table-cell table:style-name="ce11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DDMENSA CELI NETTASLO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H111]" office:value-type="string" office:string-value="Ogam Stein CIIC 110" calcext:value-type="string">
            <text:p>Ogam Stein CIIC 110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..Q.....HAGA......D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H112]" office:value-type="string" office:string-value="Ogam Stein CIIC 111" calcext:value-type="string">
            <text:p>Ogam Stein CIIC 111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DUDECA MAQU SI[TT?]ALI MUCOI 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H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CANAVVI MAQ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H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IKAMI MAQ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H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MIGGN[I MAQ]I CER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H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LRIGAI MAQI MENUMAQ[I]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H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I MAQQI MUCC[OI......]R[A]L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H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L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H119]" office:value-type="string" office:string-value="Ogam Stein CIIC 118" calcext:value-type="string">
            <text:p>Ogam Stein CIIC 118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REQ MUCOI GLUNLEGGET TENREN MONOI GDUQDEGGE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H120]" office:value-type="string" office:string-value="Ogam Stein CIIC 119" calcext:value-type="string">
            <text:p>Ogam Stein CIIC 119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ALAGNI MAQI DA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H121]" office:value-type="string" office:string-value="Ogam Stein CIIC 120" calcext:value-type="string">
            <text:p>Ogam Stein CIIC 120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OINIENAS KOI NETA TTRENALUGOS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H122]" office:value-type="string" office:string-value="Ogam Stein CIIC 121" calcext:value-type="string">
            <text:p>Ogam Stein CIIC 121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RGOSO MACI LLOMIN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H123]" office:value-type="string" office:string-value="Ogam Stein CIIC 122" calcext:value-type="string">
            <text:p>Ogam Stein CIIC 122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DORA MAQI DEG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H124]" office:value-type="string" office:string-value="Ogam Stein CIIC 123" calcext:value-type="string">
            <text:p>Ogam Stein CIIC 123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BRI.....CELI ALACA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H125]" office:value-type="string" office:string-value="Ogam Stein CIIC 124" calcext:value-type="string">
            <text:p>Ogam Stein CIIC 124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AVLAMATTIAS MUCCOI [..]OELURI AVI AKER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H126]" office:value-type="string" office:string-value="Ogam Stein CIIC 125" calcext:value-type="string">
            <text:p>Ogam Stein CIIC 125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RCIAS MAQI VALAM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H127]" office:value-type="string" office:string-value="Ogam Stein CIIC 126" calcext:value-type="string">
            <text:p>Ogam Stein CIIC 126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DACUNA [MAQI] TOBIRA MUCOI SOG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H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LASPOG B TTMACD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H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VETI MAQI LOCARENAS CELI MAQI-CULIDO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H130]" office:value-type="string" office:string-value="Ogam Stein CIIC 129" calcext:value-type="string">
            <text:p>Ogam Stein CIIC 129</text:p>
          </table:table-cell>
          <table:table-cell table:style-name="ce11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OANAI MAQI EQOD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H131]" office:value-type="string" office:string-value="Ogam Stein CIIC 130" calcext:value-type="string">
            <text:p>Ogam Stein CIIC 130</text:p>
          </table:table-cell>
          <table:table-cell table:style-name="ce11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ECID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H132]" office:value-type="string" office:string-value="Ogam Stein CIIC 131" calcext:value-type="string">
            <text:p>Ogam Stein CIIC 131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ITUBIRI MAQI QEC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H133]" office:value-type="string" office:string-value="Ogam Stein CIIC 132" calcext:value-type="string">
            <text:p>Ogam Stein CIIC 132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CAV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H134]" office:value-type="string" office:string-value="Ogam Stein CIIC 133" calcext:value-type="string">
            <text:p>Ogam Stein CIIC 133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AITEV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H135]" office:value-type="string" office:string-value="Ogam Stein CIIC 134" calcext:value-type="string">
            <text:p>Ogam Stein CIIC 134</text:p>
          </table:table-cell>
          <table:table-cell table:style-name="ce11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SSI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H136]" office:value-type="string" office:string-value="Ogam Stein CIIC 135" calcext:value-type="string">
            <text:p>Ogam Stein CIIC 135</text:p>
          </table:table-cell>
          <table:table-cell table:style-name="ce11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NNACCANNI MAQI AILLUATT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H137]" office:value-type="string" office:string-value="Ogam Stein CIIC 136" calcext:value-type="string">
            <text:p>Ogam Stein CIIC 136</text:p>
          </table:table-cell>
          <table:table-cell table:style-name="ce11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T[A]N ... QLOG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H138]" office:value-type="string" office:string-value="Ogam Stein CIIC 137" calcext:value-type="string">
            <text:p>Ogam Stein CIIC 137</text:p>
          </table:table-cell>
          <table:table-cell table:style-name="ce11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EDLLOIGGOI MACI SEDDO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H139]" office:value-type="string" office:string-value="Ogam Stein CIIC 138" calcext:value-type="string">
            <text:p>Ogam Stein CIIC 138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DDIGNI MAQQI MUCCOI AN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H140]" office:value-type="string" office:string-value="Ogam Stein CIIC 139" calcext:value-type="string">
            <text:p>Ogam Stein CIIC 139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IDANN MAQ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H141]" office:value-type="string" office:string-value="Ogam Stein CIIC 140" calcext:value-type="string">
            <text:p>Ogam Stein CIIC 140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VVECCA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H142]" office:value-type="string" office:string-value="Ogam Stein CIIC 141" calcext:value-type="string">
            <text:p>Ogam Stein CIIC 141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MQ[I-...O]GGODIK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H143]" office:value-type="string" office:string-value="Ogam Stein CIIC 142" calcext:value-type="string">
            <text:p>Ogam Stein CIIC 142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 CELI AVI VU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H144]" office:value-type="string" office:string-value="Ogam Stein CIIC 143" calcext:value-type="string">
            <text:p>Ogam Stein CIIC 143</text:p>
          </table:table-cell>
          <table:table-cell table:style-name="ce11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QMAQ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H145]" office:value-type="string" office:string-value="Ogam Stein CIIC 144" calcext:value-type="string">
            <text:p>Ogam Stein CIIC 144</text:p>
          </table:table-cell>
          <table:table-cell table:style-name="ce11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ITA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H146]" office:value-type="string" office:string-value="Ogam Stein CIIC 145" calcext:value-type="string">
            <text:p>Ogam Stein CIIC 145</text:p>
          </table:table-cell>
          <table:table-cell table:style-name="ce11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RIMITIR RON[A]NN MAQ COMOGA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H147]" office:value-type="string" office:string-value="Ogam Stein CIIC 146" calcext:value-type="string">
            <text:p>Ogam Stein CIIC 146</text:p>
          </table:table-cell>
          <table:table-cell table:style-name="ce11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QRIT MA[QI] QRITT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H148]" office:value-type="string" office:string-value="Ogam Stein CIIC 147" calcext:value-type="string">
            <text:p>Ogam Stein CIIC 147</text:p>
          </table:table-cell>
          <table:table-cell table:style-name="ce11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INENA MAQI OLACO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H149]" office:value-type="string" office:string-value="Ogam Stein CIIC 148" calcext:value-type="string">
            <text:p>Ogam Stein CIIC 148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ONIRRAS MAQQI TENAC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H150]" office:value-type="string" office:string-value="Ogam Stein CIIC 149" calcext:value-type="string">
            <text:p>Ogam Stein CIIC 149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QQI-QETTI MAQQI CUN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H151]" office:value-type="string" office:string-value="Ogam Stein CIIC 150" calcext:value-type="string">
            <text:p>Ogam Stein CIIC 150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RAVICAS MAQI MU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H152]" office:value-type="string" office:string-value="Ogam Stein CIIC 151" calcext:value-type="string">
            <text:p>Ogam Stein CIIC 151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OINIO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H153]" office:value-type="string" office:string-value="Ogam Stein CIIC 152" calcext:value-type="string">
            <text:p>Ogam Stein CIIC 152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BBAIS MAQQI DUN....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H154]" office:value-type="string" office:string-value="Ogam Stein CIIC 153" calcext:value-type="string">
            <text:p>Ogam Stein CIIC 153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UCAMINI MAQQI CATT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H155]" office:value-type="string" office:string-value="Ogam Stein CIIC 154" calcext:value-type="string">
            <text:p>Ogam Stein CIIC 154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CORBBI MAQQ[I MUCCOI DOVVIN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H156]" office:value-type="string" office:string-value="Ogam Stein CIIC 155" calcext:value-type="string">
            <text:p>Ogam Stein CIIC 155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KEV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H157]" office:value-type="string" office:string-value="Ogam Stein CIIC 156" calcext:value-type="string">
            <text:p>Ogam Stein CIIC 156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IARI KOI MAQQI MUC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H158]" office:value-type="string" office:string-value="Ogam Stein CIIC 157" calcext:value-type="string">
            <text:p>Ogam Stein CIIC 157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OVETI MAQQi 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H159]" office:value-type="string" office:string-value="Ogam Stein CIIC 158" calcext:value-type="string">
            <text:p>Ogam Stein CIIC 158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UVALLOS MAQQI DUCOVAR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H160]" office:value-type="string" office:string-value="Ogam Stein CIIC 159" calcext:value-type="string">
            <text:p>Ogam Stein CIIC 159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DECCEDA MAQI GLASIC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H161]" office:value-type="string" office:string-value="Ogam Stein CIIC 160" calcext:value-type="string">
            <text:p>Ogam Stein CIIC 160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RIA MAQA MAILAGNI CURC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H162]" office:value-type="string" office:string-value="Ogam Stein CIIC 161" calcext:value-type="string">
            <text:p>Ogam Stein CIIC 161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NISSI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H163]" office:value-type="string" office:string-value="Ogam Stein CIIC 162" calcext:value-type="string">
            <text:p>Ogam Stein CIIC 162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AVI CORB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H164]" office:value-type="string" office:string-value="Ogam Stein CIIC 163" calcext:value-type="string">
            <text:p>Ogam Stein CIIC 163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ETTA-LAMINACCA KOI MAQQI MUCOI DOVIN[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H165]" office:value-type="string" office:string-value="Ogam Stein CIIC 164" calcext:value-type="string">
            <text:p>Ogam Stein CIIC 164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OENACUNAS M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H166]" office:value-type="string" office:string-value="Ogam Stein CIIC 165" calcext:value-type="string">
            <text:p>Ogam Stein CIIC 165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D]DROGN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H167]" office:value-type="string" office:string-value="Ogam Stein CIIC 166" calcext:value-type="string">
            <text:p>Ogam Stein CIIC 166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MAGNI MAQI VITAL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H168]" office:value-type="string" office:string-value="Ogam Stein CIIC 167" calcext:value-type="string">
            <text:p>Ogam Stein CIIC 167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 [MAQ]I DROGNO MU[COI] 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H169]" office:value-type="string" office:string-value="Ogam Stein CIIC 168" calcext:value-type="string">
            <text:p>Ogam Stein CIIC 168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RCCI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H170]" office:value-type="string" office:string-value="Ogam Stein CIIC 169" calcext:value-type="string">
            <text:p>Ogam Stein CIIC 169</text:p>
          </table:table-cell>
          <table:table-cell table:style-name="ce11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LIAG MAQI ER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H171]" office:value-type="string" office:string-value="Ogam Stein CIIC 170" calcext:value-type="string">
            <text:p>Ogam Stein CIIC 170</text:p>
          </table:table-cell>
          <table:table-cell table:style-name="ce11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I MAQI MAQI - AINIA MUC[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H172]" office:value-type="string" office:string-value="Ogam Stein CIIC 171" calcext:value-type="string">
            <text:p>Ogam Stein CIIC 171</text:p>
          </table:table-cell>
          <table:table-cell table:style-name="ce11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GENNGG[I] MAQI RODD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H173]" office:value-type="string" office:string-value="Ogam Stein CIIC 172" calcext:value-type="string">
            <text:p>Ogam Stein CIIC 172</text:p>
          </table:table-cell>
          <table:table-cell table:style-name="ce11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OGITTACC MAQI SAGARE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H174]" office:value-type="string" office:string-value="Ogam Stein CIIC 173" calcext:value-type="string">
            <text:p>Ogam Stein CIIC 173</text:p>
          </table:table-cell>
          <table:table-cell table:style-name="ce11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MAQ]QI MUCC[O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H175]" office:value-type="string" office:string-value="Ogam Stein CIIC 174" calcext:value-type="string">
            <text:p>Ogam Stein CIIC 174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H176]" office:value-type="string" office:string-value="Ogam Stein CIIC 175" calcext:value-type="string">
            <text:p>Ogam Stein CIIC 175</text:p>
          </table:table-cell>
          <table:table-cell table:style-name="ce11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ERCCIAS MAQQI MUCOI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H177]" office:value-type="string" office:string-value="Ogam Stein CIIC 176" calcext:value-type="string">
            <text:p>Ogam Stein CIIC 176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NUNETT MOQI CONURI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H178]" office:value-type="string" office:string-value="Ogam Stein CIIC 177" calcext:value-type="string">
            <text:p>Ogam Stein CIIC 177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ILARI AV[I].....COI VAG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H179]" office:value-type="string" office:string-value="Ogam Stein CIIC 178" calcext:value-type="string">
            <text:p>Ogam Stein CIIC 178</text:p>
          </table:table-cell>
          <table:table-cell table:style-name="ce11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 MAQI MAQI-ERCIAS MU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H180]" office:value-type="string" office:string-value="Ogam Stein CIIC 179" calcext:value-type="string">
            <text:p>Ogam Stein CIIC 179</text:p>
          </table:table-cell>
          <table:table-cell table:style-name="ce11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ETORIG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H181]" office:value-type="string" office:string-value="Ogam Stein CIIC 180" calcext:value-type="string">
            <text:p>Ogam Stein CIIC 180</text:p>
          </table:table-cell>
          <table:table-cell table:style-name="ce11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USCCOS MAQQI CALIACI[AS] M[AQQI MUCOI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H182]" office:value-type="string" office:string-value="Ogam Stein CIIC 181" calcext:value-type="string">
            <text:p>Ogam Stein CIIC 181</text:p>
          </table:table-cell>
          <table:table-cell table:style-name="ce11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LAGNI MAQ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H183]" office:value-type="string" office:string-value="Ogam Stein CIIC 182" calcext:value-type="string">
            <text:p>Ogam Stein CIIC 182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NIC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H184]" office:value-type="string" office:string-value="Ogam Stein CIIC 183" calcext:value-type="string">
            <text:p>Ogam Stein CIIC 183</text:p>
          </table:table-cell>
          <table:table-cell table:style-name="ce11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H185]" office:value-type="string" office:string-value="Ogam Stein CIIC 184" calcext:value-type="string">
            <text:p>Ogam Stein CIIC 184</text:p>
          </table:table-cell>
          <table:table-cell table:style-name="ce11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DECEDDA MAQQI CATUVIQ[Q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H186]" office:value-type="string" office:string-value="Ogam Stein CIIC 185" calcext:value-type="string">
            <text:p>Ogam Stein CIIC 185</text:p>
          </table:table-cell>
          <table:table-cell table:style-name="ce11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CO?]BB[A?] AVI VLATIAMI MAQ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H187]" office:value-type="string" office:string-value="Ogam Stein CIIC 186" calcext:value-type="string">
            <text:p>Ogam Stein CIIC 186</text:p>
          </table:table-cell>
          <table:table-cell table:style-name="ce11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QODDI SCI FINT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H188]" office:value-type="string" office:string-value="Ogam Stein CIIC 187" calcext:value-type="string">
            <text:p>Ogam Stein CIIC 187</text:p>
          </table:table-cell>
          <table:table-cell table:style-name="ce11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ILE-INBIR MACI BROC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H189]" office:value-type="string" office:string-value="Ogam Stein CIIC 188" calcext:value-type="string">
            <text:p>Ogam Stein CIIC 188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H190]" office:value-type="string" office:string-value="Ogam Stein CIIC 189" calcext:value-type="string">
            <text:p>Ogam Stein CIIC 189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AŊTI LLOTETI AVI SRUS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H191]" office:value-type="string" office:string-value="Ogam Stein CIIC 190" calcext:value-type="string">
            <text:p>Ogam Stein CIIC 190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SUCTT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H192]" office:value-type="string" office:string-value="Ogam Stein CIIC 191" calcext:value-type="string">
            <text:p>Ogam Stein CIIC 191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MICU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H193]" office:value-type="string" office:string-value="Ogam Stein CIIC 192" calcext:value-type="string">
            <text:p>Ogam Stein CIIC 192</text:p>
          </table:table-cell>
          <table:table-cell table:style-name="ce11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GNI MAQI D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H194]" office:value-type="string" office:string-value="Ogam Stein CIIC 193" calcext:value-type="string">
            <text:p>Ogam Stein CIIC 193</text:p>
          </table:table-cell>
          <table:table-cell table:style-name="ce11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OLMAN AILITH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H195]" office:value-type="string" office:string-value="Ogam Stein CIIC 194" calcext:value-type="string">
            <text:p>Ogam Stein CIIC 194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IDANI MAQI DAL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H196]" office:value-type="string" office:string-value="Ogam Stein CIIC 194a" calcext:value-type="string">
            <text:p>Ogam Stein CIIC 194a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LONNOCC MAQ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H197]" office:value-type="string" office:string-value="Ogam Stein CIIC 195" calcext:value-type="string">
            <text:p>Ogam Stein CIIC 195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RCI MAQI MUCOI V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H198]" office:value-type="string" office:string-value="Ogam Stein CIIC 196" calcext:value-type="string">
            <text:p>Ogam Stein CIIC 196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AVICCAS MAQI CO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H199]" office:value-type="string" office:string-value="Ogam Stein CIIC 197" calcext:value-type="string">
            <text:p>Ogam Stein CIIC 197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EGOS MAQI MOCOI TOICA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H200]" office:value-type="string" office:string-value="Ogam Stein CIIC 198" calcext:value-type="string">
            <text:p>Ogam Stein CIIC 198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EAS MAQI MAQI-DDUMILEAS MUCOI TOIC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H201]" office:value-type="string" office:string-value="Ogam Stein CIIC 199" calcext:value-type="string">
            <text:p>Ogam Stein CIIC 199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CE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H202]" office:value-type="string" office:string-value="Ogam Stein CIIC 200" calcext:value-type="string">
            <text:p>Ogam Stein CIIC 200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TTAL MAQI VORGOS MAQI MUCOI TOICA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H203]" office:value-type="string" office:string-value="Ogam Stein CIIC 201" calcext:value-type="string">
            <text:p>Ogam Stein CIIC 201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C[ ]GE [ ]M [..] Q[ ] ..[ ]D [ ]E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H204]" office:value-type="string" office:string-value="Ogam Stein CIIC 202" calcext:value-type="string">
            <text:p>Ogam Stein CIIC 202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IOTTVRECC MAQI [....]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H205]" office:value-type="string" office:string-value="Ogam Stein CIIC 203" calcext:value-type="string">
            <text:p>Ogam Stein CIIC 203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DECEDA MAQ̣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H206]" office:value-type="string" office:string-value="Ogam Stein CIIC 204" calcext:value-type="string">
            <text:p>Ogam Stein CIIC 204</text:p>
          </table:table-cell>
          <table:table-cell table:style-name="ce11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GANN MAQI NUADA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H207]" office:value-type="string" office:string-value="Ogam Stein CIIC 205" calcext:value-type="string">
            <text:p>Ogam Stein CIIC 205</text:p>
          </table:table-cell>
          <table:table-cell table:style-name="ce11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[M]....BNAG MA[Q?]QI ERC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H208]" office:value-type="string" office:string-value="Ogam Stein CIIC 206" calcext:value-type="string">
            <text:p>Ogam Stein CIIC 206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RR[...]ANNI TIGIRN CEDATTOQA MAQI VEDELMET[T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H209]" office:value-type="string" office:string-value="Ogam Stein CIIC 207" calcext:value-type="string">
            <text:p>Ogam Stein CIIC 207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CC MAQI L[UGUQ]RRI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H210]" office:value-type="string" office:string-value="Ogam Stein CIIC 208" calcext:value-type="string">
            <text:p>Ogam Stein CIIC 208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MALL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H211]" office:value-type="string" office:string-value="Ogam Stein CIIC 209" calcext:value-type="string">
            <text:p>Ogam Stein CIIC 209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GGO MAQI AGILL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H212]" office:value-type="string" office:string-value="Ogam Stein CIIC 210" calcext:value-type="string">
            <text:p>Ogam Stein CIIC 210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E[B?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H213]" office:value-type="string" office:string-value="Ogam Stein CIIC 211" calcext:value-type="string">
            <text:p>Ogam Stein CIIC 211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RITTUVVECC MAQI VEDDON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H214]" office:value-type="string" office:string-value="Ogam Stein CIIC 212" calcext:value-type="string">
            <text:p>Ogam Stein CIIC 212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H215]" office:value-type="string" office:string-value="Ogam Stein CIIC 213" calcext:value-type="string">
            <text:p>Ogam Stein CIIC 213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RG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H216]" office:value-type="string" office:string-value="Ogam Stein CIIC 214" calcext:value-type="string">
            <text:p>Ogam Stein CIIC 214</text:p>
          </table:table-cell>
          <table:table-cell table:style-name="ce11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NVENI TEGG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H217]" office:value-type="string" office:string-value="Ogam Stein CIIC 215" calcext:value-type="string">
            <text:p>Ogam Stein CIIC 215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LATTO CELI BATTI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H218]" office:value-type="string" office:string-value="Ogam Stein CIIC 216" calcext:value-type="string">
            <text:p>Ogam Stein CIIC 216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OCTEAS MOSAC MAK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H219]" office:value-type="string" office:string-value="Ogam Stein CIIC 217" calcext:value-type="string">
            <text:p>Ogam Stein CIIC 217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CATI MAQI MAQI-REC [....] MAQI MUCOI UDD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H220]" office:value-type="string" office:string-value="Ogam Stein CIIC 218" calcext:value-type="string">
            <text:p>Ogam Stein CIIC 218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[A]G[O]BB[... MUCO - TUCACA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H221]" office:value-type="string" office:string-value="Ogam Stein CIIC 218a" calcext:value-type="string">
            <text:p>Ogam Stein CIIC 218a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H222]" office:value-type="string" office:string-value="Ogam Stein CIIC 219" calcext:value-type="string">
            <text:p>Ogam Stein CIIC 219</text:p>
          </table:table-cell>
          <table:table-cell table:style-name="ce11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RUNAN MAQ LUQ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H223]" office:value-type="string" office:string-value="Ogam Stein CIIC 220" calcext:value-type="string">
            <text:p>Ogam Stein CIIC 220</text:p>
          </table:table-cell>
          <table:table-cell table:style-name="ce11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LLATIGNI MAQ M[I]N[E]RC M[UCOI] Q[...]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H224]" office:value-type="string" office:string-value="Ogam Stein CIIC 221" calcext:value-type="string">
            <text:p>Ogam Stein CIIC 221</text:p>
          </table:table-cell>
          <table:table-cell table:style-name="ce11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VVIRR MAQI LUGUVVE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H225]" office:value-type="string" office:string-value="Ogam Stein CIIC 222" calcext:value-type="string">
            <text:p>Ogam Stein CIIC 222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]NEG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H226]" office:value-type="string" office:string-value="Ogam Stein CIIC 223" calcext:value-type="string">
            <text:p>Ogam Stein CIIC 223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NNAGITLET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H227]" office:value-type="string" office:string-value="Ogam Stein CIIC 224" calcext:value-type="string">
            <text:p>Ogam Stein CIIC 224</text:p>
          </table:table-cell>
          <table:table-cell table:style-name="ce11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ŊUNILOCID MAQI ALOT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H228]" office:value-type="string" office:string-value="Ogam Stein CIIC 225" calcext:value-type="string">
            <text:p>Ogam Stein CIIC 225</text:p>
          </table:table-cell>
          <table:table-cell table:style-name="ce11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ARRA MAQI VORUDR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H229]" office:value-type="string" office:string-value="Ogam Stein CIIC 226" calcext:value-type="string">
            <text:p>Ogam Stein CIIC 226</text:p>
          </table:table-cell>
          <table:table-cell table:style-name="ce11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RIBRASS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H230]" office:value-type="string" office:string-value="Ogam Stein CIIC 227" calcext:value-type="string">
            <text:p>Ogam Stein CIIC 227</text:p>
          </table:table-cell>
          <table:table-cell table:style-name="ce11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TTINN MAQI VECR[EC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H231]" office:value-type="string" office:string-value="Ogam Stein CIIC 228" calcext:value-type="string">
            <text:p>Ogam Stein CIIC 228</text:p>
          </table:table-cell>
          <table:table-cell table:style-name="ce11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BRO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H232]" office:value-type="string" office:string-value="Ogam Stein CIIC 229" calcext:value-type="string">
            <text:p>Ogam Stein CIIC 229</text:p>
          </table:table-cell>
          <table:table-cell table:style-name="ce11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ALUMANN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H233]" office:value-type="string" office:string-value="Ogam Stein CIIC 230" calcext:value-type="string">
            <text:p>Ogam Stein CIIC 230</text:p>
          </table:table-cell>
          <table:table-cell table:style-name="ce11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...]A[.C?.] AVI DALAGNI [MAQI C...?] EQQEGGNI MAQI MAQI-CARATT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H234]" office:value-type="string" office:string-value="Ogam Stein CIIC 231" calcext:value-type="string">
            <text:p>Ogam Stein CIIC 231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OGITTI MAQI ERPE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H235]" office:value-type="string" office:string-value="Ogam Stein CIIC 232" calcext:value-type="string">
            <text:p>Ogam Stein CIIC 232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RRLONNA MAQI R[U]T[E]N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H236]" office:value-type="string" office:string-value="Ogam Stein CIIC 233" calcext:value-type="string">
            <text:p>Ogam Stein CIIC 233</text:p>
          </table:table-cell>
          <table:table-cell table:style-name="ce11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IDONN[A] MAQ DOMNG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H237]" office:value-type="string" office:string-value="Ogam Stein CIIC 234" calcext:value-type="string">
            <text:p>Ogam Stein CIIC 234</text:p>
          </table:table-cell>
          <table:table-cell table:style-name="ce11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H238]" office:value-type="string" office:string-value="Ogam Stein CIIC 235" calcext:value-type="string">
            <text:p>Ogam Stein CIIC 235</text:p>
          </table:table-cell>
          <table:table-cell table:style-name="ce11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OLEGOMRID MACI VECUM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H239]" office:value-type="string" office:string-value="Ogam Stein CIIC 236" calcext:value-type="string">
            <text:p>Ogam Stein CIIC 236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OTANI M[A]QI LOS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H240]" office:value-type="string" office:string-value="Ogam Stein CIIC 237" calcext:value-type="string">
            <text:p>Ogam Stein CIIC 237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H241]" office:value-type="string" office:string-value="Ogam Stein CIIC 238" calcext:value-type="string">
            <text:p>Ogam Stein CIIC 238</text:p>
          </table:table-cell>
          <table:table-cell table:style-name="ce11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]QNETN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H242]" office:value-type="string" office:string-value="Ogam Stein CIIC 239" calcext:value-type="string">
            <text:p>Ogam Stein CIIC 239</text:p>
          </table:table-cell>
          <table:table-cell table:style-name="ce11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GATTEGL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H243]" office:value-type="string" office:string-value="Ogam Stein CIIC 240" calcext:value-type="string">
            <text:p>Ogam Stein CIIC 240</text:p>
          </table:table-cell>
          <table:table-cell table:style-name="ce11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CURRUTI MAQI VLISACESUCM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H244]" office:value-type="string" office:string-value="Ogam Stein CIIC 241" calcext:value-type="string">
            <text:p>Ogam Stein CIIC 241</text:p>
          </table:table-cell>
          <table:table-cell table:style-name="ce11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[AID]AGNI MAQI ADDILONA NAGUNI MUCO BAIDANI NIR***MN[I]DAGNIESSICONIDDALA AMIT BAI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H245]" office:value-type="string" office:string-value="Ogam Stein CIIC 242" calcext:value-type="string">
            <text:p>Ogam Stein CIIC 242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RUAN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H246]" office:value-type="string" office:string-value="Ogam Stein CIIC 242a" calcext:value-type="string">
            <text:p>Ogam Stein CIIC 242a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H247]" office:value-type="string" office:string-value="Ogam Stein CIIC 243" calcext:value-type="string">
            <text:p>Ogam Stein CIIC 243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TE MAQI COLABOT MAQI MOCO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H248]" office:value-type="string" office:string-value="Ogam Stein CIIC 244" calcext:value-type="string">
            <text:p>Ogam Stein CIIC 244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LLABBOTAS MAQI CORBBI MAQI MOCOI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H249]" office:value-type="string" office:string-value="Ogam Stein CIIC 245" calcext:value-type="string">
            <text:p>Ogam Stein CIIC 245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ŊGOLAM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H250]" office:value-type="string" office:string-value="Ogam Stein CIIC 246" calcext:value-type="string">
            <text:p>Ogam Stein CIIC 246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RBAGNI MAQI BIVI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H251]" office:value-type="string" office:string-value="Ogam Stein CIIC 246a" calcext:value-type="string">
            <text:p>Ogam Stein CIIC 246a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V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H252]" office:value-type="string" office:string-value="Ogam Stein CIIC 246b" calcext:value-type="string">
            <text:p>Ogam Stein CIIC 246b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LMCBDV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H253]" office:value-type="string" office:string-value="Ogam Stein CIIC 247" calcext:value-type="string">
            <text:p>Ogam Stein CIIC 247</text:p>
          </table:table-cell>
          <table:table-cell table:style-name="ce11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VTE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H254]" office:value-type="string" office:string-value="Ogam Stein CIIC 248" calcext:value-type="string">
            <text:p>Ogam Stein CIIC 248</text:p>
          </table:table-cell>
          <table:table-cell table:style-name="ce11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QET[IA?]S M[A?]Q TRENIL[U?...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H255]" office:value-type="string" office:string-value="Ogam Stein CIIC 249" calcext:value-type="string">
            <text:p>Ogam Stein CIIC 249</text:p>
          </table:table-cell>
          <table:table-cell table:style-name="ce11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N[...]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H256]" office:value-type="string" office:string-value="Ogam Stein CIIC 250" calcext:value-type="string">
            <text:p>Ogam Stein CIIC 250</text:p>
          </table:table-cell>
          <table:table-cell table:style-name="ce11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TUVVIRR MAQI RITUVVECAS MUCOI ALL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H257]" office:value-type="string" office:string-value="Ogam Stein CIIC 251" calcext:value-type="string">
            <text:p>Ogam Stein CIIC 251</text:p>
          </table:table-cell>
          <table:table-cell table:style-name="ce11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ELITAS LUGU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H258]" office:value-type="string" office:string-value="Ogam Stein CIIC 252" calcext:value-type="string">
            <text:p>Ogam Stein CIIC 252</text:p>
          </table:table-cell>
          <table:table-cell table:style-name="ce11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MELI MAQI GLASICONAS NIOTTA COBRANOR[IG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H259]" office:value-type="string" office:string-value="Ogam Stein CIIC 253" calcext:value-type="string">
            <text:p>Ogam Stein CIIC 253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LEO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H260]" office:value-type="string" office:string-value="Ogam Stein CIIC 254" calcext:value-type="string">
            <text:p>Ogam Stein CIIC 254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EC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H261]" office:value-type="string" office:string-value="Ogam Stein CIIC 255" calcext:value-type="string">
            <text:p>Ogam Stein CIIC 255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URUDDRANN MAQ[I] DOLIGENN CI[...]LA MAQ[Q?]I [..]B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H262]" office:value-type="string" office:string-value="Ogam Stein CIIC 256" calcext:value-type="string">
            <text:p>Ogam Stein CIIC 256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TEGANN MAAC DEGL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H263]" office:value-type="string" office:string-value="Ogam Stein CIIC 256a" calcext:value-type="string">
            <text:p>Ogam Stein CIIC 256a</text:p>
          </table:table-cell>
          <table:table-cell table:style-name="ce11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ASIŊB 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H264]" office:value-type="string" office:string-value="Ogam Stein CIIC 257" calcext:value-type="string">
            <text:p>Ogam Stein CIIC 257</text:p>
          </table:table-cell>
          <table:table-cell table:style-name="ce11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A]Q[U]MA MAQI RAGAVVE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H265]" office:value-type="string" office:string-value="Ogam Stein CIIC 258" calcext:value-type="string">
            <text:p>Ogam Stein CIIC 258</text:p>
          </table:table-cell>
          <table:table-cell table:style-name="ce11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MAILAGNI MAQI GAMA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H266]" office:value-type="string" office:string-value="Ogam Stein CIIC 259" calcext:value-type="string">
            <text:p>Ogam Stein CIIC 259</text:p>
          </table:table-cell>
          <table:table-cell table:style-name="ce11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IVAGENI MAQI LAISCEMI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H267]" office:value-type="string" office:string-value="Ogam Stein CIIC 260" calcext:value-type="string">
            <text:p>Ogam Stein CIIC 260</text:p>
          </table:table-cell>
          <table:table-cell table:style-name="ce11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H268]" office:value-type="string" office:string-value="Ogam Stein CIIC 261" calcext:value-type="string">
            <text:p>Ogam Stein CIIC 261</text:p>
          </table:table-cell>
          <table:table-cell table:style-name="ce11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NETACUNAS MAQI LOBAC[CON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H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ERCAGNI MAQI ERC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H270]" office:value-type="string" office:string-value="Ogam Stein CIIC 263" calcext:value-type="string">
            <text:p>Ogam Stein CIIC 263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ECCAS MAQI [....MU]COI NETA-SEGAMONAS DOLATI BIGA-ISGO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H271]" office:value-type="string" office:string-value="Ogam Stein CIIC 264" calcext:value-type="string">
            <text:p>Ogam Stein CIIC 264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 NACI MAQI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H272]" office:value-type="string" office:string-value="Ogam Stein CIIC 265" calcext:value-type="string">
            <text:p>Ogam Stein CIIC 265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MADU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H273]" office:value-type="string" office:string-value="Ogam Stein CIIC 266" calcext:value-type="string">
            <text:p>Ogam Stein CIIC 266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LLABOT MUCOI LUGA MAQI LOBAC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H274]" office:value-type="string" office:string-value="Ogam Stein CIIC 267" calcext:value-type="string">
            <text:p>Ogam Stein CIIC 267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DUSI MACI LU MUCOI LUG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H275]" office:value-type="string" office:string-value="Ogam Stein CIIC 268" calcext:value-type="string">
            <text:p>Ogam Stein CIIC 268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TUV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H276]" office:value-type="string" office:string-value="Ogam Stein CIIC 269" calcext:value-type="string">
            <text:p>Ogam Stein CIIC 269</text:p>
          </table:table-cell>
          <table:table-cell table:style-name="ce11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MUCOI IVOD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H277]" office:value-type="string" office:string-value="Ogam Stein CIIC 270" calcext:value-type="string">
            <text:p>Ogam Stein CIIC 270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RIT[....] MAQ[I LO]BACONA AVI NEAGRACOLI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H278]" office:value-type="string" office:string-value="Ogam Stein CIIC 271" calcext:value-type="string">
            <text:p>Ogam Stein CIIC 271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ETAVROQI MAQI QI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H279]" office:value-type="string" office:string-value="Ogam Stein CIIC 272" calcext:value-type="string">
            <text:p>Ogam Stein CIIC 272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NU MAGUNO GATI MO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H280]" office:value-type="string" office:string-value="Ogam Stein CIIC 273" calcext:value-type="string">
            <text:p>Ogam Stein CIIC 273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LUNOVIC[A] MAQI MUCOI LIT[ENI]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H281]" office:value-type="string" office:string-value="Ogam Stein CIIC 274" calcext:value-type="string">
            <text:p>Ogam Stein CIIC 274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-INI[... MAQI QE]TTEAS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H282]" office:value-type="string" office:string-value="Ogam Stein CIIC 275" calcext:value-type="string">
            <text:p>Ogam Stein CIIC 275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ALEGEA MAQI C[....]SALAR CELI AVI QVE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H283]" office:value-type="string" office:string-value="Ogam Stein CIIC 276" calcext:value-type="string">
            <text:p>Ogam Stein CIIC 276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GU MAQI LAG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H284]" office:value-type="string" office:string-value="Ogam Stein CIIC 277" calcext:value-type="string">
            <text:p>Ogam Stein CIIC 277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R MAQI MUCOI ROT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H285]" office:value-type="string" office:string-value="Ogam Stein CIIC 278" calcext:value-type="string">
            <text:p>Ogam Stein CIIC 278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MAQI NE[TACU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H286]" office:value-type="string" office:string-value="Ogam Stein CIIC 279" calcext:value-type="string">
            <text:p>Ogam Stein CIIC 279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NAVEC[A MU]COI MEDAL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H287]" office:value-type="string" office:string-value="Ogam Stein CIIC 280" calcext:value-type="string">
            <text:p>Ogam Stein CIIC 280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RO[INIO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H288]" office:value-type="string" office:string-value="Ogam Stein CIIC 281" calcext:value-type="string">
            <text:p>Ogam Stein CIIC 281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AGOS MAQI MUCO[I......]NA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H289]" office:value-type="string" office:string-value="Ogam Stein CIIC 282" calcext:value-type="string">
            <text:p>Ogam Stein CIIC 282</text:p>
          </table:table-cell>
          <table:table-cell table:style-name="ce11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VI DAIM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H290]" office:value-type="string" office:string-value="Ogam Stein CIIC 283" calcext:value-type="string">
            <text:p>Ogam Stein CIIC 283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GOSOCTAS MU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H291]" office:value-type="string" office:string-value="Ogam Stein CIIC 284" calcext:value-type="string">
            <text:p>Ogam Stein CIIC 284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LAG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H292]" office:value-type="string" office:string-value="Ogam Stein CIIC 285" calcext:value-type="string">
            <text:p>Ogam Stein CIIC 285</text:p>
          </table:table-cell>
          <table:table-cell table:style-name="ce11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VODON MUCOI AT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H293]" office:value-type="string" office:string-value="Ogam Stein CIIC 286" calcext:value-type="string">
            <text:p>Ogam Stein CIIC 286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CU]NAMAQI LUGUDECA MUC[OI] CU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H294]" office:value-type="string" office:string-value="Ogam Stein CIIC 287" calcext:value-type="string">
            <text:p>Ogam Stein CIIC 287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ISIGNI MAQI ER[......]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H295]" office:value-type="string" office:string-value="Ogam Stein CIIC 288" calcext:value-type="string">
            <text:p>Ogam Stein CIIC 288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BRANI MAQI ELTI AVI OGA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H296]" office:value-type="string" office:string-value="Ogam Stein CIIC 289" calcext:value-type="string">
            <text:p>Ogam Stein CIIC 289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VAGNI MUCOI CUN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H297]" office:value-type="string" office:string-value="Ogam Stein CIIC 290" calcext:value-type="string">
            <text:p>Ogam Stein CIIC 290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E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H298]" office:value-type="string" office:string-value="Ogam Stein CIIC 291" calcext:value-type="string">
            <text:p>Ogam Stein CIIC 291</text:p>
          </table:table-cell>
          <table:table-cell table:style-name="ce11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H299]" office:value-type="string" office:string-value="Ogam Stein CIIC 292" calcext:value-type="string">
            <text:p>Ogam Stein CIIC 292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ER[A]T[I] M[U]C[OI] NETA-S[EGAM]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H300]" office:value-type="string" office:string-value="Ogam Stein CIIC 293" calcext:value-type="string">
            <text:p>Ogam Stein CIIC 293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RG[...]BRCEN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H301]" office:value-type="string" office:string-value="Ogam Stein CIIC 294" calcext:value-type="string">
            <text:p>Ogam Stein CIIC 294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H302]" office:value-type="string" office:string-value="Ogam Stein CIIC 295" calcext:value-type="string">
            <text:p>Ogam Stein CIIC 295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[E]CC[IAS] M[U]C[OI B]R[O]E[NION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H303]" office:value-type="string" office:string-value="Ogam Stein CIIC 296" calcext:value-type="string">
            <text:p>Ogam Stein CIIC 296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CIR MAQI MU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H304]" office:value-type="string" office:string-value="Ogam Stein CIIC 297" calcext:value-type="string">
            <text:p>Ogam Stein CIIC 297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RTIGUR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H305]" office:value-type="string" office:string-value="Ogam Stein CIIC 298" calcext:value-type="string">
            <text:p>Ogam Stein CIIC 298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EDABAR M[A]Q[.....]LSM MOCOI ORD[....]RE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H306]" office:value-type="string" office:string-value="Ogam Stein CIIC 299" calcext:value-type="string">
            <text:p>Ogam Stein CIIC 299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MAQI?] MOŊEDIAS MAQI MUIB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H307]" office:value-type="string" office:string-value="Ogam Stein CIIC 300" calcext:value-type="string">
            <text:p>Ogam Stein CIIC 300</text:p>
          </table:table-cell>
          <table:table-cell table:style-name="ce11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NETAS MAQI GOC[OI] NETA-SEGAM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H308]" office:value-type="string" office:string-value="Ogam Stein CIIC 301" calcext:value-type="string">
            <text:p>Ogam Stein CIIC 301</text:p>
          </table:table-cell>
          <table:table-cell table:style-name="ce11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OMO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H309]" office:value-type="string" office:string-value="Ogam Stein CIIC 302" calcext:value-type="string">
            <text:p>Ogam Stein CIIC 302</text:p>
          </table:table-cell>
          <table:table-cell table:style-name="ce11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MNI MAQI MUCOI VALU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H310]" office:value-type="string" office:string-value="Ogam Stein CIIC 303" calcext:value-type="string">
            <text:p>Ogam Stein CIIC 303</text:p>
          </table:table-cell>
          <table:table-cell table:style-name="ce11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ABAR MOCO VIRI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H311]" office:value-type="string" office:string-value="Ogam Stein CIIC 304" calcext:value-type="string">
            <text:p>Ogam Stein CIIC 304</text:p>
          </table:table-cell>
          <table:table-cell table:style-name="ce11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CAGNI MAQI CUR(I)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H312]" office:value-type="string" office:string-value="Ogam Stein CIIC 305" calcext:value-type="string">
            <text:p>Ogam Stein CIIC 305</text:p>
          </table:table-cell>
          <table:table-cell table:style-name="ce11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H313]" office:value-type="string" office:string-value="Ogam Stein CIIC 306" calcext:value-type="string">
            <text:p>Ogam Stein CIIC 306</text:p>
          </table:table-cell>
          <table:table-cell table:style-name="ce11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I MAQI L..D...QA MOCOI DONM(A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H314]" office:value-type="string" office:string-value="Ogam Stein CIIC 307" calcext:value-type="string">
            <text:p>Ogam Stein CIIC 307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ODDAGN[I] MAQI GATTAGN[I] MUCOI LUGU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H315]" office:value-type="string" office:string-value="Ogam Stein CIIC 308" calcext:value-type="string">
            <text:p>Ogam Stein CIIC 308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H316]" office:value-type="string" office:string-value="Ogam Stein CIIC 309" calcext:value-type="string">
            <text:p>Ogam Stein CIIC 309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TORAESCEUSAS MAQI MUCOI MEU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H317]" office:value-type="string" office:string-value="Ogam Stein CIIC 310" calcext:value-type="string">
            <text:p>Ogam Stein CIIC 310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GINADI MAQI VOBAR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H318]" office:value-type="string" office:string-value="Ogam Stein CIIC 311" calcext:value-type="string">
            <text:p>Ogam Stein CIIC 311</text:p>
          </table:table-cell>
          <table:table-cell table:style-name="ce11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73" office:value-type="string" calcext:value-type="string">
            <text:p>DINEGLO MAQI QE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H319]" office:value-type="string" office:string-value="Ogam Stein CIIC 312" calcext:value-type="string">
            <text:p>Ogam Stein CIIC 312</text:p>
          </table:table-cell>
          <table:table-cell table:style-name="ce11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73" office:value-type="string" calcext:value-type="string">
            <text:p>OSBB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H320]" office:value-type="string" office:string-value="Ogam Stein CIIC 313" calcext:value-type="string">
            <text:p>Ogam Stein CIIC 313</text:p>
          </table:table-cell>
          <table:table-cell table:style-name="ce11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OVOMAN(I?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H321]" office:value-type="string" office:string-value="Ogam Stein CIIC 314" calcext:value-type="string">
            <text:p>Ogam Stein CIIC 314</text:p>
          </table:table-cell>
          <table:table-cell table:style-name="ce11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H322]" office:value-type="string" office:string-value="Ogam Stein CIIC 315" calcext:value-type="string">
            <text:p>Ogam Stein CIIC 315</text:p>
          </table:table-cell>
          <table:table-cell table:style-name="ce11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73" office:value-type="string" calcext:value-type="string">
            <text:p>NETTACU[NAS]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H323]" office:value-type="string" office:string-value="Ogam Stein CIIC 316" calcext:value-type="string">
            <text:p>Ogam Stein CIIC 316</text:p>
          </table:table-cell>
          <table:table-cell table:style-name="ce11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73" office:value-type="string" calcext:value-type="string">
            <text:p>BROCAGNI MAQI M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H324]" office:value-type="string" office:string-value="Ogam Stein CIIC 317" calcext:value-type="string">
            <text:p>Ogam Stein CIIC 317</text:p>
          </table:table-cell>
          <table:table-cell table:style-name="ce11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73" office:value-type="string" calcext:value-type="string">
            <text:p>DOTETTO MAQI MAGLANI</text:p>
          </table:table-cell>
          <table:table-cell table:style-name="ce77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3"/>
          <table:table-cell table:style-name="ce77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75"/>
          <table:table-cell table:style-name="ce78"/>
          <table:table-cell table:number-columns-repeated="984"/>
        </table:table-row>
        <table:table-row table:style-name="ro3" table:number-rows-repeated="1047573">
          <table:table-cell table:number-columns-repeated="1000"/>
        </table:table-row>
        <table:table-row table:style-name="ro3">
          <table:table-cell table:number-columns-repeated="1000"/>
        </table:table-row>
        <calcext:conditional-formats>
          <calcext:conditional-format calcext:target-range-address="Import_170220.O34:Import_170220.O34 Import_170220.O43:Import_170220.O43 Import_170220.P1:Import_170220.P1002">
            <calcext:condition calcext:apply-style-name="ConditionalStyle_2" calcext:value="contains-text(&quot;Q18122778&quot;)" calcext:base-cell-address="Import_170220.O1"/>
          </calcext:conditional-format>
          <calcext:conditional-format calcext:target-range-address="Import_170220.O34:Import_170220.O34 Import_170220.O43:Import_170220.O43 Import_170220.P1:Import_170220.P1002">
            <calcext:condition calcext:apply-style-name="ConditionalStyle_1" calcext:value="formula-is(LEN(TRIM([.O1]))=0)" calcext:base-cell-address="Import_170220.O1"/>
          </calcext:conditional-format>
          <calcext:conditional-format calcext:target-range-address="Import_170220.O1:Import_170220.O1002">
            <calcext:condition calcext:apply-style-name="ConditionalStyle_2" calcext:value="=&quot;n/a&quot;" calcext:base-cell-address="Import_170220.O1"/>
          </calcext:conditional-format>
        </calcext:conditional-formats>
      </table:table>
      <table:table table:name="Import_170220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49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9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2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9" office:value-type="string" calcext:value-type="string">
            <text:p>LIE LUGUAEDON MACCI MENUEH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9" office:value-type="string" calcext:value-type="string">
            <text:p>QENUVEN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CUNALEGI AVI QUNACAN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UGADDON MAQI LUGUDEC DDISI MO[...]CQU S(?)EL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ALATTOS MAQI B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QASIGN[i] MAQ[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....MA]Q CERAN[I] AVI ATHECETAIMIN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]OV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MAQ-ACTO MAQ GAR[... MAQI MUCOI Z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[E]GG <text:s text:c="14"/>SD[...]LEŋESCAD MAQ CORRBRI MAQ AMMLLOŋITT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CUNOVATO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VRAICCI MAQI MEDVV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QREGAS MU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REN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DUNAIDONAS MAQI MARIA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MUCOI MUCC[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S <text:s text:c="2"/>B <text:s text:c="10"/>N <text:s text:c="18"/>GL T <text:s/>DM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OVANOS AVI IVACATT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MAQI-DDECCEDA MAQI MARIN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..]MAQQI COLLABOT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EGNI KOI MAQI MUC[OI] A[L]I[N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AV*S*S*MAQV*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UR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L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NETTAVRECC [KOI?] MAQI MUCCOI TRENALUGG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CNAEMSECH CELLACH MINODOR MUAD MAELMAIRE MAELUADAIG MALMAIRE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TASEGAGNI [MAQ]I MUCOI MACORB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[I]TTAS M[A]QI DUCR[I]DD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NAVALLO AVVI GENITTAC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RUGNO MAQI MUCOI [....] NAM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MAQI-ERACIAS MAQI DIMAQA MUCO[I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LOBBI KOI MAQQI MUCCOI RI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VI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SEVERRIT [MAQI MUCOI RO]TTAI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OVATUCI [A]VI TULOTANAGI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CORBI KOI MAQI LABRID 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OGE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9" office:value-type="string" calcext:value-type="string">
            <text:p>MAQI-CAIRATINI AVI INEQAGLA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9" office:value-type="string" calcext:value-type="string">
            <text:p>COVAGNI MAQI MUCOI LUGU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LONAMNI AVI BAR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IAR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SEDAN[I MAQQI CAT]TABBOTT AVVI DERCMASOC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ETA-CARI NETA CAG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IAQINI KOI MAQI MUC 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..CCI MAQ..INI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VOTI</text:p>
          </table:table-cell>
          <table:table-cell table:style-name="ce82"/>
          <table:table-cell table:number-columns-repeated="48"/>
        </table:table-row>
        <table:table-row table:style-name="ro2" table:number-rows-repeated="675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9"/>
          <table:table-cell table:style-name="ce82"/>
          <table:table-cell table:number-columns-repeated="48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1"/>
          <table:table-cell table:style-name="ce83"/>
          <table:table-cell table:number-columns-repeated="48"/>
        </table:table-row>
        <table:table-row table:style-name="ro3" table:number-rows-repeated="1047574">
          <table:table-cell table:number-columns-repeated="64"/>
        </table:table-row>
        <table:table-row table:style-name="ro4" table:number-rows-repeated="27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Import_170220_1.P1:Import_170220_1.P727 Import_170220_1.O34:Import_170220_1.O34 Import_170220_1.O43:Import_170220_1.O43">
            <calcext:condition calcext:apply-style-name="ConditionalStyle_2" calcext:value="contains-text(&quot;Q18122778&quot;)" calcext:base-cell-address="Import_170220_1.O1"/>
          </calcext:conditional-format>
          <calcext:conditional-format calcext:target-range-address="Import_170220_1.P1:Import_170220_1.P727 Import_170220_1.O34:Import_170220_1.O34 Import_170220_1.O43:Import_170220_1.O43">
            <calcext:condition calcext:apply-style-name="ConditionalStyle_1" calcext:value="formula-is(LEN(TRIM([.O1]))=0)" calcext:base-cell-address="Import_170220_1.O1"/>
          </calcext:conditional-format>
          <calcext:conditional-format calcext:target-range-address="Import_170220_1.O1:Import_170220_1.O727">
            <calcext:condition calcext:apply-style-name="ConditionalStyle_2" calcext:value="=&quot;n/a&quot;" calcext:base-cell-address="Import_170220_1.O1"/>
          </calcext:conditional-format>
        </calcext:conditional-formats>
      </table:table>
      <table:table table:name="Import_170220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84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6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51" calcext:value-type="string">
            <text:p>CIIC 51</text:p>
          </table:table-cell>
          <table:table-cell table:style-name="ce11" table:formula="of:=&quot;Ogam Stein &quot;&amp;[.H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MAQI NI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52" calcext:value-type="string">
            <text:p>CIIC 52</text:p>
          </table:table-cell>
          <table:table-cell table:style-name="ce11" table:formula="of:=&quot;Ogam Stein &quot;&amp;[.H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53" calcext:value-type="string">
            <text:p>CIIC 53</text:p>
          </table:table-cell>
          <table:table-cell table:style-name="ce11" table:formula="of:=&quot;Ogam Stein &quot;&amp;[.H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TUCMLU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54" calcext:value-type="string">
            <text:p>CIIC 54</text:p>
          </table:table-cell>
          <table:table-cell table:style-name="ce11" table:formula="of:=&quot;Ogam Stein &quot;&amp;[.H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[TH]URGRIM RISTI [KR]US THINA BENDACHT [AR] TOROQR[I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5" calcext:value-type="string">
            <text:p>CIIC 55</text:p>
          </table:table-cell>
          <table:table-cell table:style-name="ce11" table:formula="of:=&quot;Ogam Stein &quot;&amp;[.H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NM SAINA MAQ OGALA MUCOI TEMOC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56" calcext:value-type="string">
            <text:p>CIIC 56</text:p>
          </table:table-cell>
          <table:table-cell table:style-name="ce11" table:formula="of:=&quot;Ogam Stein &quot;&amp;[.H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GITT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57" calcext:value-type="string">
            <text:p>CIIC 57</text:p>
          </table:table-cell>
          <table:table-cell table:style-name="ce11" table:formula="of:=&quot;Ogam Stein &quot;&amp;[.H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TRENU MAQI MUCOI QRIT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58" calcext:value-type="string">
            <text:p>CIIC 58</text:p>
          </table:table-cell>
          <table:table-cell table:style-name="ce11" table:formula="of:=&quot;Ogam Stein &quot;&amp;[.H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TTUBUTTAS MAQ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1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59" calcext:value-type="string">
            <text:p>CIIC 59</text:p>
          </table:table-cell>
          <table:table-cell table:style-name="ce11" table:formula="of:=&quot;Ogam Stein &quot;&amp;[.H1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]UIVAIBES ]RT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1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60" calcext:value-type="string">
            <text:p>CIIC 60</text:p>
          </table:table-cell>
          <table:table-cell table:style-name="ce11" table:formula="of:=&quot;Ogam Stein &quot;&amp;[.H1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N(I)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1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61" calcext:value-type="string">
            <text:p>CIIC 61</text:p>
          </table:table-cell>
          <table:table-cell table:style-name="ce11" table:formula="of:=&quot;Ogam Stein &quot;&amp;[.H1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OLAGNI MAQ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1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62" calcext:value-type="string">
            <text:p>CIIC 62</text:p>
          </table:table-cell>
          <table:table-cell table:style-name="ce11" table:formula="of:=&quot;Ogam Stein &quot;&amp;[.H1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CRANO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1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63" calcext:value-type="string">
            <text:p>CIIC 63</text:p>
          </table:table-cell>
          <table:table-cell table:style-name="ce11" table:formula="of:=&quot;Ogam Stein &quot;&amp;[.H1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LOMAGNI AVI DUCURI BRUSCO MAQI DOVALESC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1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64" calcext:value-type="string">
            <text:p>CIIC 64</text:p>
          </table:table-cell>
          <table:table-cell table:style-name="ce11" table:formula="of:=&quot;Ogam Stein &quot;&amp;[.H1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DIMO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1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65" calcext:value-type="string">
            <text:p>CIIC 65</text:p>
          </table:table-cell>
          <table:table-cell table:style-name="ce11" table:formula="of:=&quot;Ogam Stein &quot;&amp;[.H1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GA MAQI SDANB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1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66" calcext:value-type="string">
            <text:p>CIIC 66</text:p>
          </table:table-cell>
          <table:table-cell table:style-name="ce11" table:formula="of:=&quot;Ogam Stein &quot;&amp;[.H1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QI-DECCEDDAS AVI TURANIAS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1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67" calcext:value-type="string">
            <text:p>CIIC 67</text:p>
          </table:table-cell>
          <table:table-cell table:style-name="ce11" table:formula="of:=&quot;Ogam Stein &quot;&amp;[.H1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1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68" calcext:value-type="string">
            <text:p>CIIC 68</text:p>
          </table:table-cell>
          <table:table-cell table:style-name="ce11" table:formula="of:=&quot;Ogam Stein &quot;&amp;[.H1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UGUQRIT [.........] LONAS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2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69" calcext:value-type="string">
            <text:p>CIIC 69</text:p>
          </table:table-cell>
          <table:table-cell table:style-name="ce11" table:formula="of:=&quot;Ogam Stein &quot;&amp;[.H2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2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70" calcext:value-type="string">
            <text:p>CIIC 70</text:p>
          </table:table-cell>
          <table:table-cell table:style-name="ce11" table:formula="of:=&quot;Ogam Stein &quot;&amp;[.H2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UNAGUSOS MAQi MUCOI V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2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71" calcext:value-type="string">
            <text:p>CIIC 71</text:p>
          </table:table-cell>
          <table:table-cell table:style-name="ce11" table:formula="of:=&quot;Ogam Stein &quot;&amp;[.H2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IMAGNI MAQI MOCOI GA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2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72" calcext:value-type="string">
            <text:p>CIIC 72</text:p>
          </table:table-cell>
          <table:table-cell table:style-name="ce11" table:formula="of:=&quot;Ogam Stein &quot;&amp;[.H2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UBEDABO ALTA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2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73" calcext:value-type="string">
            <text:p>CIIC 73</text:p>
          </table:table-cell>
          <table:table-cell table:style-name="ce11" table:formula="of:=&quot;Ogam Stein &quot;&amp;[.H2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NGEN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2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74" calcext:value-type="string">
            <text:p>CIIC 74</text:p>
          </table:table-cell>
          <table:table-cell table:style-name="ce11" table:formula="of:=&quot;Ogam Stein &quot;&amp;[.H2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NANN M[AQI] S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2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75" calcext:value-type="string">
            <text:p>CIIC 75</text:p>
          </table:table-cell>
          <table:table-cell table:style-name="ce11" table:formula="of:=&quot;Ogam Stein &quot;&amp;[.H2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CASONI [MAQ]I ROD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2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76" calcext:value-type="string">
            <text:p>CIIC 76</text:p>
          </table:table-cell>
          <table:table-cell table:style-name="ce11" table:formula="of:=&quot;Ogam Stein &quot;&amp;[.H2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TENAS MACi V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2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77" calcext:value-type="string">
            <text:p>CIIC 77</text:p>
          </table:table-cell>
          <table:table-cell table:style-name="ce11" table:formula="of:=&quot;Ogam Stein &quot;&amp;[.H2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2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78" calcext:value-type="string">
            <text:p>CIIC 78</text:p>
          </table:table-cell>
          <table:table-cell table:style-name="ce11" table:formula="of:=&quot;Ogam Stein &quot;&amp;[.H2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3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79" calcext:value-type="string">
            <text:p>CIIC 79</text:p>
          </table:table-cell>
          <table:table-cell table:style-name="ce11" table:formula="of:=&quot;Ogam Stein &quot;&amp;[.H3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LUNA MU[C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3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80" calcext:value-type="string">
            <text:p>CIIC 80</text:p>
          </table:table-cell>
          <table:table-cell table:style-name="ce11" table:formula="of:=&quot;Ogam Stein &quot;&amp;[.H3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[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3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81" calcext:value-type="string">
            <text:p>CIIC 81</text:p>
          </table:table-cell>
          <table:table-cell table:style-name="ce11" table:formula="of:=&quot;Ogam Stein &quot;&amp;[.H3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[A]SSITT[A]S MAQI MUCOI CALLIT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3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82" calcext:value-type="string">
            <text:p>CIIC 82</text:p>
          </table:table-cell>
          <table:table-cell table:style-name="ce11" table:formula="of:=&quot;Ogam Stein &quot;&amp;[.H3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URO MAQ[I...]VILEB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3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83" calcext:value-type="string">
            <text:p>CIIC 83</text:p>
          </table:table-cell>
          <table:table-cell table:style-name="ce11" table:formula="of:=&quot;Ogam Stein &quot;&amp;[.H3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AMADILICCI MAC MAIL BROCC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3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84" calcext:value-type="string">
            <text:p>CIIC 84</text:p>
          </table:table-cell>
          <table:table-cell table:style-name="ce11" table:formula="of:=&quot;Ogam Stein &quot;&amp;[.H3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ACOBI MAQI ERAQETA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3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85" calcext:value-type="string">
            <text:p>CIIC 85</text:p>
          </table:table-cell>
          <table:table-cell table:style-name="ce11" table:formula="of:=&quot;Ogam Stein &quot;&amp;[.H3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RILAGNI MAQI SCIL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3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86" calcext:value-type="string">
            <text:p>CIIC 86</text:p>
          </table:table-cell>
          <table:table-cell table:style-name="ce11" table:formula="of:=&quot;Ogam Stein &quot;&amp;[.H3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LIUCOANAS MAQI MAQI-R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3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87" calcext:value-type="string">
            <text:p>CIIC 87</text:p>
          </table:table-cell>
          <table:table-cell table:style-name="ce11" table:formula="of:=&quot;Ogam Stein &quot;&amp;[.H3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RUTIQULI MAQI MAQI-ROD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3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88" calcext:value-type="string">
            <text:p>CIIC 88</text:p>
          </table:table-cell>
          <table:table-cell table:style-name="ce11" table:formula="of:=&quot;Ogam Stein &quot;&amp;[.H3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RANAN MAQI OQO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4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89" calcext:value-type="string">
            <text:p>CIIC 89</text:p>
          </table:table-cell>
          <table:table-cell table:style-name="ce11" table:formula="of:=&quot;Ogam Stein &quot;&amp;[.H4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OGAI MAQI BIRACO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4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90" calcext:value-type="string">
            <text:p>CIIC 90</text:p>
          </table:table-cell>
          <table:table-cell table:style-name="ce11" table:formula="of:=&quot;Ogam Stein &quot;&amp;[.H4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RONUN MAC BAIT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4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91" calcext:value-type="string">
            <text:p>CIIC 91</text:p>
          </table:table-cell>
          <table:table-cell table:style-name="ce11" table:formula="of:=&quot;Ogam Stein &quot;&amp;[.H4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LATEG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4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92" calcext:value-type="string">
            <text:p>CIIC 92</text:p>
          </table:table-cell>
          <table:table-cell table:style-name="ce11" table:formula="of:=&quot;Ogam Stein &quot;&amp;[.H4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CTI MAQI [.....MAGO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4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93" calcext:value-type="string">
            <text:p>CIIC 93</text:p>
          </table:table-cell>
          <table:table-cell table:style-name="ce11" table:formula="of:=&quot;Ogam Stein &quot;&amp;[.H4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CAIDAN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4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94" calcext:value-type="string">
            <text:p>CIIC 94</text:p>
          </table:table-cell>
          <table:table-cell table:style-name="ce11" table:formula="of:=&quot;Ogam Stein &quot;&amp;[.H4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MO MACI VEDUCE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4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95" calcext:value-type="string">
            <text:p>CIIC 95</text:p>
          </table:table-cell>
          <table:table-cell table:style-name="ce11" table:formula="of:=&quot;Ogam Stein &quot;&amp;[.H4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AM MEDDOG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4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96" calcext:value-type="string">
            <text:p>CIIC 96</text:p>
          </table:table-cell>
          <table:table-cell table:style-name="ce11" table:formula="of:=&quot;Ogam Stein &quot;&amp;[.H4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VALO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4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97" calcext:value-type="string">
            <text:p>CIIC 97</text:p>
          </table:table-cell>
          <table:table-cell table:style-name="ce11" table:formula="of:=&quot;Ogam Stein &quot;&amp;[.H4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...]LL MAQI VORRTIGURN DOIB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4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98" calcext:value-type="string">
            <text:p>CIIC 98</text:p>
          </table:table-cell>
          <table:table-cell table:style-name="ce11" table:formula="of:=&quot;Ogam Stein &quot;&amp;[.H4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RBAGNI K[OI] M[A]Q[I] MOCCOI COROTA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5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99" calcext:value-type="string">
            <text:p>CIIC 99</text:p>
          </table:table-cell>
          <table:table-cell table:style-name="ce11" table:formula="of:=&quot;Ogam Stein &quot;&amp;[.H5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CATTI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5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100" calcext:value-type="string">
            <text:p>CIIC 100</text:p>
          </table:table-cell>
          <table:table-cell table:style-name="ce11" table:formula="of:=&quot;Ogam Stein &quot;&amp;[.H5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B ULCCAGNI</text:p>
          </table:table-cell>
          <table:table-cell table:style-name="ce86"/>
          <table:table-cell table:number-columns-repeated="984"/>
        </table:table-row>
        <table:table-row table:style-name="ro2" table:number-rows-repeated="676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84"/>
          <table:table-cell table:style-name="ce86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5"/>
          <table:table-cell table:style-name="ce87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3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2.P1:Import_170220_2.P728">
            <calcext:condition calcext:apply-style-name="ConditionalStyle_2" calcext:value="contains-text(&quot;Q18122778&quot;)" calcext:base-cell-address="Import_170220_2.P1"/>
          </calcext:conditional-format>
          <calcext:conditional-format calcext:target-range-address="Import_170220_2.P1:Import_170220_2.P728">
            <calcext:condition calcext:apply-style-name="ConditionalStyle_1" calcext:value="formula-is(LEN(TRIM([.P1]))=0)" calcext:base-cell-address="Import_170220_2.P1"/>
          </calcext:conditional-format>
          <calcext:conditional-format calcext:target-range-address="Import_170220_2.O1:Import_170220_2.O728">
            <calcext:condition calcext:apply-style-name="ConditionalStyle_2" calcext:value="=&quot;n/a&quot;" calcext:base-cell-address="Import_170220_2.O1"/>
          </calcext:conditional-format>
        </calcext:conditional-formats>
      </table:table>
      <table:table table:name="Import_170220_3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88"/>
        <table:table-column table:style-name="co13" table:default-cell-style-name="ce89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1</text:p>
          </table:table-cell>
          <table:table-cell office:value-type="float" office:value="101" calcext:value-type="float">
            <text:p>101</text:p>
          </table:table-cell>
          <table:table-cell table:formula="of:=&quot;Ogam Stone &quot;&amp;[.C2]" office:value-type="string" office:string-value="Ogam Stone CIIC 101" calcext:value-type="string">
            <text:p>Ogam Stone CIIC 10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01" calcext:value-type="string">
            <text:p>CIIC 101</text:p>
          </table:table-cell>
          <table:table-cell table:formula="of:=&quot;Ogam Stein &quot;&amp;[.H2]" office:value-type="string" office:string-value="Ogam Stein CIIC 101" calcext:value-type="string">
            <text:p>Ogam Stein CIIC 101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SEA MAQI DOMANEQI</text:p>
          </table:table-cell>
          <table:table-cell/>
        </table:table-row>
        <table:table-row table:style-name="ro1">
          <table:table-cell office:value-type="string" calcext:value-type="string">
            <text:p>Q708925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2</text:p>
          </table:table-cell>
          <table:table-cell office:value-type="float" office:value="102" calcext:value-type="float">
            <text:p>102</text:p>
          </table:table-cell>
          <table:table-cell table:formula="of:=&quot;Ogam Stone &quot;&amp;[.C3]" office:value-type="string" office:string-value="Ogam Stone CIIC 102" calcext:value-type="string">
            <text:p>Ogam Stone CIIC 10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02" calcext:value-type="string">
            <text:p>CIIC 102</text:p>
          </table:table-cell>
          <table:table-cell table:formula="of:=&quot;Ogam Stein &quot;&amp;[.H3]" office:value-type="string" office:string-value="Ogam Stein CIIC 102" calcext:value-type="string">
            <text:p>Ogam Stein CIIC 102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ILOGONN</text:p>
          </table:table-cell>
          <table:table-cell/>
        </table:table-row>
        <table:table-row table:style-name="ro1">
          <table:table-cell office:value-type="string" calcext:value-type="string">
            <text:p>Q693778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3</text:p>
          </table:table-cell>
          <table:table-cell office:value-type="float" office:value="103" calcext:value-type="float">
            <text:p>103</text:p>
          </table:table-cell>
          <table:table-cell table:formula="of:=&quot;Ogam Stone &quot;&amp;[.C4]" office:value-type="string" office:string-value="Ogam Stone CIIC 103" calcext:value-type="string">
            <text:p>Ogam Stone CIIC 103</text:p>
          </table:table-cell>
          <table:table-cell office:value-type="string" calcext:value-type="string">
            <text:p>Ogam Stone 1 (Stone Corridor at UCC)</text:p>
          </table:table-cell>
          <table:table-cell office:value-type="string" calcext:value-type="string">
            <text:p>de</text:p>
          </table:table-cell>
          <table:table-cell table:formula="of:=[.C4]" office:value-type="string" office:string-value="CIIC 103" calcext:value-type="string">
            <text:p>CIIC 103</text:p>
          </table:table-cell>
          <table:table-cell table:formula="of:=&quot;Ogam Stein &quot;&amp;[.H4]" office:value-type="string" office:string-value="Ogam Stein CIIC 103" calcext:value-type="string">
            <text:p>Ogam Stein CIIC 103</text:p>
          </table:table-cell>
          <table:table-cell office:value-type="string" calcext:value-type="string">
            <text:p>Ogham Stein 1 (Stein Corridor UCC)</text:p>
          </table:table-cell>
          <table:table-cell office:value-type="string" calcext:value-type="string">
            <text:p>52.0158333,-8.818333333333333</text:p>
          </table:table-cell>
          <table:table-cell office:value-type="string" calcext:value-type="string">
            <text:p>Q693784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ARRTTACC GAQI MU CAGG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4</text:p>
          </table:table-cell>
          <table:table-cell office:value-type="float" office:value="104" calcext:value-type="float">
            <text:p>104</text:p>
          </table:table-cell>
          <table:table-cell table:formula="of:=&quot;Ogam Stone &quot;&amp;[.C5]" office:value-type="string" office:string-value="Ogam Stone CIIC 104" calcext:value-type="string">
            <text:p>Ogam Stone CIIC 10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04" calcext:value-type="string">
            <text:p>CIIC 104</text:p>
          </table:table-cell>
          <table:table-cell table:formula="of:=&quot;Ogam Stein &quot;&amp;[.H5]" office:value-type="string" office:string-value="Ogam Stein CIIC 104" calcext:value-type="string">
            <text:p>Ogam Stein CIIC 104</text:p>
          </table:table-cell>
          <table:table-cell/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CORRE MAQVI UDD[GLO]MET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5</text:p>
          </table:table-cell>
          <table:table-cell office:value-type="float" office:value="105" calcext:value-type="float">
            <text:p>105</text:p>
          </table:table-cell>
          <table:table-cell table:formula="of:=&quot;Ogam Stone &quot;&amp;[.C6]" office:value-type="string" office:string-value="Ogam Stone CIIC 105" calcext:value-type="string">
            <text:p>Ogam Stone CIIC 105</text:p>
          </table:table-cell>
          <table:table-cell office:value-type="string" calcext:value-type="string">
            <text:p>Ogam Stone 23 (Stone Corridor at UCC)</text:p>
          </table:table-cell>
          <table:table-cell office:value-type="string" calcext:value-type="string">
            <text:p>de</text:p>
          </table:table-cell>
          <table:table-cell table:formula="of:=[.C6]" office:value-type="string" office:string-value="CIIC 105" calcext:value-type="string">
            <text:p>CIIC 105</text:p>
          </table:table-cell>
          <table:table-cell table:formula="of:=&quot;Ogam Stein &quot;&amp;[.H6]" office:value-type="string" office:string-value="Ogam Stein CIIC 105" calcext:value-type="string">
            <text:p>Ogam Stein CIIC 105</text:p>
          </table:table-cell>
          <table:table-cell office:value-type="string" calcext:value-type="string">
            <text:p>Ogham Stein 23 (Stein Corridor at UCC)</text:p>
          </table:table-cell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NETACUNAS CELI VIDETTAS</text:p>
          </table:table-cell>
          <table:table-cell/>
        </table:table-row>
        <table:table-row table:style-name="ro1">
          <table:table-cell office:value-type="string" calcext:value-type="string">
            <text:p>Q708925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6</text:p>
          </table:table-cell>
          <table:table-cell office:value-type="float" office:value="106" calcext:value-type="float">
            <text:p>106</text:p>
          </table:table-cell>
          <table:table-cell table:formula="of:=&quot;Ogam Stone &quot;&amp;[.C7]" office:value-type="string" office:string-value="Ogam Stone CIIC 106" calcext:value-type="string">
            <text:p>Ogam Stone CIIC 10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06" calcext:value-type="string">
            <text:p>CIIC 106</text:p>
          </table:table-cell>
          <table:table-cell table:formula="of:=&quot;Ogam Stein &quot;&amp;[.H7]" office:value-type="string" office:string-value="Ogam Stein CIIC 106" calcext:value-type="string">
            <text:p>Ogam Stein CIIC 106</text:p>
          </table:table-cell>
          <table:table-cell/>
          <table:table-cell office:value-type="string" calcext:value-type="string">
            <text:p>51.9408333,-8.887777777777778</text:p>
          </table:table-cell>
          <table:table-cell office:value-type="string" calcext:value-type="string">
            <text:p>Q853939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[COLAB]OT MAQI MAQI-RITE [MAQI MU]COI CORIBIR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7</text:p>
          </table:table-cell>
          <table:table-cell office:value-type="float" office:value="107" calcext:value-type="float">
            <text:p>107</text:p>
          </table:table-cell>
          <table:table-cell table:formula="of:=&quot;Ogam Stone &quot;&amp;[.C8]" office:value-type="string" office:string-value="Ogam Stone CIIC 107" calcext:value-type="string">
            <text:p>Ogam Stone CIIC 107</text:p>
          </table:table-cell>
          <table:table-cell office:value-type="string" calcext:value-type="string">
            <text:p>Ogam Stone 22 (Stone Corridor at UCC)</text:p>
          </table:table-cell>
          <table:table-cell office:value-type="string" calcext:value-type="string">
            <text:p>de</text:p>
          </table:table-cell>
          <table:table-cell table:formula="of:=[.C8]" office:value-type="string" office:string-value="CIIC 107" calcext:value-type="string">
            <text:p>CIIC 107</text:p>
          </table:table-cell>
          <table:table-cell table:formula="of:=&quot;Ogam Stein &quot;&amp;[.H8]" office:value-type="string" office:string-value="Ogam Stein CIIC 107" calcext:value-type="string">
            <text:p>Ogam Stein CIIC 107</text:p>
          </table:table-cell>
          <table:table-cell office:value-type="string" calcext:value-type="string">
            <text:p>Ogham Stein 22 (Stein Corridor at UCC)</text:p>
          </table:table-cell>
          <table:table-cell office:value-type="string" calcext:value-type="string">
            <text:p>51.9911111,-8.866111111111111</text:p>
          </table:table-cell>
          <table:table-cell office:value-type="string" calcext:value-type="string">
            <text:p>Q853941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NAGUSSOS MA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8</text:p>
          </table:table-cell>
          <table:table-cell office:value-type="float" office:value="108" calcext:value-type="float">
            <text:p>108</text:p>
          </table:table-cell>
          <table:table-cell table:formula="of:=&quot;Ogam Stone &quot;&amp;[.C9]" office:value-type="string" office:string-value="Ogam Stone CIIC 108" calcext:value-type="string">
            <text:p>Ogam Stone CIIC 10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08" calcext:value-type="string">
            <text:p>CIIC 108</text:p>
          </table:table-cell>
          <table:table-cell table:formula="of:=&quot;Ogam Stein &quot;&amp;[.H9]" office:value-type="string" office:string-value="Ogam Stein CIIC 108" calcext:value-type="string">
            <text:p>Ogam Stein CIIC 108</text:p>
          </table:table-cell>
          <table:table-cell/>
          <table:table-cell office:value-type="string" calcext:value-type="string">
            <text:p>51.9875,-8.81</text:p>
          </table:table-cell>
          <table:table-cell office:value-type="string" calcext:value-type="string">
            <text:p>Q853940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GUDUC MAQI MAQI-OC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9</text:p>
          </table:table-cell>
          <table:table-cell office:value-type="float" office:value="109" calcext:value-type="float">
            <text:p>109</text:p>
          </table:table-cell>
          <table:table-cell table:formula="of:=&quot;Ogam Stone &quot;&amp;[.C10]" office:value-type="string" office:string-value="Ogam Stone CIIC 109" calcext:value-type="string">
            <text:p>Ogam Stone CIIC 10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09" calcext:value-type="string">
            <text:p>CIIC 109</text:p>
          </table:table-cell>
          <table:table-cell table:formula="of:=&quot;Ogam Stein &quot;&amp;[.H10]" office:value-type="string" office:string-value="Ogam Stein CIIC 109" calcext:value-type="string">
            <text:p>Ogam Stein CIIC 109</text:p>
          </table:table-cell>
          <table:table-cell/>
          <table:table-cell office:value-type="string" calcext:value-type="string">
            <text:p>51.9855556,-8.789444444444444</text:p>
          </table:table-cell>
          <table:table-cell office:value-type="string" calcext:value-type="string">
            <text:p>Q853940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UDDMENSA CELI NETTASLOGI</text:p>
          </table:table-cell>
          <table:table-cell/>
        </table:table-row>
        <table:table-row table:style-name="ro1">
          <table:table-cell office:value-type="string" calcext:value-type="string">
            <text:p>Q708925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0</text:p>
          </table:table-cell>
          <table:table-cell office:value-type="float" office:value="110" calcext:value-type="float">
            <text:p>110</text:p>
          </table:table-cell>
          <table:table-cell table:formula="of:=&quot;Ogam Stone &quot;&amp;[.C11]" office:value-type="string" office:string-value="Ogam Stone CIIC 110" calcext:value-type="string">
            <text:p>Ogam Stone CIIC 11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10" calcext:value-type="string">
            <text:p>CIIC 110</text:p>
          </table:table-cell>
          <table:table-cell table:formula="of:=&quot;Ogam Stein &quot;&amp;[.H11]" office:value-type="string" office:string-value="Ogam Stein CIIC 110" calcext:value-type="string">
            <text:p>Ogam Stein CIIC 110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..Q.....HAGA......DL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1</text:p>
          </table:table-cell>
          <table:table-cell office:value-type="float" office:value="111" calcext:value-type="float">
            <text:p>111</text:p>
          </table:table-cell>
          <table:table-cell table:formula="of:=&quot;Ogam Stone &quot;&amp;[.C12]" office:value-type="string" office:string-value="Ogam Stone CIIC 111" calcext:value-type="string">
            <text:p>Ogam Stone CIIC 11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11" calcext:value-type="string">
            <text:p>CIIC 111</text:p>
          </table:table-cell>
          <table:table-cell table:formula="of:=&quot;Ogam Stein &quot;&amp;[.H12]" office:value-type="string" office:string-value="Ogam Stein CIIC 111" calcext:value-type="string">
            <text:p>Ogam Stein CIIC 111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DUDECA MAQU SI[TT?]ALI MUCOI M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2</text:p>
          </table:table-cell>
          <table:table-cell office:value-type="float" office:value="112" calcext:value-type="float">
            <text:p>112</text:p>
          </table:table-cell>
          <table:table-cell table:formula="of:=&quot;Ogam Stone &quot;&amp;[.C13]" office:value-type="string" office:string-value="Ogam Stone CIIC 112" calcext:value-type="string">
            <text:p>Ogam Stone CIIC 112</text:p>
          </table:table-cell>
          <table:table-cell office:value-type="string" calcext:value-type="string">
            <text:p>Ogam Stone 27 (Stone Corridor at UCC)</text:p>
          </table:table-cell>
          <table:table-cell office:value-type="string" calcext:value-type="string">
            <text:p>de</text:p>
          </table:table-cell>
          <table:table-cell table:formula="of:=[.C13]" office:value-type="string" office:string-value="CIIC 112" calcext:value-type="string">
            <text:p>CIIC 112</text:p>
          </table:table-cell>
          <table:table-cell table:formula="of:=&quot;Ogam Stein &quot;&amp;[.H13]" office:value-type="string" office:string-value="Ogam Stein CIIC 112" calcext:value-type="string">
            <text:p>Ogam Stein CIIC 112</text:p>
          </table:table-cell>
          <table:table-cell office:value-type="string" calcext:value-type="string">
            <text:p>Ogham Stein 27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CANAVVI MAQ LUGUNI</text:p>
          </table:table-cell>
          <table:table-cell/>
        </table:table-row>
        <table:table-row table:style-name="ro1">
          <table:table-cell office:value-type="string" calcext:value-type="string">
            <text:p>Q70382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3</text:p>
          </table:table-cell>
          <table:table-cell office:value-type="float" office:value="113" calcext:value-type="float">
            <text:p>113</text:p>
          </table:table-cell>
          <table:table-cell table:formula="of:=&quot;Ogam Stone &quot;&amp;[.C14]" office:value-type="string" office:string-value="Ogam Stone CIIC 113" calcext:value-type="string">
            <text:p>Ogam Stone CIIC 113</text:p>
          </table:table-cell>
          <table:table-cell office:value-type="string" calcext:value-type="string">
            <text:p>Ogam Stone 5 (Stone Corridor at UCC)</text:p>
          </table:table-cell>
          <table:table-cell office:value-type="string" calcext:value-type="string">
            <text:p>de</text:p>
          </table:table-cell>
          <table:table-cell table:formula="of:=[.C14]" office:value-type="string" office:string-value="CIIC 113" calcext:value-type="string">
            <text:p>CIIC 113</text:p>
          </table:table-cell>
          <table:table-cell table:formula="of:=&quot;Ogam Stein &quot;&amp;[.H14]" office:value-type="string" office:string-value="Ogam Stein CIIC 113" calcext:value-type="string">
            <text:p>Ogam Stein CIIC 113</text:p>
          </table:table-cell>
          <table:table-cell office:value-type="string" calcext:value-type="string">
            <text:p>Ogham Stein 5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IKAMI MAQI LUGUNI</text:p>
          </table:table-cell>
          <table:table-cell/>
        </table:table-row>
        <table:table-row table:style-name="ro1">
          <table:table-cell office:value-type="string" calcext:value-type="string">
            <text:p>Q708857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4</text:p>
          </table:table-cell>
          <table:table-cell office:value-type="float" office:value="114" calcext:value-type="float">
            <text:p>114</text:p>
          </table:table-cell>
          <table:table-cell table:formula="of:=&quot;Ogam Stone &quot;&amp;[.C15]" office:value-type="string" office:string-value="Ogam Stone CIIC 114" calcext:value-type="string">
            <text:p>Ogam Stone CIIC 114</text:p>
          </table:table-cell>
          <table:table-cell office:value-type="string" calcext:value-type="string">
            <text:p>Ogam Stone 2a/b6 (Stone Corridor at UCC)</text:p>
          </table:table-cell>
          <table:table-cell office:value-type="string" calcext:value-type="string">
            <text:p>de</text:p>
          </table:table-cell>
          <table:table-cell table:formula="of:=[.C15]" office:value-type="string" office:string-value="CIIC 114" calcext:value-type="string">
            <text:p>CIIC 114</text:p>
          </table:table-cell>
          <table:table-cell table:formula="of:=&quot;Ogam Stein &quot;&amp;[.H15]" office:value-type="string" office:string-value="Ogam Stein CIIC 114" calcext:value-type="string">
            <text:p>Ogam Stein CIIC 114</text:p>
          </table:table-cell>
          <table:table-cell office:value-type="string" calcext:value-type="string">
            <text:p>Ogham Stein 26a/b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GRIMIGGN[I MAQ]I CERC...</text:p>
          </table:table-cell>
          <table:table-cell/>
        </table:table-row>
        <table:table-row table:style-name="ro1">
          <table:table-cell office:value-type="string" calcext:value-type="string">
            <text:p>Q693834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5</text:p>
          </table:table-cell>
          <table:table-cell office:value-type="float" office:value="115" calcext:value-type="float">
            <text:p>115</text:p>
          </table:table-cell>
          <table:table-cell table:formula="of:=&quot;Ogam Stone &quot;&amp;[.C16]" office:value-type="string" office:string-value="Ogam Stone CIIC 115" calcext:value-type="string">
            <text:p>Ogam Stone CIIC 115</text:p>
          </table:table-cell>
          <table:table-cell office:value-type="string" calcext:value-type="string">
            <text:p>Ogam Stone 2 (Stone Corridor at UCC)</text:p>
          </table:table-cell>
          <table:table-cell office:value-type="string" calcext:value-type="string">
            <text:p>de</text:p>
          </table:table-cell>
          <table:table-cell table:formula="of:=[.C16]" office:value-type="string" office:string-value="CIIC 115" calcext:value-type="string">
            <text:p>CIIC 115</text:p>
          </table:table-cell>
          <table:table-cell table:formula="of:=&quot;Ogam Stein &quot;&amp;[.H16]" office:value-type="string" office:string-value="Ogam Stein CIIC 115" calcext:value-type="string">
            <text:p>Ogam Stein CIIC 115</text:p>
          </table:table-cell>
          <table:table-cell office:value-type="string" calcext:value-type="string">
            <text:p>Ogham Stein 2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LRIGAI MAQI MENUMAQ[I]</text:p>
          </table:table-cell>
          <table:table-cell/>
        </table:table-row>
        <table:table-row table:style-name="ro1">
          <table:table-cell office:value-type="string" calcext:value-type="string">
            <text:p>Q703824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6</text:p>
          </table:table-cell>
          <table:table-cell office:value-type="float" office:value="116" calcext:value-type="float">
            <text:p>116</text:p>
          </table:table-cell>
          <table:table-cell table:formula="of:=&quot;Ogam Stone &quot;&amp;[.C17]" office:value-type="string" office:string-value="Ogam Stone CIIC 116" calcext:value-type="string">
            <text:p>Ogam Stone CIIC 116</text:p>
          </table:table-cell>
          <table:table-cell office:value-type="string" calcext:value-type="string">
            <text:p>Ogam Stone 6 (Stone Corridor at UCC)</text:p>
          </table:table-cell>
          <table:table-cell office:value-type="string" calcext:value-type="string">
            <text:p>de</text:p>
          </table:table-cell>
          <table:table-cell table:formula="of:=[.C17]" office:value-type="string" office:string-value="CIIC 116" calcext:value-type="string">
            <text:p>CIIC 116</text:p>
          </table:table-cell>
          <table:table-cell table:formula="of:=&quot;Ogam Stein &quot;&amp;[.H17]" office:value-type="string" office:string-value="Ogam Stein CIIC 116" calcext:value-type="string">
            <text:p>Ogam Stein CIIC 116</text:p>
          </table:table-cell>
          <table:table-cell office:value-type="string" calcext:value-type="string">
            <text:p>Ogham Stein 6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ANI MAQQI MUCC[OI......]R[A]L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9385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7</text:p>
          </table:table-cell>
          <table:table-cell office:value-type="float" office:value="117" calcext:value-type="float">
            <text:p>117</text:p>
          </table:table-cell>
          <table:table-cell table:formula="of:=&quot;Ogam Stone &quot;&amp;[.C18]" office:value-type="string" office:string-value="Ogam Stone CIIC 117" calcext:value-type="string">
            <text:p>Ogam Stone CIIC 117</text:p>
          </table:table-cell>
          <table:table-cell office:value-type="string" calcext:value-type="string">
            <text:p>Ogam Stone 3 (Stone Corridor at UCC)</text:p>
          </table:table-cell>
          <table:table-cell office:value-type="string" calcext:value-type="string">
            <text:p>de</text:p>
          </table:table-cell>
          <table:table-cell table:formula="of:=[.C18]" office:value-type="string" office:string-value="CIIC 117" calcext:value-type="string">
            <text:p>CIIC 117</text:p>
          </table:table-cell>
          <table:table-cell table:formula="of:=&quot;Ogam Stein &quot;&amp;[.H18]" office:value-type="string" office:string-value="Ogam Stein CIIC 117" calcext:value-type="string">
            <text:p>Ogam Stein CIIC 117</text:p>
          </table:table-cell>
          <table:table-cell office:value-type="string" calcext:value-type="string">
            <text:p>Ogham Stein 3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OLLOS</text:p>
          </table:table-cell>
          <table:table-cell/>
        </table:table-row>
        <table:table-row table:style-name="ro1">
          <table:table-cell office:value-type="string" calcext:value-type="string">
            <text:p>Q708925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8</text:p>
          </table:table-cell>
          <table:table-cell office:value-type="float" office:value="118" calcext:value-type="float">
            <text:p>118</text:p>
          </table:table-cell>
          <table:table-cell table:formula="of:=&quot;Ogam Stone &quot;&amp;[.C19]" office:value-type="string" office:string-value="Ogam Stone CIIC 118" calcext:value-type="string">
            <text:p>Ogam Stone CIIC 11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18" calcext:value-type="string">
            <text:p>CIIC 118</text:p>
          </table:table-cell>
          <table:table-cell table:formula="of:=&quot;Ogam Stein &quot;&amp;[.H19]" office:value-type="string" office:string-value="Ogam Stein CIIC 118" calcext:value-type="string">
            <text:p>Ogam Stein CIIC 118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REQ MUCOI GLUNLEGGET TENREN MONOI GDUQDEGGEV</text:p>
          </table:table-cell>
          <table:table-cell/>
        </table:table-row>
        <table:table-row table:style-name="ro1">
          <table:table-cell office:value-type="string" calcext:value-type="string">
            <text:p>Q70892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9</text:p>
          </table:table-cell>
          <table:table-cell office:value-type="float" office:value="119" calcext:value-type="float">
            <text:p>119</text:p>
          </table:table-cell>
          <table:table-cell table:formula="of:=&quot;Ogam Stone &quot;&amp;[.C20]" office:value-type="string" office:string-value="Ogam Stone CIIC 119" calcext:value-type="string">
            <text:p>Ogam Stone CIIC 11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19" calcext:value-type="string">
            <text:p>CIIC 119</text:p>
          </table:table-cell>
          <table:table-cell table:formula="of:=&quot;Ogam Stein &quot;&amp;[.H20]" office:value-type="string" office:string-value="Ogam Stein CIIC 119" calcext:value-type="string">
            <text:p>Ogam Stein CIIC 119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ALAGNI MAQI DALI</text:p>
          </table:table-cell>
          <table:table-cell/>
        </table:table-row>
        <table:table-row table:style-name="ro1">
          <table:table-cell office:value-type="string" calcext:value-type="string">
            <text:p>Q708925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0</text:p>
          </table:table-cell>
          <table:table-cell office:value-type="float" office:value="120" calcext:value-type="float">
            <text:p>120</text:p>
          </table:table-cell>
          <table:table-cell table:formula="of:=&quot;Ogam Stone &quot;&amp;[.C21]" office:value-type="string" office:string-value="Ogam Stone CIIC 120" calcext:value-type="string">
            <text:p>Ogam Stone CIIC 12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20" calcext:value-type="string">
            <text:p>CIIC 120</text:p>
          </table:table-cell>
          <table:table-cell table:formula="of:=&quot;Ogam Stein &quot;&amp;[.H21]" office:value-type="string" office:string-value="Ogam Stein CIIC 120" calcext:value-type="string">
            <text:p>Ogam Stein CIIC 120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OINIENAS KOI NETA TTRENALUGOS.</text:p>
          </table:table-cell>
          <table:table-cell/>
        </table:table-row>
        <table:table-row table:style-name="ro1">
          <table:table-cell office:value-type="string" calcext:value-type="string">
            <text:p>Q70892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1</text:p>
          </table:table-cell>
          <table:table-cell office:value-type="float" office:value="121" calcext:value-type="float">
            <text:p>121</text:p>
          </table:table-cell>
          <table:table-cell table:formula="of:=&quot;Ogam Stone &quot;&amp;[.C22]" office:value-type="string" office:string-value="Ogam Stone CIIC 121" calcext:value-type="string">
            <text:p>Ogam Stone CIIC 12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21" calcext:value-type="string">
            <text:p>CIIC 121</text:p>
          </table:table-cell>
          <table:table-cell table:formula="of:=&quot;Ogam Stein &quot;&amp;[.H22]" office:value-type="string" office:string-value="Ogam Stein CIIC 121" calcext:value-type="string">
            <text:p>Ogam Stein CIIC 121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RGOSO MACI LLOMINACCA.</text:p>
          </table:table-cell>
          <table:table-cell/>
        </table:table-row>
        <table:table-row table:style-name="ro1">
          <table:table-cell office:value-type="string" calcext:value-type="string">
            <text:p>Q70892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2</text:p>
          </table:table-cell>
          <table:table-cell office:value-type="float" office:value="122" calcext:value-type="float">
            <text:p>122</text:p>
          </table:table-cell>
          <table:table-cell table:formula="of:=&quot;Ogam Stone &quot;&amp;[.C23]" office:value-type="string" office:string-value="Ogam Stone CIIC 122" calcext:value-type="string">
            <text:p>Ogam Stone CIIC 12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22" calcext:value-type="string">
            <text:p>CIIC 122</text:p>
          </table:table-cell>
          <table:table-cell table:formula="of:=&quot;Ogam Stein &quot;&amp;[.H23]" office:value-type="string" office:string-value="Ogam Stein CIIC 122" calcext:value-type="string">
            <text:p>Ogam Stein CIIC 122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DORA MAQI DEGO</text:p>
          </table:table-cell>
          <table:table-cell/>
        </table:table-row>
        <table:table-row table:style-name="ro1">
          <table:table-cell office:value-type="string" calcext:value-type="string">
            <text:p>Q70892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3</text:p>
          </table:table-cell>
          <table:table-cell office:value-type="float" office:value="123" calcext:value-type="float">
            <text:p>123</text:p>
          </table:table-cell>
          <table:table-cell table:formula="of:=&quot;Ogam Stone &quot;&amp;[.C24]" office:value-type="string" office:string-value="Ogam Stone CIIC 123" calcext:value-type="string">
            <text:p>Ogam Stone CIIC 12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23" calcext:value-type="string">
            <text:p>CIIC 123</text:p>
          </table:table-cell>
          <table:table-cell table:formula="of:=&quot;Ogam Stein &quot;&amp;[.H24]" office:value-type="string" office:string-value="Ogam Stein CIIC 123" calcext:value-type="string">
            <text:p>Ogam Stein CIIC 123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BRI.....CELI ALACA...</text:p>
          </table:table-cell>
          <table:table-cell/>
        </table:table-row>
        <table:table-row table:style-name="ro1">
          <table:table-cell office:value-type="string" calcext:value-type="string">
            <text:p>Q708925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4</text:p>
          </table:table-cell>
          <table:table-cell office:value-type="float" office:value="124" calcext:value-type="float">
            <text:p>124</text:p>
          </table:table-cell>
          <table:table-cell table:formula="of:=&quot;Ogam Stone &quot;&amp;[.C25]" office:value-type="string" office:string-value="Ogam Stone CIIC 124" calcext:value-type="string">
            <text:p>Ogam Stone CIIC 12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24" calcext:value-type="string">
            <text:p>CIIC 124</text:p>
          </table:table-cell>
          <table:table-cell table:formula="of:=&quot;Ogam Stein &quot;&amp;[.H25]" office:value-type="string" office:string-value="Ogam Stein CIIC 124" calcext:value-type="string">
            <text:p>Ogam Stein CIIC 124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AVLAMATTIAS MUCCOI [..]OELURI AVI AKER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5</text:p>
          </table:table-cell>
          <table:table-cell office:value-type="float" office:value="125" calcext:value-type="float">
            <text:p>125</text:p>
          </table:table-cell>
          <table:table-cell table:formula="of:=&quot;Ogam Stone &quot;&amp;[.C26]" office:value-type="string" office:string-value="Ogam Stone CIIC 125" calcext:value-type="string">
            <text:p>Ogam Stone CIIC 12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25" calcext:value-type="string">
            <text:p>CIIC 125</text:p>
          </table:table-cell>
          <table:table-cell table:formula="of:=&quot;Ogam Stein &quot;&amp;[.H26]" office:value-type="string" office:string-value="Ogam Stein CIIC 125" calcext:value-type="string">
            <text:p>Ogam Stein CIIC 125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RCIAS MAQI VALAMNI</text:p>
          </table:table-cell>
          <table:table-cell/>
        </table:table-row>
        <table:table-row table:style-name="ro1">
          <table:table-cell office:value-type="string" calcext:value-type="string">
            <text:p>Q70892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6</text:p>
          </table:table-cell>
          <table:table-cell office:value-type="float" office:value="126" calcext:value-type="float">
            <text:p>126</text:p>
          </table:table-cell>
          <table:table-cell table:formula="of:=&quot;Ogam Stone &quot;&amp;[.C27]" office:value-type="string" office:string-value="Ogam Stone CIIC 126" calcext:value-type="string">
            <text:p>Ogam Stone CIIC 12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26" calcext:value-type="string">
            <text:p>CIIC 126</text:p>
          </table:table-cell>
          <table:table-cell table:formula="of:=&quot;Ogam Stein &quot;&amp;[.H27]" office:value-type="string" office:string-value="Ogam Stein CIIC 126" calcext:value-type="string">
            <text:p>Ogam Stein CIIC 126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DACUNA [MAQI] TOBIRA MUCOI SOG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7</text:p>
          </table:table-cell>
          <table:table-cell office:value-type="float" office:value="127" calcext:value-type="float">
            <text:p>127</text:p>
          </table:table-cell>
          <table:table-cell table:formula="of:=&quot;Ogam Stone &quot;&amp;[.C28]" office:value-type="string" office:string-value="Ogam Stone CIIC 127" calcext:value-type="string">
            <text:p>Ogam Stone CIIC 127</text:p>
          </table:table-cell>
          <table:table-cell office:value-type="string" calcext:value-type="string">
            <text:p>Ogam Stone 20 (Stone Corridor at UCC)</text:p>
          </table:table-cell>
          <table:table-cell office:value-type="string" calcext:value-type="string">
            <text:p>de</text:p>
          </table:table-cell>
          <table:table-cell table:formula="of:=[.C28]" office:value-type="string" office:string-value="CIIC 127" calcext:value-type="string">
            <text:p>CIIC 127</text:p>
          </table:table-cell>
          <table:table-cell table:formula="of:=&quot;Ogam Stein &quot;&amp;[.H28]" office:value-type="string" office:string-value="Ogam Stein CIIC 127" calcext:value-type="string">
            <text:p>Ogam Stein CIIC 127</text:p>
          </table:table-cell>
          <table:table-cell office:value-type="string" calcext:value-type="string">
            <text:p>Ogham Stein 20 (Stein Corridor at UCC)</text:p>
          </table:table-cell>
          <table:table-cell office:value-type="string" calcext:value-type="string">
            <text:p>51.9463889,-8.757222222222222</text:p>
          </table:table-cell>
          <table:table-cell office:value-type="string" calcext:value-type="string">
            <text:p>Q853940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LASPOG B TTMACDE</text:p>
          </table:table-cell>
          <table:table-cell/>
        </table:table-row>
        <table:table-row table:style-name="ro1">
          <table:table-cell office:value-type="string" calcext:value-type="string">
            <text:p>Q70885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8</text:p>
          </table:table-cell>
          <table:table-cell office:value-type="float" office:value="128" calcext:value-type="float">
            <text:p>128</text:p>
          </table:table-cell>
          <table:table-cell table:formula="of:=&quot;Ogam Stone &quot;&amp;[.C29]" office:value-type="string" office:string-value="Ogam Stone CIIC 128" calcext:value-type="string">
            <text:p>Ogam Stone CIIC 128</text:p>
          </table:table-cell>
          <table:table-cell office:value-type="string" calcext:value-type="string">
            <text:p>Ogam Stone 25 (Stone Corridor at UCC)</text:p>
          </table:table-cell>
          <table:table-cell office:value-type="string" calcext:value-type="string">
            <text:p>de</text:p>
          </table:table-cell>
          <table:table-cell table:formula="of:=[.C29]" office:value-type="string" office:string-value="CIIC 128" calcext:value-type="string">
            <text:p>CIIC 128</text:p>
          </table:table-cell>
          <table:table-cell table:formula="of:=&quot;Ogam Stein &quot;&amp;[.H29]" office:value-type="string" office:string-value="Ogam Stein CIIC 128" calcext:value-type="string">
            <text:p>Ogam Stein CIIC 128</text:p>
          </table:table-cell>
          <table:table-cell office:value-type="string" calcext:value-type="string">
            <text:p>Ogham Stein 25 (Stein Corridor at UCC)</text:p>
          </table:table-cell>
          <table:table-cell office:value-type="string" calcext:value-type="string">
            <text:p>52.0075,-8.909166666666668</text:p>
          </table:table-cell>
          <table:table-cell office:value-type="string" calcext:value-type="string">
            <text:p>Q853939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OVETI MAQI LOCARENAS CELI MAQI-CULIDOVI</text:p>
          </table:table-cell>
          <table:table-cell/>
        </table:table-row>
        <table:table-row table:style-name="ro1">
          <table:table-cell office:value-type="string" calcext:value-type="string">
            <text:p>Q708925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9</text:p>
          </table:table-cell>
          <table:table-cell office:value-type="float" office:value="129" calcext:value-type="float">
            <text:p>129</text:p>
          </table:table-cell>
          <table:table-cell table:formula="of:=&quot;Ogam Stone &quot;&amp;[.C30]" office:value-type="string" office:string-value="Ogam Stone CIIC 129" calcext:value-type="string">
            <text:p>Ogam Stone CIIC 12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29" calcext:value-type="string">
            <text:p>CIIC 129</text:p>
          </table:table-cell>
          <table:table-cell table:formula="of:=&quot;Ogam Stein &quot;&amp;[.H30]" office:value-type="string" office:string-value="Ogam Stein CIIC 129" calcext:value-type="string">
            <text:p>Ogam Stein CIIC 129</text:p>
          </table:table-cell>
          <table:table-cell/>
          <table:table-cell office:value-type="string" calcext:value-type="string">
            <text:p>51.5086111,-9.02638888888889</text:p>
          </table:table-cell>
          <table:table-cell office:value-type="string" calcext:value-type="string">
            <text:p>Q853939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OANAI MAQI EQOD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0</text:p>
          </table:table-cell>
          <table:table-cell office:value-type="float" office:value="130" calcext:value-type="float">
            <text:p>130</text:p>
          </table:table-cell>
          <table:table-cell table:formula="of:=&quot;Ogam Stone &quot;&amp;[.C31]" office:value-type="string" office:string-value="Ogam Stone CIIC 130" calcext:value-type="string">
            <text:p>Ogam Stone CIIC 13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30" calcext:value-type="string">
            <text:p>CIIC 130</text:p>
          </table:table-cell>
          <table:table-cell table:formula="of:=&quot;Ogam Stein &quot;&amp;[.H31]" office:value-type="string" office:string-value="Ogam Stein CIIC 130" calcext:value-type="string">
            <text:p>Ogam Stein CIIC 130</text:p>
          </table:table-cell>
          <table:table-cell/>
          <table:table-cell office:value-type="string" calcext:value-type="string">
            <text:p>52.0666667,-8.928055555555554</text:p>
          </table:table-cell>
          <table:table-cell office:value-type="string" calcext:value-type="string">
            <text:p>Q853939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SECIDARI</text:p>
          </table:table-cell>
          <table:table-cell/>
        </table:table-row>
        <table:table-row table:style-name="ro1">
          <table:table-cell office:value-type="string" calcext:value-type="string">
            <text:p>Q708925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1</text:p>
          </table:table-cell>
          <table:table-cell office:value-type="float" office:value="131" calcext:value-type="float">
            <text:p>131</text:p>
          </table:table-cell>
          <table:table-cell table:formula="of:=&quot;Ogam Stone &quot;&amp;[.C32]" office:value-type="string" office:string-value="Ogam Stone CIIC 131" calcext:value-type="string">
            <text:p>Ogam Stone CIIC 13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31" calcext:value-type="string">
            <text:p>CIIC 131</text:p>
          </table:table-cell>
          <table:table-cell table:formula="of:=&quot;Ogam Stein &quot;&amp;[.H32]" office:value-type="string" office:string-value="Ogam Stein CIIC 131" calcext:value-type="string">
            <text:p>Ogam Stein CIIC 131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ITUBIRI MAQI QECIA</text:p>
          </table:table-cell>
          <table:table-cell/>
        </table:table-row>
        <table:table-row table:style-name="ro1">
          <table:table-cell office:value-type="string" calcext:value-type="string">
            <text:p>Q70892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2</text:p>
          </table:table-cell>
          <table:table-cell office:value-type="float" office:value="132" calcext:value-type="float">
            <text:p>132</text:p>
          </table:table-cell>
          <table:table-cell table:formula="of:=&quot;Ogam Stone &quot;&amp;[.C33]" office:value-type="string" office:string-value="Ogam Stone CIIC 132" calcext:value-type="string">
            <text:p>Ogam Stone CIIC 13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32" calcext:value-type="string">
            <text:p>CIIC 132</text:p>
          </table:table-cell>
          <table:table-cell table:formula="of:=&quot;Ogam Stein &quot;&amp;[.H33]" office:value-type="string" office:string-value="Ogam Stein CIIC 132" calcext:value-type="string">
            <text:p>Ogam Stein CIIC 132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ACAVAGNI</text:p>
          </table:table-cell>
          <table:table-cell/>
        </table:table-row>
        <table:table-row table:style-name="ro1">
          <table:table-cell office:value-type="string" calcext:value-type="string">
            <text:p>Q708925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3</text:p>
          </table:table-cell>
          <table:table-cell office:value-type="float" office:value="133" calcext:value-type="float">
            <text:p>133</text:p>
          </table:table-cell>
          <table:table-cell table:formula="of:=&quot;Ogam Stone &quot;&amp;[.C34]" office:value-type="string" office:string-value="Ogam Stone CIIC 133" calcext:value-type="string">
            <text:p>Ogam Stone CIIC 13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33" calcext:value-type="string">
            <text:p>CIIC 133</text:p>
          </table:table-cell>
          <table:table-cell table:formula="of:=&quot;Ogam Stein &quot;&amp;[.H34]" office:value-type="string" office:string-value="Ogam Stein CIIC 133" calcext:value-type="string">
            <text:p>Ogam Stein CIIC 133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AITEVIA</text:p>
          </table:table-cell>
          <table:table-cell/>
        </table:table-row>
        <table:table-row table:style-name="ro1">
          <table:table-cell office:value-type="string" calcext:value-type="string">
            <text:p>Q708925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4</text:p>
          </table:table-cell>
          <table:table-cell office:value-type="float" office:value="134" calcext:value-type="float">
            <text:p>134</text:p>
          </table:table-cell>
          <table:table-cell table:formula="of:=&quot;Ogam Stone &quot;&amp;[.C35]" office:value-type="string" office:string-value="Ogam Stone CIIC 134" calcext:value-type="string">
            <text:p>Ogam Stone CIIC 13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34" calcext:value-type="string">
            <text:p>CIIC 134</text:p>
          </table:table-cell>
          <table:table-cell table:formula="of:=&quot;Ogam Stein &quot;&amp;[.H35]" office:value-type="string" office:string-value="Ogam Stein CIIC 134" calcext:value-type="string">
            <text:p>Ogam Stein CIIC 134</text:p>
          </table:table-cell>
          <table:table-cell/>
          <table:table-cell office:value-type="string" calcext:value-type="string">
            <text:p>51.8283333,-9.228055555555555</text:p>
          </table:table-cell>
          <table:table-cell office:value-type="string" calcext:value-type="string">
            <text:p>Q8539408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SSICONA</text:p>
          </table:table-cell>
          <table:table-cell/>
        </table:table-row>
        <table:table-row table:style-name="ro1">
          <table:table-cell office:value-type="string" calcext:value-type="string">
            <text:p>Q7089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5</text:p>
          </table:table-cell>
          <table:table-cell office:value-type="float" office:value="135" calcext:value-type="float">
            <text:p>135</text:p>
          </table:table-cell>
          <table:table-cell table:formula="of:=&quot;Ogam Stone &quot;&amp;[.C36]" office:value-type="string" office:string-value="Ogam Stone CIIC 135" calcext:value-type="string">
            <text:p>Ogam Stone CIIC 13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35" calcext:value-type="string">
            <text:p>CIIC 135</text:p>
          </table:table-cell>
          <table:table-cell table:formula="of:=&quot;Ogam Stein &quot;&amp;[.H36]" office:value-type="string" office:string-value="Ogam Stein CIIC 135" calcext:value-type="string">
            <text:p>Ogam Stein CIIC 135</text:p>
          </table:table-cell>
          <table:table-cell/>
          <table:table-cell office:value-type="string" calcext:value-type="string">
            <text:p>51.9261111,-9.08388888888889</text:p>
          </table:table-cell>
          <table:table-cell office:value-type="string" calcext:value-type="string">
            <text:p>Q853941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NNACCANNI MAQI AILLUATTAN</text:p>
          </table:table-cell>
          <table:table-cell/>
        </table:table-row>
        <table:table-row table:style-name="ro1">
          <table:table-cell office:value-type="string" calcext:value-type="string">
            <text:p>Q708925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6</text:p>
          </table:table-cell>
          <table:table-cell office:value-type="float" office:value="136" calcext:value-type="float">
            <text:p>136</text:p>
          </table:table-cell>
          <table:table-cell table:formula="of:=&quot;Ogam Stone &quot;&amp;[.C37]" office:value-type="string" office:string-value="Ogam Stone CIIC 136" calcext:value-type="string">
            <text:p>Ogam Stone CIIC 13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36" calcext:value-type="string">
            <text:p>CIIC 136</text:p>
          </table:table-cell>
          <table:table-cell table:formula="of:=&quot;Ogam Stein &quot;&amp;[.H37]" office:value-type="string" office:string-value="Ogam Stein CIIC 136" calcext:value-type="string">
            <text:p>Ogam Stein CIIC 136</text:p>
          </table:table-cell>
          <table:table-cell/>
          <table:table-cell office:value-type="string" calcext:value-type="string">
            <text:p>52.3288889,-9.77277777777777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T[A]N ... QLOG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7</text:p>
          </table:table-cell>
          <table:table-cell office:value-type="float" office:value="137" calcext:value-type="float">
            <text:p>137</text:p>
          </table:table-cell>
          <table:table-cell table:formula="of:=&quot;Ogam Stone &quot;&amp;[.C38]" office:value-type="string" office:string-value="Ogam Stone CIIC 137" calcext:value-type="string">
            <text:p>Ogam Stone CIIC 13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37" calcext:value-type="string">
            <text:p>CIIC 137</text:p>
          </table:table-cell>
          <table:table-cell table:formula="of:=&quot;Ogam Stein &quot;&amp;[.H38]" office:value-type="string" office:string-value="Ogam Stein CIIC 137" calcext:value-type="string">
            <text:p>Ogam Stein CIIC 137</text:p>
          </table:table-cell>
          <table:table-cell/>
          <table:table-cell office:value-type="string" calcext:value-type="string">
            <text:p>52.3627778,-9.724166666666667</text:p>
          </table:table-cell>
          <table:table-cell office:value-type="string" calcext:value-type="string">
            <text:p>Q8539408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EDLLOIGGOI MACI SEDDO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8</text:p>
          </table:table-cell>
          <table:table-cell office:value-type="float" office:value="138" calcext:value-type="float">
            <text:p>138</text:p>
          </table:table-cell>
          <table:table-cell table:formula="of:=&quot;Ogam Stone &quot;&amp;[.C39]" office:value-type="string" office:string-value="Ogam Stone CIIC 138" calcext:value-type="string">
            <text:p>Ogam Stone CIIC 13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38" calcext:value-type="string">
            <text:p>CIIC 138</text:p>
          </table:table-cell>
          <table:table-cell table:formula="of:=&quot;Ogam Stein &quot;&amp;[.H39]" office:value-type="string" office:string-value="Ogam Stein CIIC 138" calcext:value-type="string">
            <text:p>Ogam Stein CIIC 138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DDIGNI MAQQI MUCCOI AN...</text:p>
          </table:table-cell>
          <table:table-cell/>
        </table:table-row>
        <table:table-row table:style-name="ro1">
          <table:table-cell office:value-type="string" calcext:value-type="string">
            <text:p>Q70892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9</text:p>
          </table:table-cell>
          <table:table-cell office:value-type="float" office:value="139" calcext:value-type="float">
            <text:p>139</text:p>
          </table:table-cell>
          <table:table-cell table:formula="of:=&quot;Ogam Stone &quot;&amp;[.C40]" office:value-type="string" office:string-value="Ogam Stone CIIC 139" calcext:value-type="string">
            <text:p>Ogam Stone CIIC 13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39" calcext:value-type="string">
            <text:p>CIIC 139</text:p>
          </table:table-cell>
          <table:table-cell table:formula="of:=&quot;Ogam Stein &quot;&amp;[.H40]" office:value-type="string" office:string-value="Ogam Stein CIIC 139" calcext:value-type="string">
            <text:p>Ogam Stein CIIC 139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IDANN MAQI MACORBO</text:p>
          </table:table-cell>
          <table:table-cell/>
        </table:table-row>
        <table:table-row table:style-name="ro1">
          <table:table-cell office:value-type="string" calcext:value-type="string">
            <text:p>Q70892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0</text:p>
          </table:table-cell>
          <table:table-cell office:value-type="float" office:value="140" calcext:value-type="float">
            <text:p>140</text:p>
          </table:table-cell>
          <table:table-cell table:formula="of:=&quot;Ogam Stone &quot;&amp;[.C41]" office:value-type="string" office:string-value="Ogam Stone CIIC 140" calcext:value-type="string">
            <text:p>Ogam Stone CIIC 14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40" calcext:value-type="string">
            <text:p>CIIC 140</text:p>
          </table:table-cell>
          <table:table-cell table:formula="of:=&quot;Ogam Stein &quot;&amp;[.H41]" office:value-type="string" office:string-value="Ogam Stein CIIC 140" calcext:value-type="string">
            <text:p>Ogam Stein CIIC 140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VVECCA MAQI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1</text:p>
          </table:table-cell>
          <table:table-cell office:value-type="float" office:value="141" calcext:value-type="float">
            <text:p>141</text:p>
          </table:table-cell>
          <table:table-cell table:formula="of:=&quot;Ogam Stone &quot;&amp;[.C42]" office:value-type="string" office:string-value="Ogam Stone CIIC 141" calcext:value-type="string">
            <text:p>Ogam Stone CIIC 14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41" calcext:value-type="string">
            <text:p>CIIC 141</text:p>
          </table:table-cell>
          <table:table-cell table:formula="of:=&quot;Ogam Stein &quot;&amp;[.H42]" office:value-type="string" office:string-value="Ogam Stein CIIC 141" calcext:value-type="string">
            <text:p>Ogam Stein CIIC 141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MQ[I-...O]GGODIK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2</text:p>
          </table:table-cell>
          <table:table-cell office:value-type="float" office:value="142" calcext:value-type="float">
            <text:p>142</text:p>
          </table:table-cell>
          <table:table-cell table:formula="of:=&quot;Ogam Stone &quot;&amp;[.C43]" office:value-type="string" office:string-value="Ogam Stone CIIC 142" calcext:value-type="string">
            <text:p>Ogam Stone CIIC 14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42" calcext:value-type="string">
            <text:p>CIIC 142</text:p>
          </table:table-cell>
          <table:table-cell table:formula="of:=&quot;Ogam Stein &quot;&amp;[.H43]" office:value-type="string" office:string-value="Ogam Stein CIIC 142" calcext:value-type="string">
            <text:p>Ogam Stein CIIC 142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 CELI AVI VU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3</text:p>
          </table:table-cell>
          <table:table-cell office:value-type="float" office:value="143" calcext:value-type="float">
            <text:p>143</text:p>
          </table:table-cell>
          <table:table-cell table:formula="of:=&quot;Ogam Stone &quot;&amp;[.C44]" office:value-type="string" office:string-value="Ogam Stone CIIC 143" calcext:value-type="string">
            <text:p>Ogam Stone CIIC 14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43" calcext:value-type="string">
            <text:p>CIIC 143</text:p>
          </table:table-cell>
          <table:table-cell table:formula="of:=&quot;Ogam Stein &quot;&amp;[.H44]" office:value-type="string" office:string-value="Ogam Stein CIIC 143" calcext:value-type="string">
            <text:p>Ogam Stein CIIC 143</text:p>
          </table:table-cell>
          <table:table-cell/>
          <table:table-cell office:value-type="string" calcext:value-type="string">
            <text:p>52.1591667,-10.063055555555556</text:p>
          </table:table-cell>
          <table:table-cell office:value-type="string" calcext:value-type="string">
            <text:p>Q853941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QMAQ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4</text:p>
          </table:table-cell>
          <table:table-cell office:value-type="float" office:value="144" calcext:value-type="float">
            <text:p>144</text:p>
          </table:table-cell>
          <table:table-cell table:formula="of:=&quot;Ogam Stone &quot;&amp;[.C45]" office:value-type="string" office:string-value="Ogam Stone CIIC 144" calcext:value-type="string">
            <text:p>Ogam Stone CIIC 14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44" calcext:value-type="string">
            <text:p>CIIC 144</text:p>
          </table:table-cell>
          <table:table-cell table:formula="of:=&quot;Ogam Stein &quot;&amp;[.H45]" office:value-type="string" office:string-value="Ogam Stein CIIC 144" calcext:value-type="string">
            <text:p>Ogam Stein CIIC 144</text:p>
          </table:table-cell>
          <table:table-cell/>
          <table:table-cell office:value-type="string" calcext:value-type="string">
            <text:p>52.1430556,-10.049166666666666</text:p>
          </table:table-cell>
          <table:table-cell office:value-type="string" calcext:value-type="string">
            <text:p>Q853940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ITAV</text:p>
          </table:table-cell>
          <table:table-cell/>
        </table:table-row>
        <table:table-row table:style-name="ro1">
          <table:table-cell office:value-type="string" calcext:value-type="string">
            <text:p>Q70892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5</text:p>
          </table:table-cell>
          <table:table-cell office:value-type="float" office:value="145" calcext:value-type="float">
            <text:p>145</text:p>
          </table:table-cell>
          <table:table-cell table:formula="of:=&quot;Ogam Stone &quot;&amp;[.C46]" office:value-type="string" office:string-value="Ogam Stone CIIC 145" calcext:value-type="string">
            <text:p>Ogam Stone CIIC 145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45" calcext:value-type="string">
            <text:p>CIIC 145</text:p>
          </table:table-cell>
          <table:table-cell table:formula="of:=&quot;Ogam Stein &quot;&amp;[.H46]" office:value-type="string" office:string-value="Ogam Stein CIIC 145" calcext:value-type="string">
            <text:p>Ogam Stein CIIC 145</text:p>
          </table:table-cell>
          <table:table-cell/>
          <table:table-cell office:value-type="string" calcext:value-type="string">
            <text:p>52.2675,-10.236944444444443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RIMITIR RON[A]NN MAQ COMOGA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6</text:p>
          </table:table-cell>
          <table:table-cell office:value-type="float" office:value="146" calcext:value-type="float">
            <text:p>146</text:p>
          </table:table-cell>
          <table:table-cell table:formula="of:=&quot;Ogam Stone &quot;&amp;[.C47]" office:value-type="string" office:string-value="Ogam Stone CIIC 146" calcext:value-type="string">
            <text:p>Ogam Stone CIIC 146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46" calcext:value-type="string">
            <text:p>CIIC 146</text:p>
          </table:table-cell>
          <table:table-cell table:formula="of:=&quot;Ogam Stein &quot;&amp;[.H47]" office:value-type="string" office:string-value="Ogam Stein CIIC 146" calcext:value-type="string">
            <text:p>Ogam Stein CIIC 146</text:p>
          </table:table-cell>
          <table:table-cell/>
          <table:table-cell office:value-type="string" calcext:value-type="string">
            <text:p>52.1666667,-10.382222222222223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QRIT MA[QI] QRITT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7</text:p>
          </table:table-cell>
          <table:table-cell office:value-type="float" office:value="147" calcext:value-type="float">
            <text:p>147</text:p>
          </table:table-cell>
          <table:table-cell table:formula="of:=&quot;Ogam Stone &quot;&amp;[.C48]" office:value-type="string" office:string-value="Ogam Stone CIIC 147" calcext:value-type="string">
            <text:p>Ogam Stone CIIC 147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47" calcext:value-type="string">
            <text:p>CIIC 147</text:p>
          </table:table-cell>
          <table:table-cell table:formula="of:=&quot;Ogam Stein &quot;&amp;[.H48]" office:value-type="string" office:string-value="Ogam Stein CIIC 147" calcext:value-type="string">
            <text:p>Ogam Stein CIIC 147</text:p>
          </table:table-cell>
          <table:table-cell/>
          <table:table-cell office:value-type="string" calcext:value-type="string">
            <text:p>52.1405556,-10.2075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INENA MAQI OLACON</text:p>
          </table:table-cell>
          <table:table-cell/>
        </table:table-row>
        <table:table-row table:style-name="ro1">
          <table:table-cell office:value-type="string" calcext:value-type="string">
            <text:p>Q70892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8</text:p>
          </table:table-cell>
          <table:table-cell office:value-type="float" office:value="148" calcext:value-type="float">
            <text:p>148</text:p>
          </table:table-cell>
          <table:table-cell table:formula="of:=&quot;Ogam Stone &quot;&amp;[.C49]" office:value-type="string" office:string-value="Ogam Stone CIIC 148" calcext:value-type="string">
            <text:p>Ogam Stone CIIC 148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48" calcext:value-type="string">
            <text:p>CIIC 148</text:p>
          </table:table-cell>
          <table:table-cell table:formula="of:=&quot;Ogam Stein &quot;&amp;[.H49]" office:value-type="string" office:string-value="Ogam Stein CIIC 148" calcext:value-type="string">
            <text:p>Ogam Stein CIIC 148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ONIRRAS MAQQI TENAC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9</text:p>
          </table:table-cell>
          <table:table-cell office:value-type="float" office:value="149" calcext:value-type="float">
            <text:p>149</text:p>
          </table:table-cell>
          <table:table-cell table:formula="of:=&quot;Ogam Stone &quot;&amp;[.C50]" office:value-type="string" office:string-value="Ogam Stone CIIC 149" calcext:value-type="string">
            <text:p>Ogam Stone CIIC 149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49" calcext:value-type="string">
            <text:p>CIIC 149</text:p>
          </table:table-cell>
          <table:table-cell table:formula="of:=&quot;Ogam Stein &quot;&amp;[.H50]" office:value-type="string" office:string-value="Ogam Stein CIIC 149" calcext:value-type="string">
            <text:p>Ogam Stein CIIC 149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QQI-QETTI MAQQI CUNITTI</text:p>
          </table:table-cell>
          <table:table-cell/>
        </table:table-row>
        <table:table-row table:style-name="ro1">
          <table:table-cell office:value-type="string" calcext:value-type="string">
            <text:p>Q708926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0</text:p>
          </table:table-cell>
          <table:table-cell office:value-type="float" office:value="150" calcext:value-type="float">
            <text:p>150</text:p>
          </table:table-cell>
          <table:table-cell table:formula="of:=&quot;Ogam Stone &quot;&amp;[.C51]" office:value-type="string" office:string-value="Ogam Stone CIIC 150" calcext:value-type="string">
            <text:p>Ogam Stone CIIC 150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50" calcext:value-type="string">
            <text:p>CIIC 150</text:p>
          </table:table-cell>
          <table:table-cell table:formula="of:=&quot;Ogam Stein &quot;&amp;[.H51]" office:value-type="string" office:string-value="Ogam Stein CIIC 150" calcext:value-type="string">
            <text:p>Ogam Stein CIIC 150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RAVICAS MAQI MUCOI DOVVINIAS</text:p>
          </table:table-cell>
          <table:table-cell/>
        </table:table-row>
        <calcext:conditional-formats>
          <calcext:conditional-format calcext:target-range-address="Import_170220_3.P1:Import_170220_3.P51">
            <calcext:condition calcext:apply-style-name="ConditionalStyle_2" calcext:value="contains-text(&quot;Q18122778&quot;)" calcext:base-cell-address="Import_170220_3.P1"/>
          </calcext:conditional-format>
          <calcext:conditional-format calcext:target-range-address="Import_170220_3.P1:Import_170220_3.P51">
            <calcext:condition calcext:apply-style-name="ConditionalStyle_1" calcext:value="formula-is(LEN(TRIM([.P1]))=0)" calcext:base-cell-address="Import_170220_3.P1"/>
          </calcext:conditional-format>
          <calcext:conditional-format calcext:target-range-address="Import_170220_3.O1:Import_170220_3.O51">
            <calcext:condition calcext:apply-style-name="ConditionalStyle_2" calcext:value="=&quot;n/a&quot;" calcext:base-cell-address="Import_170220_3.O1"/>
          </calcext:conditional-format>
        </calcext:conditional-formats>
      </table:table>
      <table:table table:name="Import_170220_4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0"/>
        <table:table-column table:style-name="co13" table:default-cell-style-name="ce91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6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1</text:p>
          </table:table-cell>
          <table:table-cell office:value-type="float" office:value="151" calcext:value-type="float">
            <text:p>151</text:p>
          </table:table-cell>
          <table:table-cell table:formula="of:=&quot;Ogam Stone &quot;&amp;[.C2]" office:value-type="string" office:string-value="Ogam Stone CIIC 151" calcext:value-type="string">
            <text:p>Ogam Stone CIIC 15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51" calcext:value-type="string">
            <text:p>CIIC 151</text:p>
          </table:table-cell>
          <table:table-cell table:formula="of:=&quot;Ogam Stein &quot;&amp;[.H2]" office:value-type="string" office:string-value="Ogam Stein CIIC 151" calcext:value-type="string">
            <text:p>Ogam Stein CIIC 151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OINIOAS</text:p>
          </table:table-cell>
          <table:table-cell/>
        </table:table-row>
        <table:table-row table:style-name="ro1">
          <table:table-cell office:value-type="string" calcext:value-type="string">
            <text:p>Q708926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2</text:p>
          </table:table-cell>
          <table:table-cell office:value-type="float" office:value="152" calcext:value-type="float">
            <text:p>152</text:p>
          </table:table-cell>
          <table:table-cell table:formula="of:=&quot;Ogam Stone &quot;&amp;[.C3]" office:value-type="string" office:string-value="Ogam Stone CIIC 152" calcext:value-type="string">
            <text:p>Ogam Stone CIIC 15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52" calcext:value-type="string">
            <text:p>CIIC 152</text:p>
          </table:table-cell>
          <table:table-cell table:formula="of:=&quot;Ogam Stein &quot;&amp;[.H3]" office:value-type="string" office:string-value="Ogam Stein CIIC 152" calcext:value-type="string">
            <text:p>Ogam Stein CIIC 152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BBAIS MAQQI DUN....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3</text:p>
          </table:table-cell>
          <table:table-cell office:value-type="float" office:value="153" calcext:value-type="float">
            <text:p>153</text:p>
          </table:table-cell>
          <table:table-cell table:formula="of:=&quot;Ogam Stone &quot;&amp;[.C4]" office:value-type="string" office:string-value="Ogam Stone CIIC 153" calcext:value-type="string">
            <text:p>Ogam Stone CIIC 153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153" calcext:value-type="string">
            <text:p>CIIC 153</text:p>
          </table:table-cell>
          <table:table-cell table:formula="of:=&quot;Ogam Stein &quot;&amp;[.H4]" office:value-type="string" office:string-value="Ogam Stein CIIC 153" calcext:value-type="string">
            <text:p>Ogam Stein CIIC 153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UCAMINI MAQQI CATT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4</text:p>
          </table:table-cell>
          <table:table-cell office:value-type="float" office:value="154" calcext:value-type="float">
            <text:p>154</text:p>
          </table:table-cell>
          <table:table-cell table:formula="of:=&quot;Ogam Stone &quot;&amp;[.C5]" office:value-type="string" office:string-value="Ogam Stone CIIC 154" calcext:value-type="string">
            <text:p>Ogam Stone CIIC 15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54" calcext:value-type="string">
            <text:p>CIIC 154</text:p>
          </table:table-cell>
          <table:table-cell table:formula="of:=&quot;Ogam Stein &quot;&amp;[.H5]" office:value-type="string" office:string-value="Ogam Stein CIIC 154" calcext:value-type="string">
            <text:p>Ogam Stein CIIC 154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CORBBI MAQQ[I MUCCOI DOVVIN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5</text:p>
          </table:table-cell>
          <table:table-cell office:value-type="float" office:value="155" calcext:value-type="float">
            <text:p>155</text:p>
          </table:table-cell>
          <table:table-cell table:formula="of:=&quot;Ogam Stone &quot;&amp;[.C6]" office:value-type="string" office:string-value="Ogam Stone CIIC 155" calcext:value-type="string">
            <text:p>Ogam Stone CIIC 155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155" calcext:value-type="string">
            <text:p>CIIC 155</text:p>
          </table:table-cell>
          <table:table-cell table:formula="of:=&quot;Ogam Stein &quot;&amp;[.H6]" office:value-type="string" office:string-value="Ogam Stein CIIC 155" calcext:value-type="string">
            <text:p>Ogam Stein CIIC 155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KEVRITTI</text:p>
          </table:table-cell>
          <table:table-cell/>
        </table:table-row>
        <table:table-row table:style-name="ro1">
          <table:table-cell office:value-type="string" calcext:value-type="string">
            <text:p>Q708926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6</text:p>
          </table:table-cell>
          <table:table-cell office:value-type="float" office:value="156" calcext:value-type="float">
            <text:p>156</text:p>
          </table:table-cell>
          <table:table-cell table:formula="of:=&quot;Ogam Stone &quot;&amp;[.C7]" office:value-type="string" office:string-value="Ogam Stone CIIC 156" calcext:value-type="string">
            <text:p>Ogam Stone CIIC 15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56" calcext:value-type="string">
            <text:p>CIIC 156</text:p>
          </table:table-cell>
          <table:table-cell table:formula="of:=&quot;Ogam Stein &quot;&amp;[.H7]" office:value-type="string" office:string-value="Ogam Stein CIIC 156" calcext:value-type="string">
            <text:p>Ogam Stein CIIC 156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IARI KOI MAQQI MUCCOI DOVVINIAS</text:p>
          </table:table-cell>
          <table:table-cell/>
        </table:table-row>
        <table:table-row table:style-name="ro1">
          <table:table-cell office:value-type="string" calcext:value-type="string">
            <text:p>Q70892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7</text:p>
          </table:table-cell>
          <table:table-cell office:value-type="float" office:value="157" calcext:value-type="float">
            <text:p>157</text:p>
          </table:table-cell>
          <table:table-cell table:formula="of:=&quot;Ogam Stone &quot;&amp;[.C8]" office:value-type="string" office:string-value="Ogam Stone CIIC 157" calcext:value-type="string">
            <text:p>Ogam Stone CIIC 157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157" calcext:value-type="string">
            <text:p>CIIC 157</text:p>
          </table:table-cell>
          <table:table-cell table:formula="of:=&quot;Ogam Stein &quot;&amp;[.H8]" office:value-type="string" office:string-value="Ogam Stein CIIC 157" calcext:value-type="string">
            <text:p>Ogam Stein CIIC 157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OVETI MAQQi CATTINI</text:p>
          </table:table-cell>
          <table:table-cell/>
        </table:table-row>
        <table:table-row table:style-name="ro1">
          <table:table-cell office:value-type="string" calcext:value-type="string">
            <text:p>Q708926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8</text:p>
          </table:table-cell>
          <table:table-cell office:value-type="float" office:value="158" calcext:value-type="float">
            <text:p>158</text:p>
          </table:table-cell>
          <table:table-cell table:formula="of:=&quot;Ogam Stone &quot;&amp;[.C9]" office:value-type="string" office:string-value="Ogam Stone CIIC 158" calcext:value-type="string">
            <text:p>Ogam Stone CIIC 15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58" calcext:value-type="string">
            <text:p>CIIC 158</text:p>
          </table:table-cell>
          <table:table-cell table:formula="of:=&quot;Ogam Stein &quot;&amp;[.H9]" office:value-type="string" office:string-value="Ogam Stein CIIC 158" calcext:value-type="string">
            <text:p>Ogam Stein CIIC 158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UVALLOS MAQQI DUCOVAROS</text:p>
          </table:table-cell>
          <table:table-cell/>
        </table:table-row>
        <table:table-row table:style-name="ro1">
          <table:table-cell office:value-type="string" calcext:value-type="string">
            <text:p>Q70892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9</text:p>
          </table:table-cell>
          <table:table-cell office:value-type="float" office:value="159" calcext:value-type="float">
            <text:p>159</text:p>
          </table:table-cell>
          <table:table-cell table:formula="of:=&quot;Ogam Stone &quot;&amp;[.C10]" office:value-type="string" office:string-value="Ogam Stone CIIC 159" calcext:value-type="string">
            <text:p>Ogam Stone CIIC 15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59" calcext:value-type="string">
            <text:p>CIIC 159</text:p>
          </table:table-cell>
          <table:table-cell table:formula="of:=&quot;Ogam Stein &quot;&amp;[.H10]" office:value-type="string" office:string-value="Ogam Stein CIIC 159" calcext:value-type="string">
            <text:p>Ogam Stein CIIC 159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DECCEDA MAQI GLASICONAS</text:p>
          </table:table-cell>
          <table:table-cell/>
        </table:table-row>
        <table:table-row table:style-name="ro1">
          <table:table-cell office:value-type="string" calcext:value-type="string">
            <text:p>Q7089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0</text:p>
          </table:table-cell>
          <table:table-cell office:value-type="float" office:value="160" calcext:value-type="float">
            <text:p>160</text:p>
          </table:table-cell>
          <table:table-cell table:formula="of:=&quot;Ogam Stone &quot;&amp;[.C11]" office:value-type="string" office:string-value="Ogam Stone CIIC 160" calcext:value-type="string">
            <text:p>Ogam Stone CIIC 16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60" calcext:value-type="string">
            <text:p>CIIC 160</text:p>
          </table:table-cell>
          <table:table-cell table:formula="of:=&quot;Ogam Stein &quot;&amp;[.H11]" office:value-type="string" office:string-value="Ogam Stein CIIC 160" calcext:value-type="string">
            <text:p>Ogam Stein CIIC 160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IA MAQA MAILAGNI CURCITTI</text:p>
          </table:table-cell>
          <table:table-cell/>
        </table:table-row>
        <table:table-row table:style-name="ro1">
          <table:table-cell office:value-type="string" calcext:value-type="string">
            <text:p>Q708926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1</text:p>
          </table:table-cell>
          <table:table-cell office:value-type="float" office:value="161" calcext:value-type="float">
            <text:p>161</text:p>
          </table:table-cell>
          <table:table-cell table:formula="of:=&quot;Ogam Stone &quot;&amp;[.C12]" office:value-type="string" office:string-value="Ogam Stone CIIC 161" calcext:value-type="string">
            <text:p>Ogam Stone CIIC 16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61" calcext:value-type="string">
            <text:p>CIIC 161</text:p>
          </table:table-cell>
          <table:table-cell table:formula="of:=&quot;Ogam Stein &quot;&amp;[.H12]" office:value-type="string" office:string-value="Ogam Stein CIIC 161" calcext:value-type="string">
            <text:p>Ogam Stein CIIC 161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NISSIONAS</text:p>
          </table:table-cell>
          <table:table-cell/>
        </table:table-row>
        <table:table-row table:style-name="ro1">
          <table:table-cell office:value-type="string" calcext:value-type="string">
            <text:p>Q708926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2</text:p>
          </table:table-cell>
          <table:table-cell office:value-type="float" office:value="162" calcext:value-type="float">
            <text:p>162</text:p>
          </table:table-cell>
          <table:table-cell table:formula="of:=&quot;Ogam Stone &quot;&amp;[.C13]" office:value-type="string" office:string-value="Ogam Stone CIIC 162" calcext:value-type="string">
            <text:p>Ogam Stone CIIC 162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162" calcext:value-type="string">
            <text:p>CIIC 162</text:p>
          </table:table-cell>
          <table:table-cell table:formula="of:=&quot;Ogam Stein &quot;&amp;[.H13]" office:value-type="string" office:string-value="Ogam Stein CIIC 162" calcext:value-type="string">
            <text:p>Ogam Stein CIIC 162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AVI CORBBI</text:p>
          </table:table-cell>
          <table:table-cell/>
        </table:table-row>
        <table:table-row table:style-name="ro1">
          <table:table-cell office:value-type="string" calcext:value-type="string">
            <text:p>Q70892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3</text:p>
          </table:table-cell>
          <table:table-cell office:value-type="float" office:value="163" calcext:value-type="float">
            <text:p>163</text:p>
          </table:table-cell>
          <table:table-cell table:formula="of:=&quot;Ogam Stone &quot;&amp;[.C14]" office:value-type="string" office:string-value="Ogam Stone CIIC 163" calcext:value-type="string">
            <text:p>Ogam Stone CIIC 163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163" calcext:value-type="string">
            <text:p>CIIC 163</text:p>
          </table:table-cell>
          <table:table-cell table:formula="of:=&quot;Ogam Stein &quot;&amp;[.H14]" office:value-type="string" office:string-value="Ogam Stein CIIC 163" calcext:value-type="string">
            <text:p>Ogam Stein CIIC 163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ETTA-LAMINACCA KOI MAQQI MUCOI DOVIN[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4</text:p>
          </table:table-cell>
          <table:table-cell office:value-type="float" office:value="164" calcext:value-type="float">
            <text:p>164</text:p>
          </table:table-cell>
          <table:table-cell table:formula="of:=&quot;Ogam Stone &quot;&amp;[.C15]" office:value-type="string" office:string-value="Ogam Stone CIIC 164" calcext:value-type="string">
            <text:p>Ogam Stone CIIC 164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164" calcext:value-type="string">
            <text:p>CIIC 164</text:p>
          </table:table-cell>
          <table:table-cell table:formula="of:=&quot;Ogam Stein &quot;&amp;[.H15]" office:value-type="string" office:string-value="Ogam Stein CIIC 164" calcext:value-type="string">
            <text:p>Ogam Stein CIIC 164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OENACUNAS M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5</text:p>
          </table:table-cell>
          <table:table-cell office:value-type="float" office:value="165" calcext:value-type="float">
            <text:p>165</text:p>
          </table:table-cell>
          <table:table-cell table:formula="of:=&quot;Ogam Stone &quot;&amp;[.C16]" office:value-type="string" office:string-value="Ogam Stone CIIC 165" calcext:value-type="string">
            <text:p>Ogam Stone CIIC 165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165" calcext:value-type="string">
            <text:p>CIIC 165</text:p>
          </table:table-cell>
          <table:table-cell table:formula="of:=&quot;Ogam Stein &quot;&amp;[.H16]" office:value-type="string" office:string-value="Ogam Stein CIIC 165" calcext:value-type="string">
            <text:p>Ogam Stein CIIC 165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D]DROGN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6</text:p>
          </table:table-cell>
          <table:table-cell office:value-type="float" office:value="166" calcext:value-type="float">
            <text:p>166</text:p>
          </table:table-cell>
          <table:table-cell table:formula="of:=&quot;Ogam Stone &quot;&amp;[.C17]" office:value-type="string" office:string-value="Ogam Stone CIIC 166" calcext:value-type="string">
            <text:p>Ogam Stone CIIC 166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166" calcext:value-type="string">
            <text:p>CIIC 166</text:p>
          </table:table-cell>
          <table:table-cell table:formula="of:=&quot;Ogam Stein &quot;&amp;[.H17]" office:value-type="string" office:string-value="Ogam Stein CIIC 166" calcext:value-type="string">
            <text:p>Ogam Stein CIIC 166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MAGNI MAQI VITALIN</text:p>
          </table:table-cell>
          <table:table-cell/>
        </table:table-row>
        <table:table-row table:style-name="ro1">
          <table:table-cell office:value-type="string" calcext:value-type="string">
            <text:p>Q708926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7</text:p>
          </table:table-cell>
          <table:table-cell office:value-type="float" office:value="167" calcext:value-type="float">
            <text:p>167</text:p>
          </table:table-cell>
          <table:table-cell table:formula="of:=&quot;Ogam Stone &quot;&amp;[.C18]" office:value-type="string" office:string-value="Ogam Stone CIIC 167" calcext:value-type="string">
            <text:p>Ogam Stone CIIC 167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167" calcext:value-type="string">
            <text:p>CIIC 167</text:p>
          </table:table-cell>
          <table:table-cell table:formula="of:=&quot;Ogam Stein &quot;&amp;[.H18]" office:value-type="string" office:string-value="Ogam Stein CIIC 167" calcext:value-type="string">
            <text:p>Ogam Stein CIIC 167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 [MAQ]I DROGNO MU[COI] 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8</text:p>
          </table:table-cell>
          <table:table-cell office:value-type="float" office:value="168" calcext:value-type="float">
            <text:p>168</text:p>
          </table:table-cell>
          <table:table-cell table:formula="of:=&quot;Ogam Stone &quot;&amp;[.C19]" office:value-type="string" office:string-value="Ogam Stone CIIC 168" calcext:value-type="string">
            <text:p>Ogam Stone CIIC 16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68" calcext:value-type="string">
            <text:p>CIIC 168</text:p>
          </table:table-cell>
          <table:table-cell table:formula="of:=&quot;Ogam Stein &quot;&amp;[.H19]" office:value-type="string" office:string-value="Ogam Stein CIIC 168" calcext:value-type="string">
            <text:p>Ogam Stein CIIC 168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RCCITOS</text:p>
          </table:table-cell>
          <table:table-cell/>
        </table:table-row>
        <table:table-row table:style-name="ro1">
          <table:table-cell office:value-type="string" calcext:value-type="string">
            <text:p>Q708926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9</text:p>
          </table:table-cell>
          <table:table-cell office:value-type="float" office:value="169" calcext:value-type="float">
            <text:p>169</text:p>
          </table:table-cell>
          <table:table-cell table:formula="of:=&quot;Ogam Stone &quot;&amp;[.C20]" office:value-type="string" office:string-value="Ogam Stone CIIC 169" calcext:value-type="string">
            <text:p>Ogam Stone CIIC 16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69" calcext:value-type="string">
            <text:p>CIIC 169</text:p>
          </table:table-cell>
          <table:table-cell table:formula="of:=&quot;Ogam Stein &quot;&amp;[.H20]" office:value-type="string" office:string-value="Ogam Stein CIIC 169" calcext:value-type="string">
            <text:p>Ogam Stein CIIC 169</text:p>
          </table:table-cell>
          <table:table-cell/>
          <table:table-cell office:value-type="string" calcext:value-type="string">
            <text:p>52.1605556,-10.323333333333332</text:p>
          </table:table-cell>
          <table:table-cell office:value-type="string" calcext:value-type="string">
            <text:p>Q853955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LIAG MAQI ERCA</text:p>
          </table:table-cell>
          <table:table-cell/>
        </table:table-row>
        <table:table-row table:style-name="ro1">
          <table:table-cell office:value-type="string" calcext:value-type="string">
            <text:p>Q708926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0</text:p>
          </table:table-cell>
          <table:table-cell office:value-type="float" office:value="170" calcext:value-type="float">
            <text:p>170</text:p>
          </table:table-cell>
          <table:table-cell table:formula="of:=&quot;Ogam Stone &quot;&amp;[.C21]" office:value-type="string" office:string-value="Ogam Stone CIIC 170" calcext:value-type="string">
            <text:p>Ogam Stone CIIC 17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70" calcext:value-type="string">
            <text:p>CIIC 170</text:p>
          </table:table-cell>
          <table:table-cell table:formula="of:=&quot;Ogam Stein &quot;&amp;[.H21]" office:value-type="string" office:string-value="Ogam Stein CIIC 170" calcext:value-type="string">
            <text:p>Ogam Stein CIIC 170</text:p>
          </table:table-cell>
          <table:table-cell/>
          <table:table-cell office:value-type="string" calcext:value-type="string">
            <text:p>52.1513889,-10.3275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I MAQI MAQI - AINIA MUC[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1</text:p>
          </table:table-cell>
          <table:table-cell office:value-type="float" office:value="171" calcext:value-type="float">
            <text:p>171</text:p>
          </table:table-cell>
          <table:table-cell table:formula="of:=&quot;Ogam Stone &quot;&amp;[.C22]" office:value-type="string" office:string-value="Ogam Stone CIIC 171" calcext:value-type="string">
            <text:p>Ogam Stone CIIC 17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71" calcext:value-type="string">
            <text:p>CIIC 171</text:p>
          </table:table-cell>
          <table:table-cell table:formula="of:=&quot;Ogam Stein &quot;&amp;[.H22]" office:value-type="string" office:string-value="Ogam Stein CIIC 171" calcext:value-type="string">
            <text:p>Ogam Stein CIIC 171</text:p>
          </table:table-cell>
          <table:table-cell/>
          <table:table-cell office:value-type="string" calcext:value-type="string">
            <text:p>52.1875,-10.029722222222222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GENNGG[I] MAQI RODD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2</text:p>
          </table:table-cell>
          <table:table-cell office:value-type="float" office:value="172" calcext:value-type="float">
            <text:p>172</text:p>
          </table:table-cell>
          <table:table-cell table:formula="of:=&quot;Ogam Stone &quot;&amp;[.C23]" office:value-type="string" office:string-value="Ogam Stone CIIC 172" calcext:value-type="string">
            <text:p>Ogam Stone CIIC 17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72" calcext:value-type="string">
            <text:p>CIIC 172</text:p>
          </table:table-cell>
          <table:table-cell table:formula="of:=&quot;Ogam Stein &quot;&amp;[.H23]" office:value-type="string" office:string-value="Ogam Stein CIIC 172" calcext:value-type="string">
            <text:p>Ogam Stein CIIC 172</text:p>
          </table:table-cell>
          <table:table-cell/>
          <table:table-cell office:value-type="string" calcext:value-type="string">
            <text:p>52.1558333,-10.400833333333333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OGITTACC MAQI SAGARETTOS</text:p>
          </table:table-cell>
          <table:table-cell/>
        </table:table-row>
        <table:table-row table:style-name="ro1">
          <table:table-cell office:value-type="string" calcext:value-type="string">
            <text:p>Q70892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3</text:p>
          </table:table-cell>
          <table:table-cell office:value-type="float" office:value="173" calcext:value-type="float">
            <text:p>173</text:p>
          </table:table-cell>
          <table:table-cell table:formula="of:=&quot;Ogam Stone &quot;&amp;[.C24]" office:value-type="string" office:string-value="Ogam Stone CIIC 173" calcext:value-type="string">
            <text:p>Ogam Stone CIIC 17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73" calcext:value-type="string">
            <text:p>CIIC 173</text:p>
          </table:table-cell>
          <table:table-cell table:formula="of:=&quot;Ogam Stein &quot;&amp;[.H24]" office:value-type="string" office:string-value="Ogam Stein CIIC 173" calcext:value-type="string">
            <text:p>Ogam Stein CIIC 173</text:p>
          </table:table-cell>
          <table:table-cell/>
          <table:table-cell office:value-type="string" calcext:value-type="string">
            <text:p>52.1469444,-10.036388888888888</text:p>
          </table:table-cell>
          <table:table-cell office:value-type="string" calcext:value-type="string">
            <text:p>Q853955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MAQ]QI MUCC[O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4</text:p>
          </table:table-cell>
          <table:table-cell office:value-type="float" office:value="174" calcext:value-type="float">
            <text:p>174</text:p>
          </table:table-cell>
          <table:table-cell table:formula="of:=&quot;Ogam Stone &quot;&amp;[.C25]" office:value-type="string" office:string-value="Ogam Stone CIIC 174" calcext:value-type="string">
            <text:p>Ogam Stone CIIC 17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74" calcext:value-type="string">
            <text:p>CIIC 174</text:p>
          </table:table-cell>
          <table:table-cell table:formula="of:=&quot;Ogam Stein &quot;&amp;[.H25]" office:value-type="string" office:string-value="Ogam Stein CIIC 174" calcext:value-type="string">
            <text:p>Ogam Stein CIIC 174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5</text:p>
          </table:table-cell>
          <table:table-cell office:value-type="float" office:value="175" calcext:value-type="float">
            <text:p>175</text:p>
          </table:table-cell>
          <table:table-cell table:formula="of:=&quot;Ogam Stone &quot;&amp;[.C26]" office:value-type="string" office:string-value="Ogam Stone CIIC 175" calcext:value-type="string">
            <text:p>Ogam Stone CIIC 17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75" calcext:value-type="string">
            <text:p>CIIC 175</text:p>
          </table:table-cell>
          <table:table-cell table:formula="of:=&quot;Ogam Stein &quot;&amp;[.H26]" office:value-type="string" office:string-value="Ogam Stein CIIC 175" calcext:value-type="string">
            <text:p>Ogam Stein CIIC 175</text:p>
          </table:table-cell>
          <table:table-cell/>
          <table:table-cell office:value-type="string" calcext:value-type="string">
            <text:p>52.1258333,-10.306944444444445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ERCCIAS MAQQI MUCOI DOVINIA</text:p>
          </table:table-cell>
          <table:table-cell/>
        </table:table-row>
        <table:table-row table:style-name="ro1">
          <table:table-cell office:value-type="string" calcext:value-type="string">
            <text:p>Q70892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6</text:p>
          </table:table-cell>
          <table:table-cell office:value-type="float" office:value="176" calcext:value-type="float">
            <text:p>176</text:p>
          </table:table-cell>
          <table:table-cell table:formula="of:=&quot;Ogam Stone &quot;&amp;[.C27]" office:value-type="string" office:string-value="Ogam Stone CIIC 176" calcext:value-type="string">
            <text:p>Ogam Stone CIIC 17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76" calcext:value-type="string">
            <text:p>CIIC 176</text:p>
          </table:table-cell>
          <table:table-cell table:formula="of:=&quot;Ogam Stein &quot;&amp;[.H27]" office:value-type="string" office:string-value="Ogam Stein CIIC 176" calcext:value-type="string">
            <text:p>Ogam Stein CIIC 176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NUNETT MOQI CONURI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7</text:p>
          </table:table-cell>
          <table:table-cell office:value-type="float" office:value="177" calcext:value-type="float">
            <text:p>177</text:p>
          </table:table-cell>
          <table:table-cell table:formula="of:=&quot;Ogam Stone &quot;&amp;[.C28]" office:value-type="string" office:string-value="Ogam Stone CIIC 177" calcext:value-type="string">
            <text:p>Ogam Stone CIIC 177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177" calcext:value-type="string">
            <text:p>CIIC 177</text:p>
          </table:table-cell>
          <table:table-cell table:formula="of:=&quot;Ogam Stein &quot;&amp;[.H28]" office:value-type="string" office:string-value="Ogam Stein CIIC 177" calcext:value-type="string">
            <text:p>Ogam Stein CIIC 177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ILARI AV[I].....COI VAG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8</text:p>
          </table:table-cell>
          <table:table-cell office:value-type="float" office:value="178" calcext:value-type="float">
            <text:p>178</text:p>
          </table:table-cell>
          <table:table-cell table:formula="of:=&quot;Ogam Stone &quot;&amp;[.C29]" office:value-type="string" office:string-value="Ogam Stone CIIC 178" calcext:value-type="string">
            <text:p>Ogam Stone CIIC 178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178" calcext:value-type="string">
            <text:p>CIIC 178</text:p>
          </table:table-cell>
          <table:table-cell table:formula="of:=&quot;Ogam Stein &quot;&amp;[.H29]" office:value-type="string" office:string-value="Ogam Stein CIIC 178" calcext:value-type="string">
            <text:p>Ogam Stein CIIC 178</text:p>
          </table:table-cell>
          <table:table-cell/>
          <table:table-cell office:value-type="string" calcext:value-type="string">
            <text:p>52.1119444,-10.458333333333332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 MAQI MAQI-ERCIAS MU DOVINIA</text:p>
          </table:table-cell>
          <table:table-cell/>
        </table:table-row>
        <table:table-row table:style-name="ro1">
          <table:table-cell office:value-type="string" calcext:value-type="string">
            <text:p>Q708926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9</text:p>
          </table:table-cell>
          <table:table-cell office:value-type="float" office:value="179" calcext:value-type="float">
            <text:p>179</text:p>
          </table:table-cell>
          <table:table-cell table:formula="of:=&quot;Ogam Stone &quot;&amp;[.C30]" office:value-type="string" office:string-value="Ogam Stone CIIC 179" calcext:value-type="string">
            <text:p>Ogam Stone CIIC 17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79" calcext:value-type="string">
            <text:p>CIIC 179</text:p>
          </table:table-cell>
          <table:table-cell table:formula="of:=&quot;Ogam Stein &quot;&amp;[.H30]" office:value-type="string" office:string-value="Ogam Stein CIIC 179" calcext:value-type="string">
            <text:p>Ogam Stein CIIC 179</text:p>
          </table:table-cell>
          <table:table-cell/>
          <table:table-cell office:value-type="string" calcext:value-type="string">
            <text:p>52.14,-10.270000000000001</text:p>
          </table:table-cell>
          <table:table-cell office:value-type="string" calcext:value-type="string">
            <text:p>Q853955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ETORIG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0</text:p>
          </table:table-cell>
          <table:table-cell office:value-type="float" office:value="180" calcext:value-type="float">
            <text:p>180</text:p>
          </table:table-cell>
          <table:table-cell table:formula="of:=&quot;Ogam Stone &quot;&amp;[.C31]" office:value-type="string" office:string-value="Ogam Stone CIIC 180" calcext:value-type="string">
            <text:p>Ogam Stone CIIC 18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80" calcext:value-type="string">
            <text:p>CIIC 180</text:p>
          </table:table-cell>
          <table:table-cell table:formula="of:=&quot;Ogam Stein &quot;&amp;[.H31]" office:value-type="string" office:string-value="Ogam Stein CIIC 180" calcext:value-type="string">
            <text:p>Ogam Stein CIIC 180</text:p>
          </table:table-cell>
          <table:table-cell/>
          <table:table-cell office:value-type="string" calcext:value-type="string">
            <text:p>52.1330556,-10.228055555555555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USCCOS MAQQI CALIACI[AS] M[AQQI MUCOI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1</text:p>
          </table:table-cell>
          <table:table-cell office:value-type="float" office:value="181" calcext:value-type="float">
            <text:p>181</text:p>
          </table:table-cell>
          <table:table-cell table:formula="of:=&quot;Ogam Stone &quot;&amp;[.C32]" office:value-type="string" office:string-value="Ogam Stone CIIC 181" calcext:value-type="string">
            <text:p>Ogam Stone CIIC 18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81" calcext:value-type="string">
            <text:p>CIIC 181</text:p>
          </table:table-cell>
          <table:table-cell table:formula="of:=&quot;Ogam Stein &quot;&amp;[.H32]" office:value-type="string" office:string-value="Ogam Stein CIIC 181" calcext:value-type="string">
            <text:p>Ogam Stein CIIC 181</text:p>
          </table:table-cell>
          <table:table-cell/>
          <table:table-cell office:value-type="string" calcext:value-type="string">
            <text:p>52.1352778,-10.270555555555557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LAGNI MAQ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2</text:p>
          </table:table-cell>
          <table:table-cell office:value-type="float" office:value="182" calcext:value-type="float">
            <text:p>182</text:p>
          </table:table-cell>
          <table:table-cell table:formula="of:=&quot;Ogam Stone &quot;&amp;[.C33]" office:value-type="string" office:string-value="Ogam Stone CIIC 182" calcext:value-type="string">
            <text:p>Ogam Stone CIIC 18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82" calcext:value-type="string">
            <text:p>CIIC 182</text:p>
          </table:table-cell>
          <table:table-cell table:formula="of:=&quot;Ogam Stein &quot;&amp;[.H33]" office:value-type="string" office:string-value="Ogam Stein CIIC 182" calcext:value-type="string">
            <text:p>Ogam Stein CIIC 182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NICCA</text:p>
          </table:table-cell>
          <table:table-cell/>
        </table:table-row>
        <table:table-row table:style-name="ro1">
          <table:table-cell office:value-type="string" calcext:value-type="string">
            <text:p>Q70892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3</text:p>
          </table:table-cell>
          <table:table-cell office:value-type="float" office:value="183" calcext:value-type="float">
            <text:p>183</text:p>
          </table:table-cell>
          <table:table-cell table:formula="of:=&quot;Ogam Stone &quot;&amp;[.C34]" office:value-type="string" office:string-value="Ogam Stone CIIC 183" calcext:value-type="string">
            <text:p>Ogam Stone CIIC 18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83" calcext:value-type="string">
            <text:p>CIIC 183</text:p>
          </table:table-cell>
          <table:table-cell table:formula="of:=&quot;Ogam Stein &quot;&amp;[.H34]" office:value-type="string" office:string-value="Ogam Stein CIIC 183" calcext:value-type="string">
            <text:p>Ogam Stein CIIC 183</text:p>
          </table:table-cell>
          <table:table-cell/>
          <table:table-cell office:value-type="string" calcext:value-type="string">
            <text:p>52.1033333,-10.437222222222223</text:p>
          </table:table-cell>
          <table:table-cell office:value-type="string" calcext:value-type="string">
            <text:p>Q853955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4</text:p>
          </table:table-cell>
          <table:table-cell office:value-type="float" office:value="184" calcext:value-type="float">
            <text:p>184</text:p>
          </table:table-cell>
          <table:table-cell table:formula="of:=&quot;Ogam Stone &quot;&amp;[.C35]" office:value-type="string" office:string-value="Ogam Stone CIIC 184" calcext:value-type="string">
            <text:p>Ogam Stone CIIC 18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84" calcext:value-type="string">
            <text:p>CIIC 184</text:p>
          </table:table-cell>
          <table:table-cell table:formula="of:=&quot;Ogam Stein &quot;&amp;[.H35]" office:value-type="string" office:string-value="Ogam Stein CIIC 184" calcext:value-type="string">
            <text:p>Ogam Stein CIIC 184</text:p>
          </table:table-cell>
          <table:table-cell/>
          <table:table-cell office:value-type="string" calcext:value-type="string">
            <text:p>52.1408333,-10.126666666666667</text:p>
          </table:table-cell>
          <table:table-cell office:value-type="string" calcext:value-type="string">
            <text:p>Q853955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DECEDDA MAQQI CATUVIQ[Q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5</text:p>
          </table:table-cell>
          <table:table-cell office:value-type="float" office:value="185" calcext:value-type="float">
            <text:p>185</text:p>
          </table:table-cell>
          <table:table-cell table:formula="of:=&quot;Ogam Stone &quot;&amp;[.C36]" office:value-type="string" office:string-value="Ogam Stone CIIC 185" calcext:value-type="string">
            <text:p>Ogam Stone CIIC 18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85" calcext:value-type="string">
            <text:p>CIIC 185</text:p>
          </table:table-cell>
          <table:table-cell table:formula="of:=&quot;Ogam Stein &quot;&amp;[.H36]" office:value-type="string" office:string-value="Ogam Stein CIIC 185" calcext:value-type="string">
            <text:p>Ogam Stein CIIC 185</text:p>
          </table:table-cell>
          <table:table-cell/>
          <table:table-cell office:value-type="string" calcext:value-type="string">
            <text:p>52.0444444,-10.607777777777777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CO?]BB[A?] AVI VLATIAMI MAQ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6</text:p>
          </table:table-cell>
          <table:table-cell office:value-type="float" office:value="186" calcext:value-type="float">
            <text:p>186</text:p>
          </table:table-cell>
          <table:table-cell table:formula="of:=&quot;Ogam Stone &quot;&amp;[.C37]" office:value-type="string" office:string-value="Ogam Stone CIIC 186" calcext:value-type="string">
            <text:p>Ogam Stone CIIC 18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86" calcext:value-type="string">
            <text:p>CIIC 186</text:p>
          </table:table-cell>
          <table:table-cell table:formula="of:=&quot;Ogam Stein &quot;&amp;[.H37]" office:value-type="string" office:string-value="Ogam Stein CIIC 186" calcext:value-type="string">
            <text:p>Ogam Stein CIIC 186</text:p>
          </table:table-cell>
          <table:table-cell/>
          <table:table-cell office:value-type="string" calcext:value-type="string">
            <text:p>52.1533333,-10.300555555555556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QODDI SCI FINTEN</text:p>
          </table:table-cell>
          <table:table-cell/>
        </table:table-row>
        <table:table-row table:style-name="ro1">
          <table:table-cell office:value-type="string" calcext:value-type="string">
            <text:p>Q708927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7</text:p>
          </table:table-cell>
          <table:table-cell office:value-type="float" office:value="187" calcext:value-type="float">
            <text:p>187</text:p>
          </table:table-cell>
          <table:table-cell table:formula="of:=&quot;Ogam Stone &quot;&amp;[.C38]" office:value-type="string" office:string-value="Ogam Stone CIIC 187" calcext:value-type="string">
            <text:p>Ogam Stone CIIC 18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87" calcext:value-type="string">
            <text:p>CIIC 187</text:p>
          </table:table-cell>
          <table:table-cell table:formula="of:=&quot;Ogam Stein &quot;&amp;[.H38]" office:value-type="string" office:string-value="Ogam Stein CIIC 187" calcext:value-type="string">
            <text:p>Ogam Stein CIIC 187</text:p>
          </table:table-cell>
          <table:table-cell/>
          <table:table-cell office:value-type="string" calcext:value-type="string">
            <text:p>52.1883333,-10.333055555555555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ILE-INBIR MACI BROCANN</text:p>
          </table:table-cell>
          <table:table-cell/>
        </table:table-row>
        <table:table-row table:style-name="ro1">
          <table:table-cell office:value-type="string" calcext:value-type="string">
            <text:p>Q70892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8</text:p>
          </table:table-cell>
          <table:table-cell office:value-type="float" office:value="188" calcext:value-type="float">
            <text:p>188</text:p>
          </table:table-cell>
          <table:table-cell table:formula="of:=&quot;Ogam Stone &quot;&amp;[.C39]" office:value-type="string" office:string-value="Ogam Stone CIIC 188" calcext:value-type="string">
            <text:p>Ogam Stone CIIC 18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88" calcext:value-type="string">
            <text:p>CIIC 188</text:p>
          </table:table-cell>
          <table:table-cell table:formula="of:=&quot;Ogam Stein &quot;&amp;[.H39]" office:value-type="string" office:string-value="Ogam Stein CIIC 188" calcext:value-type="string">
            <text:p>Ogam Stein CIIC 188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1">
          <table:table-cell office:value-type="string" calcext:value-type="string">
            <text:p>Q70892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9</text:p>
          </table:table-cell>
          <table:table-cell office:value-type="float" office:value="189" calcext:value-type="float">
            <text:p>189</text:p>
          </table:table-cell>
          <table:table-cell table:formula="of:=&quot;Ogam Stone &quot;&amp;[.C40]" office:value-type="string" office:string-value="Ogam Stone CIIC 189" calcext:value-type="string">
            <text:p>Ogam Stone CIIC 18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89" calcext:value-type="string">
            <text:p>CIIC 189</text:p>
          </table:table-cell>
          <table:table-cell table:formula="of:=&quot;Ogam Stein &quot;&amp;[.H40]" office:value-type="string" office:string-value="Ogam Stein CIIC 189" calcext:value-type="string">
            <text:p>Ogam Stein CIIC 189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AŊTI LLOTETI AVI SRUSA.</text:p>
          </table:table-cell>
          <table:table-cell/>
        </table:table-row>
        <table:table-row table:style-name="ro1">
          <table:table-cell office:value-type="string" calcext:value-type="string">
            <text:p>Q708927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0</text:p>
          </table:table-cell>
          <table:table-cell office:value-type="float" office:value="190" calcext:value-type="float">
            <text:p>190</text:p>
          </table:table-cell>
          <table:table-cell table:formula="of:=&quot;Ogam Stone &quot;&amp;[.C41]" office:value-type="string" office:string-value="Ogam Stone CIIC 190" calcext:value-type="string">
            <text:p>Ogam Stone CIIC 19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90" calcext:value-type="string">
            <text:p>CIIC 190</text:p>
          </table:table-cell>
          <table:table-cell table:formula="of:=&quot;Ogam Stein &quot;&amp;[.H41]" office:value-type="string" office:string-value="Ogam Stein CIIC 190" calcext:value-type="string">
            <text:p>Ogam Stein CIIC 190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SUCTTIAS</text:p>
          </table:table-cell>
          <table:table-cell/>
        </table:table-row>
        <table:table-row table:style-name="ro1">
          <table:table-cell office:value-type="string" calcext:value-type="string">
            <text:p>Q708927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1</text:p>
          </table:table-cell>
          <table:table-cell office:value-type="float" office:value="191" calcext:value-type="float">
            <text:p>191</text:p>
          </table:table-cell>
          <table:table-cell table:formula="of:=&quot;Ogam Stone &quot;&amp;[.C42]" office:value-type="string" office:string-value="Ogam Stone CIIC 191" calcext:value-type="string">
            <text:p>Ogam Stone CIIC 19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91" calcext:value-type="string">
            <text:p>CIIC 191</text:p>
          </table:table-cell>
          <table:table-cell table:formula="of:=&quot;Ogam Stein &quot;&amp;[.H42]" office:value-type="string" office:string-value="Ogam Stein CIIC 191" calcext:value-type="string">
            <text:p>Ogam Stein CIIC 191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MICUNAS</text:p>
          </table:table-cell>
          <table:table-cell/>
        </table:table-row>
        <table:table-row table:style-name="ro1">
          <table:table-cell office:value-type="string" calcext:value-type="string">
            <text:p>Q70892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2</text:p>
          </table:table-cell>
          <table:table-cell office:value-type="float" office:value="192" calcext:value-type="float">
            <text:p>192</text:p>
          </table:table-cell>
          <table:table-cell table:formula="of:=&quot;Ogam Stone &quot;&amp;[.C43]" office:value-type="string" office:string-value="Ogam Stone CIIC 192" calcext:value-type="string">
            <text:p>Ogam Stone CIIC 19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92" calcext:value-type="string">
            <text:p>CIIC 192</text:p>
          </table:table-cell>
          <table:table-cell table:formula="of:=&quot;Ogam Stein &quot;&amp;[.H43]" office:value-type="string" office:string-value="Ogam Stein CIIC 192" calcext:value-type="string">
            <text:p>Ogam Stein CIIC 192</text:p>
          </table:table-cell>
          <table:table-cell/>
          <table:table-cell office:value-type="string" calcext:value-type="string">
            <text:p>52.2519444,-10.023333333333333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GNI MAQI D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3</text:p>
          </table:table-cell>
          <table:table-cell office:value-type="float" office:value="193" calcext:value-type="float">
            <text:p>193</text:p>
          </table:table-cell>
          <table:table-cell table:formula="of:=&quot;Ogam Stone &quot;&amp;[.C44]" office:value-type="string" office:string-value="Ogam Stone CIIC 193" calcext:value-type="string">
            <text:p>Ogam Stone CIIC 19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93" calcext:value-type="string">
            <text:p>CIIC 193</text:p>
          </table:table-cell>
          <table:table-cell table:formula="of:=&quot;Ogam Stein &quot;&amp;[.H44]" office:value-type="string" office:string-value="Ogam Stein CIIC 193" calcext:value-type="string">
            <text:p>Ogam Stein CIIC 193</text:p>
          </table:table-cell>
          <table:table-cell/>
          <table:table-cell office:value-type="string" calcext:value-type="string">
            <text:p>52.1447222,-10.35944444444444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OLMAN AILITHIR</text:p>
          </table:table-cell>
          <table:table-cell/>
        </table:table-row>
        <table:table-row table:style-name="ro1">
          <table:table-cell office:value-type="string" calcext:value-type="string">
            <text:p>Q708927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</text:p>
          </table:table-cell>
          <table:table-cell office:value-type="float" office:value="194" calcext:value-type="float">
            <text:p>194</text:p>
          </table:table-cell>
          <table:table-cell table:formula="of:=&quot;Ogam Stone &quot;&amp;[.C45]" office:value-type="string" office:string-value="Ogam Stone CIIC 194" calcext:value-type="string">
            <text:p>Ogam Stone CIIC 19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94" calcext:value-type="string">
            <text:p>CIIC 194</text:p>
          </table:table-cell>
          <table:table-cell table:formula="of:=&quot;Ogam Stein &quot;&amp;[.H45]" office:value-type="string" office:string-value="Ogam Stein CIIC 194" calcext:value-type="string">
            <text:p>Ogam Stein CIIC 194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IDANI MAQI DALO</text:p>
          </table:table-cell>
          <table:table-cell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formula="of:=&quot;Ogam Stone &quot;&amp;[.C46]" office:value-type="string" office:string-value="Ogam Stone CIIC 194a" calcext:value-type="string">
            <text:p>Ogam Stone CIIC 194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94a" calcext:value-type="string">
            <text:p>CIIC 194a</text:p>
          </table:table-cell>
          <table:table-cell table:formula="of:=&quot;Ogam Stein &quot;&amp;[.H46]" office:value-type="string" office:string-value="Ogam Stein CIIC 194a" calcext:value-type="string">
            <text:p>Ogam Stein CIIC 194a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LONNOCC MAQ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5</text:p>
          </table:table-cell>
          <table:table-cell office:value-type="float" office:value="195" calcext:value-type="float">
            <text:p>195</text:p>
          </table:table-cell>
          <table:table-cell table:formula="of:=&quot;Ogam Stone &quot;&amp;[.C47]" office:value-type="string" office:string-value="Ogam Stone CIIC 195" calcext:value-type="string">
            <text:p>Ogam Stone CIIC 195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95" calcext:value-type="string">
            <text:p>CIIC 195</text:p>
          </table:table-cell>
          <table:table-cell table:formula="of:=&quot;Ogam Stein &quot;&amp;[.H47]" office:value-type="string" office:string-value="Ogam Stein CIIC 195" calcext:value-type="string">
            <text:p>Ogam Stein CIIC 195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RCI MAQI MUCOI V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6</text:p>
          </table:table-cell>
          <table:table-cell office:value-type="float" office:value="196" calcext:value-type="float">
            <text:p>196</text:p>
          </table:table-cell>
          <table:table-cell table:formula="of:=&quot;Ogam Stone &quot;&amp;[.C48]" office:value-type="string" office:string-value="Ogam Stone CIIC 196" calcext:value-type="string">
            <text:p>Ogam Stone CIIC 196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96" calcext:value-type="string">
            <text:p>CIIC 196</text:p>
          </table:table-cell>
          <table:table-cell table:formula="of:=&quot;Ogam Stein &quot;&amp;[.H48]" office:value-type="string" office:string-value="Ogam Stein CIIC 196" calcext:value-type="string">
            <text:p>Ogam Stein CIIC 196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AVICCAS MAQI CO[...</text:p>
          </table:table-cell>
          <table:table-cell/>
        </table:table-row>
        <table:table-row table:style-name="ro1">
          <table:table-cell office:value-type="string" calcext:value-type="string">
            <text:p>Q70892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7</text:p>
          </table:table-cell>
          <table:table-cell office:value-type="float" office:value="197" calcext:value-type="float">
            <text:p>197</text:p>
          </table:table-cell>
          <table:table-cell table:formula="of:=&quot;Ogam Stone &quot;&amp;[.C49]" office:value-type="string" office:string-value="Ogam Stone CIIC 197" calcext:value-type="string">
            <text:p>Ogam Stone CIIC 197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97" calcext:value-type="string">
            <text:p>CIIC 197</text:p>
          </table:table-cell>
          <table:table-cell table:formula="of:=&quot;Ogam Stein &quot;&amp;[.H49]" office:value-type="string" office:string-value="Ogam Stein CIIC 197" calcext:value-type="string">
            <text:p>Ogam Stein CIIC 197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EGOS MAQI MOCOI TOICAKI</text:p>
          </table:table-cell>
          <table:table-cell/>
        </table:table-row>
        <table:table-row table:style-name="ro1">
          <table:table-cell office:value-type="string" calcext:value-type="string">
            <text:p>Q708927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8</text:p>
          </table:table-cell>
          <table:table-cell office:value-type="float" office:value="198" calcext:value-type="float">
            <text:p>198</text:p>
          </table:table-cell>
          <table:table-cell table:formula="of:=&quot;Ogam Stone &quot;&amp;[.C50]" office:value-type="string" office:string-value="Ogam Stone CIIC 198" calcext:value-type="string">
            <text:p>Ogam Stone CIIC 198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98" calcext:value-type="string">
            <text:p>CIIC 198</text:p>
          </table:table-cell>
          <table:table-cell table:formula="of:=&quot;Ogam Stein &quot;&amp;[.H50]" office:value-type="string" office:string-value="Ogam Stein CIIC 198" calcext:value-type="string">
            <text:p>Ogam Stein CIIC 198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EAS MAQI MAQI-DDUMILEAS MUCOI TOICACI</text:p>
          </table:table-cell>
          <table:table-cell/>
        </table:table-row>
        <table:table-row table:style-name="ro1">
          <table:table-cell office:value-type="string" calcext:value-type="string">
            <text:p>Q70892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9</text:p>
          </table:table-cell>
          <table:table-cell office:value-type="float" office:value="199" calcext:value-type="float">
            <text:p>199</text:p>
          </table:table-cell>
          <table:table-cell table:formula="of:=&quot;Ogam Stone &quot;&amp;[.C51]" office:value-type="string" office:string-value="Ogam Stone CIIC 199" calcext:value-type="string">
            <text:p>Ogam Stone CIIC 199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99" calcext:value-type="string">
            <text:p>CIIC 199</text:p>
          </table:table-cell>
          <table:table-cell table:formula="of:=&quot;Ogam Stein &quot;&amp;[.H51]" office:value-type="string" office:string-value="Ogam Stein CIIC 199" calcext:value-type="string">
            <text:p>Ogam Stein CIIC 199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CENA</text:p>
          </table:table-cell>
          <table:table-cell/>
        </table:table-row>
        <calcext:conditional-formats>
          <calcext:conditional-format calcext:target-range-address="Import_170220_4.P1:Import_170220_4.P51">
            <calcext:condition calcext:apply-style-name="ConditionalStyle_2" calcext:value="contains-text(&quot;Q18122778&quot;)" calcext:base-cell-address="Import_170220_4.P1"/>
          </calcext:conditional-format>
          <calcext:conditional-format calcext:target-range-address="Import_170220_4.P1:Import_170220_4.P51">
            <calcext:condition calcext:apply-style-name="ConditionalStyle_1" calcext:value="formula-is(LEN(TRIM([.P1]))=0)" calcext:base-cell-address="Import_170220_4.P1"/>
          </calcext:conditional-format>
          <calcext:conditional-format calcext:target-range-address="Import_170220_4.O1:Import_170220_4.O51">
            <calcext:condition calcext:apply-style-name="ConditionalStyle_2" calcext:value="=&quot;n/a&quot;" calcext:base-cell-address="Import_170220_4.O1"/>
          </calcext:conditional-format>
        </calcext:conditional-formats>
      </table:table>
      <table:table table:name="Import_170220_5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2"/>
        <table:table-column table:style-name="co13" table:default-cell-style-name="ce93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0</text:p>
          </table:table-cell>
          <table:table-cell office:value-type="float" office:value="200" calcext:value-type="float">
            <text:p>200</text:p>
          </table:table-cell>
          <table:table-cell table:formula="of:=&quot;Ogam Stone &quot;&amp;[.C2]" office:value-type="string" office:string-value="Ogam Stone CIIC 200" calcext:value-type="string">
            <text:p>Ogam Stone CIIC 200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00" calcext:value-type="string">
            <text:p>CIIC 200</text:p>
          </table:table-cell>
          <table:table-cell table:formula="of:=&quot;Ogam Stein &quot;&amp;[.H2]" office:value-type="string" office:string-value="Ogam Stein CIIC 200" calcext:value-type="string">
            <text:p>Ogam Stein CIIC 200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TTAL MAQI VORGOS MAQI MUCOI TOICAC</text:p>
          </table:table-cell>
          <table:table-cell/>
        </table:table-row>
        <table:table-row table:style-name="ro1">
          <table:table-cell office:value-type="string" calcext:value-type="string">
            <text:p>Q708927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1</text:p>
          </table:table-cell>
          <table:table-cell office:value-type="float" office:value="201" calcext:value-type="float">
            <text:p>201</text:p>
          </table:table-cell>
          <table:table-cell table:formula="of:=&quot;Ogam Stone &quot;&amp;[.C3]" office:value-type="string" office:string-value="Ogam Stone CIIC 201" calcext:value-type="string">
            <text:p>Ogam Stone CIIC 201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01" calcext:value-type="string">
            <text:p>CIIC 201</text:p>
          </table:table-cell>
          <table:table-cell table:formula="of:=&quot;Ogam Stein &quot;&amp;[.H3]" office:value-type="string" office:string-value="Ogam Stein CIIC 201" calcext:value-type="string">
            <text:p>Ogam Stein CIIC 201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C[ ]GE [ ]M [..] Q[ ] ..[ ]D [ ]E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2</text:p>
          </table:table-cell>
          <table:table-cell office:value-type="float" office:value="202" calcext:value-type="float">
            <text:p>202</text:p>
          </table:table-cell>
          <table:table-cell table:formula="of:=&quot;Ogam Stone &quot;&amp;[.C4]" office:value-type="string" office:string-value="Ogam Stone CIIC 202" calcext:value-type="string">
            <text:p>Ogam Stone CIIC 202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02" calcext:value-type="string">
            <text:p>CIIC 202</text:p>
          </table:table-cell>
          <table:table-cell table:formula="of:=&quot;Ogam Stein &quot;&amp;[.H4]" office:value-type="string" office:string-value="Ogam Stein CIIC 202" calcext:value-type="string">
            <text:p>Ogam Stein CIIC 202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IOTTVRECC MAQI [....]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7978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3</text:p>
          </table:table-cell>
          <table:table-cell office:value-type="float" office:value="203" calcext:value-type="float">
            <text:p>203</text:p>
          </table:table-cell>
          <table:table-cell table:formula="of:=&quot;Ogam Stone &quot;&amp;[.C5]" office:value-type="string" office:string-value="Ogam Stone CIIC 203" calcext:value-type="string">
            <text:p>Ogam Stone CIIC 203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03" calcext:value-type="string">
            <text:p>CIIC 203</text:p>
          </table:table-cell>
          <table:table-cell table:formula="of:=&quot;Ogam Stein &quot;&amp;[.H5]" office:value-type="string" office:string-value="Ogam Stein CIIC 203" calcext:value-type="string">
            <text:p>Ogam Stein CIIC 203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DECEDA MAQ̣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4</text:p>
          </table:table-cell>
          <table:table-cell office:value-type="float" office:value="204" calcext:value-type="float">
            <text:p>204</text:p>
          </table:table-cell>
          <table:table-cell table:formula="of:=&quot;Ogam Stone &quot;&amp;[.C6]" office:value-type="string" office:string-value="Ogam Stone CIIC 204" calcext:value-type="string">
            <text:p>Ogam Stone CIIC 204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04" calcext:value-type="string">
            <text:p>CIIC 204</text:p>
          </table:table-cell>
          <table:table-cell table:formula="of:=&quot;Ogam Stein &quot;&amp;[.H6]" office:value-type="string" office:string-value="Ogam Stein CIIC 204" calcext:value-type="string">
            <text:p>Ogam Stein CIIC 204</text:p>
          </table:table-cell>
          <table:table-cell/>
          <table:table-cell office:value-type="string" calcext:value-type="string">
            <text:p>52.2086111,-9.621666666666668</text:p>
          </table:table-cell>
          <table:table-cell office:value-type="string" calcext:value-type="string">
            <text:p>Q853955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GANN MAQI NUADAT</text:p>
          </table:table-cell>
          <table:table-cell/>
        </table:table-row>
        <table:table-row table:style-name="ro1">
          <table:table-cell office:value-type="string" calcext:value-type="string">
            <text:p>Q708927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5</text:p>
          </table:table-cell>
          <table:table-cell office:value-type="float" office:value="205" calcext:value-type="float">
            <text:p>205</text:p>
          </table:table-cell>
          <table:table-cell table:formula="of:=&quot;Ogam Stone &quot;&amp;[.C7]" office:value-type="string" office:string-value="Ogam Stone CIIC 205" calcext:value-type="string">
            <text:p>Ogam Stone CIIC 205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05" calcext:value-type="string">
            <text:p>CIIC 205</text:p>
          </table:table-cell>
          <table:table-cell table:formula="of:=&quot;Ogam Stein &quot;&amp;[.H7]" office:value-type="string" office:string-value="Ogam Stein CIIC 205" calcext:value-type="string">
            <text:p>Ogam Stein CIIC 205</text:p>
          </table:table-cell>
          <table:table-cell/>
          <table:table-cell office:value-type="string" calcext:value-type="string">
            <text:p>51.9744444,-9.665000000000001</text:p>
          </table:table-cell>
          <table:table-cell office:value-type="string" calcext:value-type="string">
            <text:p>Q8539553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[M]....BNAG MA[Q?]QI ERC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6</text:p>
          </table:table-cell>
          <table:table-cell office:value-type="float" office:value="206" calcext:value-type="float">
            <text:p>206</text:p>
          </table:table-cell>
          <table:table-cell table:formula="of:=&quot;Ogam Stone &quot;&amp;[.C8]" office:value-type="string" office:string-value="Ogam Stone CIIC 206" calcext:value-type="string">
            <text:p>Ogam Stone CIIC 206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06" calcext:value-type="string">
            <text:p>CIIC 206</text:p>
          </table:table-cell>
          <table:table-cell table:formula="of:=&quot;Ogam Stein &quot;&amp;[.H8]" office:value-type="string" office:string-value="Ogam Stein CIIC 206" calcext:value-type="string">
            <text:p>Ogam Stein CIIC 206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RR[...]ANNI TIGIRN CEDATTOQA MAQI VEDELMET[T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7</text:p>
          </table:table-cell>
          <table:table-cell office:value-type="float" office:value="207" calcext:value-type="float">
            <text:p>207</text:p>
          </table:table-cell>
          <table:table-cell table:formula="of:=&quot;Ogam Stone &quot;&amp;[.C9]" office:value-type="string" office:string-value="Ogam Stone CIIC 207" calcext:value-type="string">
            <text:p>Ogam Stone CIIC 207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07" calcext:value-type="string">
            <text:p>CIIC 207</text:p>
          </table:table-cell>
          <table:table-cell table:formula="of:=&quot;Ogam Stein &quot;&amp;[.H9]" office:value-type="string" office:string-value="Ogam Stein CIIC 207" calcext:value-type="string">
            <text:p>Ogam Stein CIIC 207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CC MAQI L[UGUQ]RRI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8</text:p>
          </table:table-cell>
          <table:table-cell office:value-type="float" office:value="208" calcext:value-type="float">
            <text:p>208</text:p>
          </table:table-cell>
          <table:table-cell table:formula="of:=&quot;Ogam Stone &quot;&amp;[.C10]" office:value-type="string" office:string-value="Ogam Stone CIIC 208" calcext:value-type="string">
            <text:p>Ogam Stone CIIC 208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08" calcext:value-type="string">
            <text:p>CIIC 208</text:p>
          </table:table-cell>
          <table:table-cell table:formula="of:=&quot;Ogam Stein &quot;&amp;[.H10]" office:value-type="string" office:string-value="Ogam Stein CIIC 208" calcext:value-type="string">
            <text:p>Ogam Stein CIIC 208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MALL</text:p>
          </table:table-cell>
          <table:table-cell/>
        </table:table-row>
        <table:table-row table:style-name="ro1">
          <table:table-cell office:value-type="string" calcext:value-type="string">
            <text:p>Q708927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9</text:p>
          </table:table-cell>
          <table:table-cell office:value-type="float" office:value="209" calcext:value-type="float">
            <text:p>209</text:p>
          </table:table-cell>
          <table:table-cell table:formula="of:=&quot;Ogam Stone &quot;&amp;[.C11]" office:value-type="string" office:string-value="Ogam Stone CIIC 209" calcext:value-type="string">
            <text:p>Ogam Stone CIIC 209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09" calcext:value-type="string">
            <text:p>CIIC 209</text:p>
          </table:table-cell>
          <table:table-cell table:formula="of:=&quot;Ogam Stein &quot;&amp;[.H11]" office:value-type="string" office:string-value="Ogam Stein CIIC 209" calcext:value-type="string">
            <text:p>Ogam Stein CIIC 209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GGO MAQI AGILL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0</text:p>
          </table:table-cell>
          <table:table-cell office:value-type="float" office:value="210" calcext:value-type="float">
            <text:p>210</text:p>
          </table:table-cell>
          <table:table-cell table:formula="of:=&quot;Ogam Stone &quot;&amp;[.C12]" office:value-type="string" office:string-value="Ogam Stone CIIC 210" calcext:value-type="string">
            <text:p>Ogam Stone CIIC 210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10" calcext:value-type="string">
            <text:p>CIIC 210</text:p>
          </table:table-cell>
          <table:table-cell table:formula="of:=&quot;Ogam Stein &quot;&amp;[.H12]" office:value-type="string" office:string-value="Ogam Stein CIIC 210" calcext:value-type="string">
            <text:p>Ogam Stein CIIC 210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E[B?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1</text:p>
          </table:table-cell>
          <table:table-cell office:value-type="float" office:value="211" calcext:value-type="float">
            <text:p>211</text:p>
          </table:table-cell>
          <table:table-cell table:formula="of:=&quot;Ogam Stone &quot;&amp;[.C13]" office:value-type="string" office:string-value="Ogam Stone CIIC 211" calcext:value-type="string">
            <text:p>Ogam Stone CIIC 211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11" calcext:value-type="string">
            <text:p>CIIC 211</text:p>
          </table:table-cell>
          <table:table-cell table:formula="of:=&quot;Ogam Stein &quot;&amp;[.H13]" office:value-type="string" office:string-value="Ogam Stein CIIC 211" calcext:value-type="string">
            <text:p>Ogam Stein CIIC 211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RITTUVVECC MAQI VEDDON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2</text:p>
          </table:table-cell>
          <table:table-cell office:value-type="float" office:value="212" calcext:value-type="float">
            <text:p>212</text:p>
          </table:table-cell>
          <table:table-cell table:formula="of:=&quot;Ogam Stone &quot;&amp;[.C14]" office:value-type="string" office:string-value="Ogam Stone CIIC 212" calcext:value-type="string">
            <text:p>Ogam Stone CIIC 212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12" calcext:value-type="string">
            <text:p>CIIC 212</text:p>
          </table:table-cell>
          <table:table-cell table:formula="of:=&quot;Ogam Stein &quot;&amp;[.H14]" office:value-type="string" office:string-value="Ogam Stein CIIC 212" calcext:value-type="string">
            <text:p>Ogam Stein CIIC 212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3</text:p>
          </table:table-cell>
          <table:table-cell office:value-type="float" office:value="213" calcext:value-type="float">
            <text:p>213</text:p>
          </table:table-cell>
          <table:table-cell table:formula="of:=&quot;Ogam Stone &quot;&amp;[.C15]" office:value-type="string" office:string-value="Ogam Stone CIIC 213" calcext:value-type="string">
            <text:p>Ogam Stone CIIC 213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13" calcext:value-type="string">
            <text:p>CIIC 213</text:p>
          </table:table-cell>
          <table:table-cell table:formula="of:=&quot;Ogam Stein &quot;&amp;[.H15]" office:value-type="string" office:string-value="Ogam Stein CIIC 213" calcext:value-type="string">
            <text:p>Ogam Stein CIIC 213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RG</text:p>
          </table:table-cell>
          <table:table-cell/>
        </table:table-row>
        <table:table-row table:style-name="ro1">
          <table:table-cell office:value-type="string" calcext:value-type="string">
            <text:p>Q708927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4</text:p>
          </table:table-cell>
          <table:table-cell office:value-type="float" office:value="214" calcext:value-type="float">
            <text:p>214</text:p>
          </table:table-cell>
          <table:table-cell table:formula="of:=&quot;Ogam Stone &quot;&amp;[.C16]" office:value-type="string" office:string-value="Ogam Stone CIIC 214" calcext:value-type="string">
            <text:p>Ogam Stone CIIC 214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14" calcext:value-type="string">
            <text:p>CIIC 214</text:p>
          </table:table-cell>
          <table:table-cell table:formula="of:=&quot;Ogam Stein &quot;&amp;[.H16]" office:value-type="string" office:string-value="Ogam Stein CIIC 214" calcext:value-type="string">
            <text:p>Ogam Stein CIIC 214</text:p>
          </table:table-cell>
          <table:table-cell/>
          <table:table-cell office:value-type="string" calcext:value-type="string">
            <text:p>52.0680556,-9.71888888888889</text:p>
          </table:table-cell>
          <table:table-cell office:value-type="string" calcext:value-type="string">
            <text:p>Q853955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NVENI TEGG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5</text:p>
          </table:table-cell>
          <table:table-cell office:value-type="float" office:value="215" calcext:value-type="float">
            <text:p>215</text:p>
          </table:table-cell>
          <table:table-cell table:formula="of:=&quot;Ogam Stone &quot;&amp;[.C17]" office:value-type="string" office:string-value="Ogam Stone CIIC 215" calcext:value-type="string">
            <text:p>Ogam Stone CIIC 215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15" calcext:value-type="string">
            <text:p>CIIC 215</text:p>
          </table:table-cell>
          <table:table-cell table:formula="of:=&quot;Ogam Stein &quot;&amp;[.H17]" office:value-type="string" office:string-value="Ogam Stein CIIC 215" calcext:value-type="string">
            <text:p>Ogam Stein CIIC 215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LATTO CELI BATTIGNI</text:p>
          </table:table-cell>
          <table:table-cell/>
        </table:table-row>
        <table:table-row table:style-name="ro1">
          <table:table-cell office:value-type="string" calcext:value-type="string">
            <text:p>Q70892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6</text:p>
          </table:table-cell>
          <table:table-cell office:value-type="float" office:value="216" calcext:value-type="float">
            <text:p>216</text:p>
          </table:table-cell>
          <table:table-cell table:formula="of:=&quot;Ogam Stone &quot;&amp;[.C18]" office:value-type="string" office:string-value="Ogam Stone CIIC 216" calcext:value-type="string">
            <text:p>Ogam Stone CIIC 216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16" calcext:value-type="string">
            <text:p>CIIC 216</text:p>
          </table:table-cell>
          <table:table-cell table:formula="of:=&quot;Ogam Stein &quot;&amp;[.H18]" office:value-type="string" office:string-value="Ogam Stein CIIC 216" calcext:value-type="string">
            <text:p>Ogam Stein CIIC 216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OCTEAS MOSAC MAKINI</text:p>
          </table:table-cell>
          <table:table-cell/>
        </table:table-row>
        <table:table-row table:style-name="ro1">
          <table:table-cell office:value-type="string" calcext:value-type="string">
            <text:p>Q7089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7</text:p>
          </table:table-cell>
          <table:table-cell office:value-type="float" office:value="217" calcext:value-type="float">
            <text:p>217</text:p>
          </table:table-cell>
          <table:table-cell table:formula="of:=&quot;Ogam Stone &quot;&amp;[.C19]" office:value-type="string" office:string-value="Ogam Stone CIIC 217" calcext:value-type="string">
            <text:p>Ogam Stone CIIC 217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217" calcext:value-type="string">
            <text:p>CIIC 217</text:p>
          </table:table-cell>
          <table:table-cell table:formula="of:=&quot;Ogam Stein &quot;&amp;[.H19]" office:value-type="string" office:string-value="Ogam Stein CIIC 217" calcext:value-type="string">
            <text:p>Ogam Stein CIIC 217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CATI MAQI MAQI-REC [....] MAQI MUCOI UDDAM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</text:p>
          </table:table-cell>
          <table:table-cell office:value-type="float" office:value="218" calcext:value-type="float">
            <text:p>218</text:p>
          </table:table-cell>
          <table:table-cell table:formula="of:=&quot;Ogam Stone &quot;&amp;[.C20]" office:value-type="string" office:string-value="Ogam Stone CIIC 218" calcext:value-type="string">
            <text:p>Ogam Stone CIIC 218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18" calcext:value-type="string">
            <text:p>CIIC 218</text:p>
          </table:table-cell>
          <table:table-cell table:formula="of:=&quot;Ogam Stein &quot;&amp;[.H20]" office:value-type="string" office:string-value="Ogam Stein CIIC 218" calcext:value-type="string">
            <text:p>Ogam Stein CIIC 218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[A]G[O]BB[... MUCO - TUCACA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85411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a</text:p>
          </table:table-cell>
          <table:table-cell office:value-type="string" calcext:value-type="string">
            <text:p>218a</text:p>
          </table:table-cell>
          <table:table-cell table:formula="of:=&quot;Ogam Stone &quot;&amp;[.C21]" office:value-type="string" office:string-value="Ogam Stone CIIC 218a" calcext:value-type="string">
            <text:p>Ogam Stone CIIC 218a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18a" calcext:value-type="string">
            <text:p>CIIC 218a</text:p>
          </table:table-cell>
          <table:table-cell table:formula="of:=&quot;Ogam Stein &quot;&amp;[.H21]" office:value-type="string" office:string-value="Ogam Stein CIIC 218a" calcext:value-type="string">
            <text:p>Ogam Stein CIIC 218a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9</text:p>
          </table:table-cell>
          <table:table-cell office:value-type="float" office:value="219" calcext:value-type="float">
            <text:p>219</text:p>
          </table:table-cell>
          <table:table-cell table:formula="of:=&quot;Ogam Stone &quot;&amp;[.C22]" office:value-type="string" office:string-value="Ogam Stone CIIC 219" calcext:value-type="string">
            <text:p>Ogam Stone CIIC 219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19" calcext:value-type="string">
            <text:p>CIIC 219</text:p>
          </table:table-cell>
          <table:table-cell table:formula="of:=&quot;Ogam Stein &quot;&amp;[.H22]" office:value-type="string" office:string-value="Ogam Stein CIIC 219" calcext:value-type="string">
            <text:p>Ogam Stein CIIC 219</text:p>
          </table:table-cell>
          <table:table-cell/>
          <table:table-cell office:value-type="string" calcext:value-type="string">
            <text:p>51.91,-9.746666666666666</text:p>
          </table:table-cell>
          <table:table-cell office:value-type="string" calcext:value-type="string">
            <text:p>Q8539560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RUNAN MAQ LUQI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0</text:p>
          </table:table-cell>
          <table:table-cell office:value-type="float" office:value="220" calcext:value-type="float">
            <text:p>220</text:p>
          </table:table-cell>
          <table:table-cell table:formula="of:=&quot;Ogam Stone &quot;&amp;[.C23]" office:value-type="string" office:string-value="Ogam Stone CIIC 220" calcext:value-type="string">
            <text:p>Ogam Stone CIIC 220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20" calcext:value-type="string">
            <text:p>CIIC 220</text:p>
          </table:table-cell>
          <table:table-cell table:formula="of:=&quot;Ogam Stein &quot;&amp;[.H23]" office:value-type="string" office:string-value="Ogam Stein CIIC 220" calcext:value-type="string">
            <text:p>Ogam Stein CIIC 220</text:p>
          </table:table-cell>
          <table:table-cell/>
          <table:table-cell office:value-type="string" calcext:value-type="string">
            <text:p>51.7730556,-10.122222222222224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LLATIGNI MAQ M[I]N[E]RC M[UCOI] Q[...]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1</text:p>
          </table:table-cell>
          <table:table-cell office:value-type="float" office:value="221" calcext:value-type="float">
            <text:p>221</text:p>
          </table:table-cell>
          <table:table-cell table:formula="of:=&quot;Ogam Stone &quot;&amp;[.C24]" office:value-type="string" office:string-value="Ogam Stone CIIC 221" calcext:value-type="string">
            <text:p>Ogam Stone CIIC 221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21" calcext:value-type="string">
            <text:p>CIIC 221</text:p>
          </table:table-cell>
          <table:table-cell table:formula="of:=&quot;Ogam Stein &quot;&amp;[.H24]" office:value-type="string" office:string-value="Ogam Stein CIIC 221" calcext:value-type="string">
            <text:p>Ogam Stein CIIC 221</text:p>
          </table:table-cell>
          <table:table-cell/>
          <table:table-cell office:value-type="string" calcext:value-type="string">
            <text:p>51.8811111,-9.786666666666667</text:p>
          </table:table-cell>
          <table:table-cell office:value-type="string" calcext:value-type="string">
            <text:p>Q853955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VVIRR MAQI LUGUVVEC</text:p>
          </table:table-cell>
          <table:table-cell/>
        </table:table-row>
        <table:table-row table:style-name="ro1">
          <table:table-cell office:value-type="string" calcext:value-type="string">
            <text:p>Q708928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2</text:p>
          </table:table-cell>
          <table:table-cell office:value-type="float" office:value="222" calcext:value-type="float">
            <text:p>222</text:p>
          </table:table-cell>
          <table:table-cell table:formula="of:=&quot;Ogam Stone &quot;&amp;[.C25]" office:value-type="string" office:string-value="Ogam Stone CIIC 222" calcext:value-type="string">
            <text:p>Ogam Stone CIIC 222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22" calcext:value-type="string">
            <text:p>CIIC 222</text:p>
          </table:table-cell>
          <table:table-cell table:formula="of:=&quot;Ogam Stein &quot;&amp;[.H25]" office:value-type="string" office:string-value="Ogam Stein CIIC 222" calcext:value-type="string">
            <text:p>Ogam Stein CIIC 222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5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]NEG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3</text:p>
          </table:table-cell>
          <table:table-cell office:value-type="float" office:value="223" calcext:value-type="float">
            <text:p>223</text:p>
          </table:table-cell>
          <table:table-cell table:formula="of:=&quot;Ogam Stone &quot;&amp;[.C26]" office:value-type="string" office:string-value="Ogam Stone CIIC 223" calcext:value-type="string">
            <text:p>Ogam Stone CIIC 223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23" calcext:value-type="string">
            <text:p>CIIC 223</text:p>
          </table:table-cell>
          <table:table-cell table:formula="of:=&quot;Ogam Stein &quot;&amp;[.H26]" office:value-type="string" office:string-value="Ogam Stein CIIC 223" calcext:value-type="string">
            <text:p>Ogam Stein CIIC 223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NNAGITLET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4</text:p>
          </table:table-cell>
          <table:table-cell office:value-type="float" office:value="224" calcext:value-type="float">
            <text:p>224</text:p>
          </table:table-cell>
          <table:table-cell table:formula="of:=&quot;Ogam Stone &quot;&amp;[.C27]" office:value-type="string" office:string-value="Ogam Stone CIIC 224" calcext:value-type="string">
            <text:p>Ogam Stone CIIC 224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24" calcext:value-type="string">
            <text:p>CIIC 224</text:p>
          </table:table-cell>
          <table:table-cell table:formula="of:=&quot;Ogam Stein &quot;&amp;[.H27]" office:value-type="string" office:string-value="Ogam Stein CIIC 224" calcext:value-type="string">
            <text:p>Ogam Stein CIIC 224</text:p>
          </table:table-cell>
          <table:table-cell/>
          <table:table-cell office:value-type="string" calcext:value-type="string">
            <text:p>51.8852778,-9.525833333333335</text:p>
          </table:table-cell>
          <table:table-cell office:value-type="string" calcext:value-type="string">
            <text:p>Q853955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ŊUNILOCID MAQI ALOTTO</text:p>
          </table:table-cell>
          <table:table-cell/>
        </table:table-row>
        <table:table-row table:style-name="ro1">
          <table:table-cell office:value-type="string" calcext:value-type="string">
            <text:p>Q70892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5</text:p>
          </table:table-cell>
          <table:table-cell office:value-type="float" office:value="225" calcext:value-type="float">
            <text:p>225</text:p>
          </table:table-cell>
          <table:table-cell table:formula="of:=&quot;Ogam Stone &quot;&amp;[.C28]" office:value-type="string" office:string-value="Ogam Stone CIIC 225" calcext:value-type="string">
            <text:p>Ogam Stone CIIC 225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25" calcext:value-type="string">
            <text:p>CIIC 225</text:p>
          </table:table-cell>
          <table:table-cell table:formula="of:=&quot;Ogam Stein &quot;&amp;[.H28]" office:value-type="string" office:string-value="Ogam Stein CIIC 225" calcext:value-type="string">
            <text:p>Ogam Stein CIIC 225</text:p>
          </table:table-cell>
          <table:table-cell/>
          <table:table-cell office:value-type="string" calcext:value-type="string">
            <text:p>51.8475,-9.551666666666668</text:p>
          </table:table-cell>
          <table:table-cell office:value-type="string" calcext:value-type="string">
            <text:p>Q853956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ARRA MAQI VORUDRAN</text:p>
          </table:table-cell>
          <table:table-cell/>
        </table:table-row>
        <table:table-row table:style-name="ro1">
          <table:table-cell office:value-type="string" calcext:value-type="string">
            <text:p>Q70892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6</text:p>
          </table:table-cell>
          <table:table-cell office:value-type="float" office:value="226" calcext:value-type="float">
            <text:p>226</text:p>
          </table:table-cell>
          <table:table-cell table:formula="of:=&quot;Ogam Stone &quot;&amp;[.C29]" office:value-type="string" office:string-value="Ogam Stone CIIC 226" calcext:value-type="string">
            <text:p>Ogam Stone CIIC 226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26" calcext:value-type="string">
            <text:p>CIIC 226</text:p>
          </table:table-cell>
          <table:table-cell table:formula="of:=&quot;Ogam Stein &quot;&amp;[.H29]" office:value-type="string" office:string-value="Ogam Stein CIIC 226" calcext:value-type="string">
            <text:p>Ogam Stein CIIC 226</text:p>
          </table:table-cell>
          <table:table-cell/>
          <table:table-cell office:value-type="string" calcext:value-type="string">
            <text:p>51.8394444,-9.389166666666666</text:p>
          </table:table-cell>
          <table:table-cell office:value-type="string" calcext:value-type="string">
            <text:p>Q853956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RIBRASSIA</text:p>
          </table:table-cell>
          <table:table-cell/>
        </table:table-row>
        <table:table-row table:style-name="ro1">
          <table:table-cell office:value-type="string" calcext:value-type="string">
            <text:p>Q70892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7</text:p>
          </table:table-cell>
          <table:table-cell office:value-type="float" office:value="227" calcext:value-type="float">
            <text:p>227</text:p>
          </table:table-cell>
          <table:table-cell table:formula="of:=&quot;Ogam Stone &quot;&amp;[.C30]" office:value-type="string" office:string-value="Ogam Stone CIIC 227" calcext:value-type="string">
            <text:p>Ogam Stone CIIC 227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27" calcext:value-type="string">
            <text:p>CIIC 227</text:p>
          </table:table-cell>
          <table:table-cell table:formula="of:=&quot;Ogam Stein &quot;&amp;[.H30]" office:value-type="string" office:string-value="Ogam Stein CIIC 227" calcext:value-type="string">
            <text:p>Ogam Stein CIIC 227</text:p>
          </table:table-cell>
          <table:table-cell/>
          <table:table-cell office:value-type="string" calcext:value-type="string">
            <text:p>51.8833333,-9.413611111111111</text:p>
          </table:table-cell>
          <table:table-cell office:value-type="string" calcext:value-type="string">
            <text:p>Q8539554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TTINN MAQI VECR[EC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8</text:p>
          </table:table-cell>
          <table:table-cell office:value-type="float" office:value="228" calcext:value-type="float">
            <text:p>228</text:p>
          </table:table-cell>
          <table:table-cell table:formula="of:=&quot;Ogam Stone &quot;&amp;[.C31]" office:value-type="string" office:string-value="Ogam Stone CIIC 228" calcext:value-type="string">
            <text:p>Ogam Stone CIIC 228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28" calcext:value-type="string">
            <text:p>CIIC 228</text:p>
          </table:table-cell>
          <table:table-cell table:formula="of:=&quot;Ogam Stein &quot;&amp;[.H31]" office:value-type="string" office:string-value="Ogam Stein CIIC 228" calcext:value-type="string">
            <text:p>Ogam Stein CIIC 228</text:p>
          </table:table-cell>
          <table:table-cell/>
          <table:table-cell office:value-type="string" calcext:value-type="string">
            <text:p>52.5666667,-9.421388888888888</text:p>
          </table:table-cell>
          <table:table-cell office:value-type="string" calcext:value-type="string">
            <text:p>Q853955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BROCI</text:p>
          </table:table-cell>
          <table:table-cell/>
        </table:table-row>
        <table:table-row table:style-name="ro1">
          <table:table-cell office:value-type="string" calcext:value-type="string">
            <text:p>Q708928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9</text:p>
          </table:table-cell>
          <table:table-cell office:value-type="float" office:value="229" calcext:value-type="float">
            <text:p>229</text:p>
          </table:table-cell>
          <table:table-cell table:formula="of:=&quot;Ogam Stone &quot;&amp;[.C32]" office:value-type="string" office:string-value="Ogam Stone CIIC 229" calcext:value-type="string">
            <text:p>Ogam Stone CIIC 229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29" calcext:value-type="string">
            <text:p>CIIC 229</text:p>
          </table:table-cell>
          <table:table-cell table:formula="of:=&quot;Ogam Stein &quot;&amp;[.H32]" office:value-type="string" office:string-value="Ogam Stein CIIC 229" calcext:value-type="string">
            <text:p>Ogam Stein CIIC 229</text:p>
          </table:table-cell>
          <table:table-cell/>
          <table:table-cell office:value-type="string" calcext:value-type="string">
            <text:p>51.9211111,-10.166666666666666</text:p>
          </table:table-cell>
          <table:table-cell office:value-type="string" calcext:value-type="string">
            <text:p>Q8539557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ALUMANN MA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0</text:p>
          </table:table-cell>
          <table:table-cell office:value-type="float" office:value="230" calcext:value-type="float">
            <text:p>230</text:p>
          </table:table-cell>
          <table:table-cell table:formula="of:=&quot;Ogam Stone &quot;&amp;[.C33]" office:value-type="string" office:string-value="Ogam Stone CIIC 230" calcext:value-type="string">
            <text:p>Ogam Stone CIIC 230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30" calcext:value-type="string">
            <text:p>CIIC 230</text:p>
          </table:table-cell>
          <table:table-cell table:formula="of:=&quot;Ogam Stein &quot;&amp;[.H33]" office:value-type="string" office:string-value="Ogam Stein CIIC 230" calcext:value-type="string">
            <text:p>Ogam Stein CIIC 230</text:p>
          </table:table-cell>
          <table:table-cell/>
          <table:table-cell office:value-type="string" calcext:value-type="string">
            <text:p>51.8941667,-10.176944444444445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...]A[.C?.] AVI DALAGNI [MAQI C...?] EQQEGGNI MAQI MAQI-CARATT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1</text:p>
          </table:table-cell>
          <table:table-cell office:value-type="float" office:value="231" calcext:value-type="float">
            <text:p>231</text:p>
          </table:table-cell>
          <table:table-cell table:formula="of:=&quot;Ogam Stone &quot;&amp;[.C34]" office:value-type="string" office:string-value="Ogam Stone CIIC 231" calcext:value-type="string">
            <text:p>Ogam Stone CIIC 231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31" calcext:value-type="string">
            <text:p>CIIC 231</text:p>
          </table:table-cell>
          <table:table-cell table:formula="of:=&quot;Ogam Stein &quot;&amp;[.H34]" office:value-type="string" office:string-value="Ogam Stein CIIC 231" calcext:value-type="string">
            <text:p>Ogam Stein CIIC 231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OGITTI MAQI ERPENN</text:p>
          </table:table-cell>
          <table:table-cell/>
        </table:table-row>
        <table:table-row table:style-name="ro1">
          <table:table-cell office:value-type="string" calcext:value-type="string">
            <text:p>Q70892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2</text:p>
          </table:table-cell>
          <table:table-cell office:value-type="float" office:value="232" calcext:value-type="float">
            <text:p>232</text:p>
          </table:table-cell>
          <table:table-cell table:formula="of:=&quot;Ogam Stone &quot;&amp;[.C35]" office:value-type="string" office:string-value="Ogam Stone CIIC 232" calcext:value-type="string">
            <text:p>Ogam Stone CIIC 232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32" calcext:value-type="string">
            <text:p>CIIC 232</text:p>
          </table:table-cell>
          <table:table-cell table:formula="of:=&quot;Ogam Stein &quot;&amp;[.H35]" office:value-type="string" office:string-value="Ogam Stein CIIC 232" calcext:value-type="string">
            <text:p>Ogam Stein CIIC 232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RRLONNA MAQI R[U]T[E]N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3</text:p>
          </table:table-cell>
          <table:table-cell office:value-type="float" office:value="233" calcext:value-type="float">
            <text:p>233</text:p>
          </table:table-cell>
          <table:table-cell table:formula="of:=&quot;Ogam Stone &quot;&amp;[.C36]" office:value-type="string" office:string-value="Ogam Stone CIIC 233" calcext:value-type="string">
            <text:p>Ogam Stone CIIC 233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33" calcext:value-type="string">
            <text:p>CIIC 233</text:p>
          </table:table-cell>
          <table:table-cell table:formula="of:=&quot;Ogam Stein &quot;&amp;[.H36]" office:value-type="string" office:string-value="Ogam Stein CIIC 233" calcext:value-type="string">
            <text:p>Ogam Stein CIIC 233</text:p>
          </table:table-cell>
          <table:table-cell/>
          <table:table-cell office:value-type="string" calcext:value-type="string">
            <text:p>51.8480556,-10.11361111111111</text:p>
          </table:table-cell>
          <table:table-cell office:value-type="string" calcext:value-type="string">
            <text:p>Q8539555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IDONN[A] MAQ DOMNG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4</text:p>
          </table:table-cell>
          <table:table-cell office:value-type="float" office:value="234" calcext:value-type="float">
            <text:p>234</text:p>
          </table:table-cell>
          <table:table-cell table:formula="of:=&quot;Ogam Stone &quot;&amp;[.C37]" office:value-type="string" office:string-value="Ogam Stone CIIC 234" calcext:value-type="string">
            <text:p>Ogam Stone CIIC 234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34" calcext:value-type="string">
            <text:p>CIIC 234</text:p>
          </table:table-cell>
          <table:table-cell table:formula="of:=&quot;Ogam Stein &quot;&amp;[.H37]" office:value-type="string" office:string-value="Ogam Stein CIIC 234" calcext:value-type="string">
            <text:p>Ogam Stein CIIC 234</text:p>
          </table:table-cell>
          <table:table-cell/>
          <table:table-cell office:value-type="string" calcext:value-type="string">
            <text:p>52.0311111,-10.029166666666667</text:p>
          </table:table-cell>
          <table:table-cell office:value-type="string" calcext:value-type="string">
            <text:p>Q8539558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5</text:p>
          </table:table-cell>
          <table:table-cell office:value-type="float" office:value="235" calcext:value-type="float">
            <text:p>235</text:p>
          </table:table-cell>
          <table:table-cell table:formula="of:=&quot;Ogam Stone &quot;&amp;[.C38]" office:value-type="string" office:string-value="Ogam Stone CIIC 235" calcext:value-type="string">
            <text:p>Ogam Stone CIIC 235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35" calcext:value-type="string">
            <text:p>CIIC 235</text:p>
          </table:table-cell>
          <table:table-cell table:formula="of:=&quot;Ogam Stein &quot;&amp;[.H38]" office:value-type="string" office:string-value="Ogam Stein CIIC 235" calcext:value-type="string">
            <text:p>Ogam Stein CIIC 235</text:p>
          </table:table-cell>
          <table:table-cell/>
          <table:table-cell office:value-type="string" calcext:value-type="string">
            <text:p>51.9133333,-10.175833333333333</text:p>
          </table:table-cell>
          <table:table-cell office:value-type="string" calcext:value-type="string">
            <text:p>Q853956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OLEGOMRID MACI VECUMEN</text:p>
          </table:table-cell>
          <table:table-cell/>
        </table:table-row>
        <table:table-row table:style-name="ro1">
          <table:table-cell office:value-type="string" calcext:value-type="string">
            <text:p>Q70892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6</text:p>
          </table:table-cell>
          <table:table-cell office:value-type="float" office:value="236" calcext:value-type="float">
            <text:p>236</text:p>
          </table:table-cell>
          <table:table-cell table:formula="of:=&quot;Ogam Stone &quot;&amp;[.C39]" office:value-type="string" office:string-value="Ogam Stone CIIC 236" calcext:value-type="string">
            <text:p>Ogam Stone CIIC 236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36" calcext:value-type="string">
            <text:p>CIIC 236</text:p>
          </table:table-cell>
          <table:table-cell table:formula="of:=&quot;Ogam Stein &quot;&amp;[.H39]" office:value-type="string" office:string-value="Ogam Stein CIIC 236" calcext:value-type="string">
            <text:p>Ogam Stein CIIC 236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OTANI M[A]QI LOS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7</text:p>
          </table:table-cell>
          <table:table-cell office:value-type="float" office:value="237" calcext:value-type="float">
            <text:p>237</text:p>
          </table:table-cell>
          <table:table-cell table:formula="of:=&quot;Ogam Stone &quot;&amp;[.C40]" office:value-type="string" office:string-value="Ogam Stone CIIC 237" calcext:value-type="string">
            <text:p>Ogam Stone CIIC 237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37" calcext:value-type="string">
            <text:p>CIIC 237</text:p>
          </table:table-cell>
          <table:table-cell table:formula="of:=&quot;Ogam Stein &quot;&amp;[.H40]" office:value-type="string" office:string-value="Ogam Stein CIIC 237" calcext:value-type="string">
            <text:p>Ogam Stein CIIC 237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8</text:p>
          </table:table-cell>
          <table:table-cell office:value-type="float" office:value="238" calcext:value-type="float">
            <text:p>238</text:p>
          </table:table-cell>
          <table:table-cell table:formula="of:=&quot;Ogam Stone &quot;&amp;[.C41]" office:value-type="string" office:string-value="Ogam Stone CIIC 238" calcext:value-type="string">
            <text:p>Ogam Stone CIIC 238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38" calcext:value-type="string">
            <text:p>CIIC 238</text:p>
          </table:table-cell>
          <table:table-cell table:formula="of:=&quot;Ogam Stein &quot;&amp;[.H41]" office:value-type="string" office:string-value="Ogam Stein CIIC 238" calcext:value-type="string">
            <text:p>Ogam Stein CIIC 238</text:p>
          </table:table-cell>
          <table:table-cell/>
          <table:table-cell office:value-type="string" calcext:value-type="string">
            <text:p>51.9233333,-10.220833333333333</text:p>
          </table:table-cell>
          <table:table-cell office:value-type="string" calcext:value-type="string">
            <text:p>Q8539558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]QNETN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9</text:p>
          </table:table-cell>
          <table:table-cell office:value-type="float" office:value="239" calcext:value-type="float">
            <text:p>239</text:p>
          </table:table-cell>
          <table:table-cell table:formula="of:=&quot;Ogam Stone &quot;&amp;[.C42]" office:value-type="string" office:string-value="Ogam Stone CIIC 239" calcext:value-type="string">
            <text:p>Ogam Stone CIIC 239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39" calcext:value-type="string">
            <text:p>CIIC 239</text:p>
          </table:table-cell>
          <table:table-cell table:formula="of:=&quot;Ogam Stein &quot;&amp;[.H42]" office:value-type="string" office:string-value="Ogam Stein CIIC 239" calcext:value-type="string">
            <text:p>Ogam Stein CIIC 239</text:p>
          </table:table-cell>
          <table:table-cell/>
          <table:table-cell office:value-type="string" calcext:value-type="string">
            <text:p>52.0136111,-10.025277777777779</text:p>
          </table:table-cell>
          <table:table-cell office:value-type="string" calcext:value-type="string">
            <text:p>Q8539689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GATTEGLAN</text:p>
          </table:table-cell>
          <table:table-cell/>
        </table:table-row>
        <table:table-row table:style-name="ro1">
          <table:table-cell office:value-type="string" calcext:value-type="string">
            <text:p>Q708928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0</text:p>
          </table:table-cell>
          <table:table-cell office:value-type="float" office:value="240" calcext:value-type="float">
            <text:p>240</text:p>
          </table:table-cell>
          <table:table-cell table:formula="of:=&quot;Ogam Stone &quot;&amp;[.C43]" office:value-type="string" office:string-value="Ogam Stone CIIC 240" calcext:value-type="string">
            <text:p>Ogam Stone CIIC 240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40" calcext:value-type="string">
            <text:p>CIIC 240</text:p>
          </table:table-cell>
          <table:table-cell table:formula="of:=&quot;Ogam Stein &quot;&amp;[.H43]" office:value-type="string" office:string-value="Ogam Stein CIIC 240" calcext:value-type="string">
            <text:p>Ogam Stein CIIC 240</text:p>
          </table:table-cell>
          <table:table-cell/>
          <table:table-cell office:value-type="string" calcext:value-type="string">
            <text:p>51.9708333,-10.05888888888889</text:p>
          </table:table-cell>
          <table:table-cell office:value-type="string" calcext:value-type="string">
            <text:p>Q853968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CURRUTI MAQI VLISACESUCMIR</text:p>
          </table:table-cell>
          <table:table-cell/>
        </table:table-row>
        <table:table-row table:style-name="ro1">
          <table:table-cell office:value-type="string" calcext:value-type="string">
            <text:p>Q70892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1</text:p>
          </table:table-cell>
          <table:table-cell office:value-type="float" office:value="241" calcext:value-type="float">
            <text:p>241</text:p>
          </table:table-cell>
          <table:table-cell table:formula="of:=&quot;Ogam Stone &quot;&amp;[.C44]" office:value-type="string" office:string-value="Ogam Stone CIIC 241" calcext:value-type="string">
            <text:p>Ogam Stone CIIC 241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41" calcext:value-type="string">
            <text:p>CIIC 241</text:p>
          </table:table-cell>
          <table:table-cell table:formula="of:=&quot;Ogam Stein &quot;&amp;[.H44]" office:value-type="string" office:string-value="Ogam Stein CIIC 241" calcext:value-type="string">
            <text:p>Ogam Stein CIIC 241</text:p>
          </table:table-cell>
          <table:table-cell/>
          <table:table-cell office:value-type="string" calcext:value-type="string">
            <text:p>52.0861111,-9.67361111111111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[AID]AGNI MAQI ADDILONA NAGUNI MUCO BAIDANI NIR***MN[I]DAGNIESSICONIDDALA AMIT BAID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</text:p>
          </table:table-cell>
          <table:table-cell office:value-type="float" office:value="242" calcext:value-type="float">
            <text:p>242</text:p>
          </table:table-cell>
          <table:table-cell table:formula="of:=&quot;Ogam Stone &quot;&amp;[.C45]" office:value-type="string" office:string-value="Ogam Stone CIIC 242" calcext:value-type="string">
            <text:p>Ogam Stone CIIC 242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42" calcext:value-type="string">
            <text:p>CIIC 242</text:p>
          </table:table-cell>
          <table:table-cell table:formula="of:=&quot;Ogam Stein &quot;&amp;[.H45]" office:value-type="string" office:string-value="Ogam Stein CIIC 242" calcext:value-type="string">
            <text:p>Ogam Stein CIIC 242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RUANANN</text:p>
          </table:table-cell>
          <table:table-cell/>
        </table:table-row>
        <table:table-row table:style-name="ro1">
          <table:table-cell office:value-type="string" calcext:value-type="string">
            <text:p>Q854112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a</text:p>
          </table:table-cell>
          <table:table-cell office:value-type="string" calcext:value-type="string">
            <text:p>242a</text:p>
          </table:table-cell>
          <table:table-cell table:formula="of:=&quot;Ogam Stone &quot;&amp;[.C46]" office:value-type="string" office:string-value="Ogam Stone CIIC 242a" calcext:value-type="string">
            <text:p>Ogam Stone CIIC 242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42a" calcext:value-type="string">
            <text:p>CIIC 242a</text:p>
          </table:table-cell>
          <table:table-cell table:formula="of:=&quot;Ogam Stein &quot;&amp;[.H46]" office:value-type="string" office:string-value="Ogam Stein CIIC 242a" calcext:value-type="string">
            <text:p>Ogam Stein CIIC 242a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3</text:p>
          </table:table-cell>
          <table:table-cell office:value-type="float" office:value="243" calcext:value-type="float">
            <text:p>243</text:p>
          </table:table-cell>
          <table:table-cell table:formula="of:=&quot;Ogam Stone &quot;&amp;[.C47]" office:value-type="string" office:string-value="Ogam Stone CIIC 243" calcext:value-type="string">
            <text:p>Ogam Stone CIIC 243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43" calcext:value-type="string">
            <text:p>CIIC 243</text:p>
          </table:table-cell>
          <table:table-cell table:formula="of:=&quot;Ogam Stein &quot;&amp;[.H47]" office:value-type="string" office:string-value="Ogam Stein CIIC 243" calcext:value-type="string">
            <text:p>Ogam Stein CIIC 243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TE MAQI COLABOT MAQI MOCO QERAI</text:p>
          </table:table-cell>
          <table:table-cell/>
        </table:table-row>
        <table:table-row table:style-name="ro1">
          <table:table-cell office:value-type="string" calcext:value-type="string">
            <text:p>Q708928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4</text:p>
          </table:table-cell>
          <table:table-cell office:value-type="float" office:value="244" calcext:value-type="float">
            <text:p>244</text:p>
          </table:table-cell>
          <table:table-cell table:formula="of:=&quot;Ogam Stone &quot;&amp;[.C48]" office:value-type="string" office:string-value="Ogam Stone CIIC 244" calcext:value-type="string">
            <text:p>Ogam Stone CIIC 244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44" calcext:value-type="string">
            <text:p>CIIC 244</text:p>
          </table:table-cell>
          <table:table-cell table:formula="of:=&quot;Ogam Stein &quot;&amp;[.H48]" office:value-type="string" office:string-value="Ogam Stein CIIC 244" calcext:value-type="string">
            <text:p>Ogam Stein CIIC 244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LLABBOTAS MAQI CORBBI MAQI MOCOI QERAI</text:p>
          </table:table-cell>
          <table:table-cell/>
        </table:table-row>
        <table:table-row table:style-name="ro1">
          <table:table-cell office:value-type="string" calcext:value-type="string">
            <text:p>Q70892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5</text:p>
          </table:table-cell>
          <table:table-cell office:value-type="float" office:value="245" calcext:value-type="float">
            <text:p>245</text:p>
          </table:table-cell>
          <table:table-cell table:formula="of:=&quot;Ogam Stone &quot;&amp;[.C49]" office:value-type="string" office:string-value="Ogam Stone CIIC 245" calcext:value-type="string">
            <text:p>Ogam Stone CIIC 245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45" calcext:value-type="string">
            <text:p>CIIC 245</text:p>
          </table:table-cell>
          <table:table-cell table:formula="of:=&quot;Ogam Stein &quot;&amp;[.H49]" office:value-type="string" office:string-value="Ogam Stein CIIC 245" calcext:value-type="string">
            <text:p>Ogam Stein CIIC 245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ŊGOLAM</text:p>
          </table:table-cell>
          <table:table-cell/>
        </table:table-row>
        <table:table-row table:style-name="ro1">
          <table:table-cell office:value-type="string" calcext:value-type="string">
            <text:p>Q708928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</text:p>
          </table:table-cell>
          <table:table-cell office:value-type="float" office:value="246" calcext:value-type="float">
            <text:p>246</text:p>
          </table:table-cell>
          <table:table-cell table:formula="of:=&quot;Ogam Stone &quot;&amp;[.C50]" office:value-type="string" office:string-value="Ogam Stone CIIC 246" calcext:value-type="string">
            <text:p>Ogam Stone CIIC 246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46" calcext:value-type="string">
            <text:p>CIIC 246</text:p>
          </table:table-cell>
          <table:table-cell table:formula="of:=&quot;Ogam Stein &quot;&amp;[.H50]" office:value-type="string" office:string-value="Ogam Stein CIIC 246" calcext:value-type="string">
            <text:p>Ogam Stein CIIC 246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BAGNI MAQI BIVITI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a</text:p>
          </table:table-cell>
          <table:table-cell office:value-type="string" calcext:value-type="string">
            <text:p>246a</text:p>
          </table:table-cell>
          <table:table-cell table:formula="of:=&quot;Ogam Stone &quot;&amp;[.C51]" office:value-type="string" office:string-value="Ogam Stone CIIC 246a" calcext:value-type="string">
            <text:p>Ogam Stone CIIC 246a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46a" calcext:value-type="string">
            <text:p>CIIC 246a</text:p>
          </table:table-cell>
          <table:table-cell table:formula="of:=&quot;Ogam Stein &quot;&amp;[.H51]" office:value-type="string" office:string-value="Ogam Stein CIIC 246a" calcext:value-type="string">
            <text:p>Ogam Stein CIIC 246a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V MAQI[...</text:p>
          </table:table-cell>
          <table:table-cell office:value-type="string" calcext:value-type="string">
            <text:p>Q18122778</text:p>
          </table:table-cell>
        </table:table-row>
        <calcext:conditional-formats>
          <calcext:conditional-format calcext:target-range-address="Import_170220_5.P1:Import_170220_5.P51">
            <calcext:condition calcext:apply-style-name="ConditionalStyle_2" calcext:value="contains-text(&quot;Q18122778&quot;)" calcext:base-cell-address="Import_170220_5.P1"/>
          </calcext:conditional-format>
          <calcext:conditional-format calcext:target-range-address="Import_170220_5.P1:Import_170220_5.P51">
            <calcext:condition calcext:apply-style-name="ConditionalStyle_1" calcext:value="formula-is(LEN(TRIM([.P1]))=0)" calcext:base-cell-address="Import_170220_5.P1"/>
          </calcext:conditional-format>
          <calcext:conditional-format calcext:target-range-address="Import_170220_5.O1:Import_170220_5.O51">
            <calcext:condition calcext:apply-style-name="ConditionalStyle_2" calcext:value="=&quot;n/a&quot;" calcext:base-cell-address="Import_170220_5.O1"/>
          </calcext:conditional-format>
        </calcext:conditional-formats>
      </table:table>
      <table:table table:name="Import_170220_6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4"/>
        <table:table-column table:style-name="co13" table:default-cell-style-name="ce95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b</text:p>
          </table:table-cell>
          <table:table-cell office:value-type="string" calcext:value-type="string">
            <text:p>246b</text:p>
          </table:table-cell>
          <table:table-cell table:formula="of:=&quot;Ogam Stone &quot;&amp;[.C2]" office:value-type="string" office:string-value="Ogam Stone CIIC 246b" calcext:value-type="string">
            <text:p>Ogam Stone CIIC 246b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46b" calcext:value-type="string">
            <text:p>CIIC 246b</text:p>
          </table:table-cell>
          <table:table-cell table:formula="of:=&quot;Ogam Stein &quot;&amp;[.H2]" office:value-type="string" office:string-value="Ogam Stein CIIC 246b" calcext:value-type="string">
            <text:p>Ogam Stein CIIC 246b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LMCBDV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7</text:p>
          </table:table-cell>
          <table:table-cell office:value-type="float" office:value="247" calcext:value-type="float">
            <text:p>247</text:p>
          </table:table-cell>
          <table:table-cell table:formula="of:=&quot;Ogam Stone &quot;&amp;[.C3]" office:value-type="string" office:string-value="Ogam Stone CIIC 247" calcext:value-type="string">
            <text:p>Ogam Stone CIIC 247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47" calcext:value-type="string">
            <text:p>CIIC 247</text:p>
          </table:table-cell>
          <table:table-cell table:formula="of:=&quot;Ogam Stein &quot;&amp;[.H3]" office:value-type="string" office:string-value="Ogam Stein CIIC 247" calcext:value-type="string">
            <text:p>Ogam Stein CIIC 247</text:p>
          </table:table-cell>
          <table:table-cell/>
          <table:table-cell office:value-type="string" calcext:value-type="string">
            <text:p>52.1477780,-9.6627780</text:p>
          </table:table-cell>
          <table:table-cell office:value-type="string" calcext:value-type="string">
            <text:p>Q8539697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VTET</text:p>
          </table:table-cell>
          <table:table-cell/>
        </table:table-row>
        <table:table-row table:style-name="ro1">
          <table:table-cell office:value-type="string" calcext:value-type="string">
            <text:p>Q708928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8</text:p>
          </table:table-cell>
          <table:table-cell office:value-type="float" office:value="248" calcext:value-type="float">
            <text:p>248</text:p>
          </table:table-cell>
          <table:table-cell table:formula="of:=&quot;Ogam Stone &quot;&amp;[.C4]" office:value-type="string" office:string-value="Ogam Stone CIIC 248" calcext:value-type="string">
            <text:p>Ogam Stone CIIC 248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48" calcext:value-type="string">
            <text:p>CIIC 248</text:p>
          </table:table-cell>
          <table:table-cell table:formula="of:=&quot;Ogam Stein &quot;&amp;[.H4]" office:value-type="string" office:string-value="Ogam Stein CIIC 248" calcext:value-type="string">
            <text:p>Ogam Stein CIIC 248</text:p>
          </table:table-cell>
          <table:table-cell/>
          <table:table-cell office:value-type="string" calcext:value-type="string">
            <text:p>52.1425,-9.43888888888889</text:p>
          </table:table-cell>
          <table:table-cell office:value-type="string" calcext:value-type="string">
            <text:p>Q853968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QET[IA?]S M[A?]Q TRENIL[U?...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9</text:p>
          </table:table-cell>
          <table:table-cell office:value-type="float" office:value="249" calcext:value-type="float">
            <text:p>249</text:p>
          </table:table-cell>
          <table:table-cell table:formula="of:=&quot;Ogam Stone &quot;&amp;[.C5]" office:value-type="string" office:string-value="Ogam Stone CIIC 249" calcext:value-type="string">
            <text:p>Ogam Stone CIIC 249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49" calcext:value-type="string">
            <text:p>CIIC 249</text:p>
          </table:table-cell>
          <table:table-cell table:formula="of:=&quot;Ogam Stein &quot;&amp;[.H5]" office:value-type="string" office:string-value="Ogam Stein CIIC 249" calcext:value-type="string">
            <text:p>Ogam Stein CIIC 249</text:p>
          </table:table-cell>
          <table:table-cell/>
          <table:table-cell office:value-type="string" calcext:value-type="string">
            <text:p>52.1619444,-9.687777777777779</text:p>
          </table:table-cell>
          <table:table-cell office:value-type="string" calcext:value-type="string">
            <text:p>Q853969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N[...]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0</text:p>
          </table:table-cell>
          <table:table-cell office:value-type="float" office:value="250" calcext:value-type="float">
            <text:p>250</text:p>
          </table:table-cell>
          <table:table-cell table:formula="of:=&quot;Ogam Stone &quot;&amp;[.C6]" office:value-type="string" office:string-value="Ogam Stone CIIC 250" calcext:value-type="string">
            <text:p>Ogam Stone CIIC 250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50" calcext:value-type="string">
            <text:p>CIIC 250</text:p>
          </table:table-cell>
          <table:table-cell table:formula="of:=&quot;Ogam Stein &quot;&amp;[.H6]" office:value-type="string" office:string-value="Ogam Stein CIIC 250" calcext:value-type="string">
            <text:p>Ogam Stein CIIC 250</text:p>
          </table:table-cell>
          <table:table-cell/>
          <table:table-cell office:value-type="string" calcext:value-type="string">
            <text:p>52.1658333,-9.771944444444445</text:p>
          </table:table-cell>
          <table:table-cell office:value-type="string" calcext:value-type="string">
            <text:p>Q853968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TUVVIRR MAQI RITUVVECAS MUCOI ALLATO</text:p>
          </table:table-cell>
          <table:table-cell/>
        </table:table-row>
        <table:table-row table:style-name="ro1">
          <table:table-cell office:value-type="string" calcext:value-type="string">
            <text:p>Q70892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1</text:p>
          </table:table-cell>
          <table:table-cell office:value-type="float" office:value="251" calcext:value-type="float">
            <text:p>251</text:p>
          </table:table-cell>
          <table:table-cell table:formula="of:=&quot;Ogam Stone &quot;&amp;[.C7]" office:value-type="string" office:string-value="Ogam Stone CIIC 251" calcext:value-type="string">
            <text:p>Ogam Stone CIIC 251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51" calcext:value-type="string">
            <text:p>CIIC 251</text:p>
          </table:table-cell>
          <table:table-cell table:formula="of:=&quot;Ogam Stein &quot;&amp;[.H7]" office:value-type="string" office:string-value="Ogam Stein CIIC 251" calcext:value-type="string">
            <text:p>Ogam Stein CIIC 251</text:p>
          </table:table-cell>
          <table:table-cell/>
          <table:table-cell office:value-type="string" calcext:value-type="string">
            <text:p>52.1916667,-9.5325</text:p>
          </table:table-cell>
          <table:table-cell office:value-type="string" calcext:value-type="string">
            <text:p>Q85396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ELITAS LUGUTTI</text:p>
          </table:table-cell>
          <table:table-cell/>
        </table:table-row>
        <table:table-row table:style-name="ro1">
          <table:table-cell office:value-type="string" calcext:value-type="string">
            <text:p>Q708928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2</text:p>
          </table:table-cell>
          <table:table-cell office:value-type="float" office:value="252" calcext:value-type="float">
            <text:p>252</text:p>
          </table:table-cell>
          <table:table-cell table:formula="of:=&quot;Ogam Stone &quot;&amp;[.C8]" office:value-type="string" office:string-value="Ogam Stone CIIC 252" calcext:value-type="string">
            <text:p>Ogam Stone CIIC 252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52" calcext:value-type="string">
            <text:p>CIIC 252</text:p>
          </table:table-cell>
          <table:table-cell table:formula="of:=&quot;Ogam Stein &quot;&amp;[.H8]" office:value-type="string" office:string-value="Ogam Stein CIIC 252" calcext:value-type="string">
            <text:p>Ogam Stein CIIC 252</text:p>
          </table:table-cell>
          <table:table-cell/>
          <table:table-cell office:value-type="string" calcext:value-type="string">
            <text:p>52.2266667,-9.581944444444444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MELI MAQI GLASICONAS NIOTTA COBRANOR[IG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3</text:p>
          </table:table-cell>
          <table:table-cell office:value-type="float" office:value="253" calcext:value-type="float">
            <text:p>253</text:p>
          </table:table-cell>
          <table:table-cell table:formula="of:=&quot;Ogam Stone &quot;&amp;[.C9]" office:value-type="string" office:string-value="Ogam Stone CIIC 253" calcext:value-type="string">
            <text:p>Ogam Stone CIIC 253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53" calcext:value-type="string">
            <text:p>CIIC 253</text:p>
          </table:table-cell>
          <table:table-cell table:formula="of:=&quot;Ogam Stein &quot;&amp;[.H9]" office:value-type="string" office:string-value="Ogam Stein CIIC 253" calcext:value-type="string">
            <text:p>Ogam Stein CIIC 253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LEOTOS</text:p>
          </table:table-cell>
          <table:table-cell/>
        </table:table-row>
        <table:table-row table:style-name="ro1">
          <table:table-cell office:value-type="string" calcext:value-type="string">
            <text:p>Q708929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4</text:p>
          </table:table-cell>
          <table:table-cell office:value-type="float" office:value="254" calcext:value-type="float">
            <text:p>254</text:p>
          </table:table-cell>
          <table:table-cell table:formula="of:=&quot;Ogam Stone &quot;&amp;[.C10]" office:value-type="string" office:string-value="Ogam Stone CIIC 254" calcext:value-type="string">
            <text:p>Ogam Stone CIIC 254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54" calcext:value-type="string">
            <text:p>CIIC 254</text:p>
          </table:table-cell>
          <table:table-cell table:formula="of:=&quot;Ogam Stein &quot;&amp;[.H10]" office:value-type="string" office:string-value="Ogam Stein CIIC 254" calcext:value-type="string">
            <text:p>Ogam Stein CIIC 254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93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ECTA</text:p>
          </table:table-cell>
          <table:table-cell/>
        </table:table-row>
        <table:table-row table:style-name="ro1">
          <table:table-cell office:value-type="string" calcext:value-type="string">
            <text:p>Q708929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5</text:p>
          </table:table-cell>
          <table:table-cell office:value-type="float" office:value="255" calcext:value-type="float">
            <text:p>255</text:p>
          </table:table-cell>
          <table:table-cell table:formula="of:=&quot;Ogam Stone &quot;&amp;[.C11]" office:value-type="string" office:string-value="Ogam Stone CIIC 255" calcext:value-type="string">
            <text:p>Ogam Stone CIIC 255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55" calcext:value-type="string">
            <text:p>CIIC 255</text:p>
          </table:table-cell>
          <table:table-cell table:formula="of:=&quot;Ogam Stein &quot;&amp;[.H11]" office:value-type="string" office:string-value="Ogam Stein CIIC 255" calcext:value-type="string">
            <text:p>Ogam Stein CIIC 255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URUDDRANN MAQ[I] DOLIGENN CI[...]LA MAQ[Q?]I [..]B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</text:p>
          </table:table-cell>
          <table:table-cell office:value-type="float" office:value="256" calcext:value-type="float">
            <text:p>256</text:p>
          </table:table-cell>
          <table:table-cell table:formula="of:=&quot;Ogam Stone &quot;&amp;[.C12]" office:value-type="string" office:string-value="Ogam Stone CIIC 256" calcext:value-type="string">
            <text:p>Ogam Stone CIIC 256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56" calcext:value-type="string">
            <text:p>CIIC 256</text:p>
          </table:table-cell>
          <table:table-cell table:formula="of:=&quot;Ogam Stein &quot;&amp;[.H12]" office:value-type="string" office:string-value="Ogam Stein CIIC 256" calcext:value-type="string">
            <text:p>Ogam Stein CIIC 256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TEGANN MAAC DEGLANN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a</text:p>
          </table:table-cell>
          <table:table-cell office:value-type="string" calcext:value-type="string">
            <text:p>256a</text:p>
          </table:table-cell>
          <table:table-cell table:formula="of:=&quot;Ogam Stone &quot;&amp;[.C13]" office:value-type="string" office:string-value="Ogam Stone CIIC 256a" calcext:value-type="string">
            <text:p>Ogam Stone CIIC 256a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56a" calcext:value-type="string">
            <text:p>CIIC 256a</text:p>
          </table:table-cell>
          <table:table-cell table:formula="of:=&quot;Ogam Stein &quot;&amp;[.H13]" office:value-type="string" office:string-value="Ogam Stein CIIC 256a" calcext:value-type="string">
            <text:p>Ogam Stein CIIC 256a</text:p>
          </table:table-cell>
          <table:table-cell/>
          <table:table-cell office:value-type="string" calcext:value-type="string">
            <text:p>52.2680556,-9.710277777777778</text:p>
          </table:table-cell>
          <table:table-cell office:value-type="string" calcext:value-type="string">
            <text:p>Q853968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ASIŊB 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7</text:p>
          </table:table-cell>
          <table:table-cell office:value-type="float" office:value="257" calcext:value-type="float">
            <text:p>257</text:p>
          </table:table-cell>
          <table:table-cell table:formula="of:=&quot;Ogam Stone &quot;&amp;[.C14]" office:value-type="string" office:string-value="Ogam Stone CIIC 257" calcext:value-type="string">
            <text:p>Ogam Stone CIIC 25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57" calcext:value-type="string">
            <text:p>CIIC 257</text:p>
          </table:table-cell>
          <table:table-cell table:formula="of:=&quot;Ogam Stein &quot;&amp;[.H14]" office:value-type="string" office:string-value="Ogam Stein CIIC 257" calcext:value-type="string">
            <text:p>Ogam Stein CIIC 257</text:p>
          </table:table-cell>
          <table:table-cell/>
          <table:table-cell office:value-type="string" calcext:value-type="string">
            <text:p>52.4575,-8.823888888888888</text:p>
          </table:table-cell>
          <table:table-cell office:value-type="string" calcext:value-type="string">
            <text:p>Q8539683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A]Q[U]MA MAQI RAGAVVE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8</text:p>
          </table:table-cell>
          <table:table-cell office:value-type="float" office:value="258" calcext:value-type="float">
            <text:p>258</text:p>
          </table:table-cell>
          <table:table-cell table:formula="of:=&quot;Ogam Stone &quot;&amp;[.C15]" office:value-type="string" office:string-value="Ogam Stone CIIC 258" calcext:value-type="string">
            <text:p>Ogam Stone CIIC 25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58" calcext:value-type="string">
            <text:p>CIIC 258</text:p>
          </table:table-cell>
          <table:table-cell table:formula="of:=&quot;Ogam Stein &quot;&amp;[.H15]" office:value-type="string" office:string-value="Ogam Stein CIIC 258" calcext:value-type="string">
            <text:p>Ogam Stein CIIC 258</text:p>
          </table:table-cell>
          <table:table-cell/>
          <table:table-cell office:value-type="string" calcext:value-type="string">
            <text:p>52.3819444,-8.377222222222223</text:p>
          </table:table-cell>
          <table:table-cell office:value-type="string" calcext:value-type="string">
            <text:p>Q853968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MAILAGNI MAQI GAMATI</text:p>
          </table:table-cell>
          <table:table-cell/>
        </table:table-row>
        <table:table-row table:style-name="ro1">
          <table:table-cell office:value-type="string" calcext:value-type="string">
            <text:p>Q708929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9</text:p>
          </table:table-cell>
          <table:table-cell office:value-type="float" office:value="259" calcext:value-type="float">
            <text:p>259</text:p>
          </table:table-cell>
          <table:table-cell table:formula="of:=&quot;Ogam Stone &quot;&amp;[.C16]" office:value-type="string" office:string-value="Ogam Stone CIIC 259" calcext:value-type="string">
            <text:p>Ogam Stone CIIC 25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59" calcext:value-type="string">
            <text:p>CIIC 259</text:p>
          </table:table-cell>
          <table:table-cell table:formula="of:=&quot;Ogam Stein &quot;&amp;[.H16]" office:value-type="string" office:string-value="Ogam Stein CIIC 259" calcext:value-type="string">
            <text:p>Ogam Stein CIIC 259</text:p>
          </table:table-cell>
          <table:table-cell/>
          <table:table-cell office:value-type="string" calcext:value-type="string">
            <text:p>52.3286111,-8.562777777777779</text:p>
          </table:table-cell>
          <table:table-cell office:value-type="string" calcext:value-type="string">
            <text:p>Q853969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IVAGENI MAQI LAISCEMITA</text:p>
          </table:table-cell>
          <table:table-cell/>
        </table:table-row>
        <table:table-row table:style-name="ro1">
          <table:table-cell office:value-type="string" calcext:value-type="string">
            <text:p>Q708929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0</text:p>
          </table:table-cell>
          <table:table-cell office:value-type="float" office:value="260" calcext:value-type="float">
            <text:p>260</text:p>
          </table:table-cell>
          <table:table-cell table:formula="of:=&quot;Ogam Stone &quot;&amp;[.C17]" office:value-type="string" office:string-value="Ogam Stone CIIC 260" calcext:value-type="string">
            <text:p>Ogam Stone CIIC 26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60" calcext:value-type="string">
            <text:p>CIIC 260</text:p>
          </table:table-cell>
          <table:table-cell table:formula="of:=&quot;Ogam Stein &quot;&amp;[.H17]" office:value-type="string" office:string-value="Ogam Stein CIIC 260" calcext:value-type="string">
            <text:p>Ogam Stein CIIC 260</text:p>
          </table:table-cell>
          <table:table-cell/>
          <table:table-cell office:value-type="string" calcext:value-type="string">
            <text:p>52.2758333,-8.105277777777777</text:p>
          </table:table-cell>
          <table:table-cell office:value-type="string" calcext:value-type="string">
            <text:p>Q853969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1</text:p>
          </table:table-cell>
          <table:table-cell office:value-type="float" office:value="261" calcext:value-type="float">
            <text:p>261</text:p>
          </table:table-cell>
          <table:table-cell table:formula="of:=&quot;Ogam Stone &quot;&amp;[.C18]" office:value-type="string" office:string-value="Ogam Stone CIIC 261" calcext:value-type="string">
            <text:p>Ogam Stone CIIC 26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61" calcext:value-type="string">
            <text:p>CIIC 261</text:p>
          </table:table-cell>
          <table:table-cell table:formula="of:=&quot;Ogam Stein &quot;&amp;[.H18]" office:value-type="string" office:string-value="Ogam Stein CIIC 261" calcext:value-type="string">
            <text:p>Ogam Stein CIIC 261</text:p>
          </table:table-cell>
          <table:table-cell/>
          <table:table-cell office:value-type="string" calcext:value-type="string">
            <text:p>52.2216667,-7.758055555555556</text:p>
          </table:table-cell>
          <table:table-cell office:value-type="string" calcext:value-type="string">
            <text:p>Q8539690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NETACUNAS MAQI LOBAC[CON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2</text:p>
          </table:table-cell>
          <table:table-cell office:value-type="float" office:value="262" calcext:value-type="float">
            <text:p>262</text:p>
          </table:table-cell>
          <table:table-cell table:formula="of:=&quot;Ogam Stone &quot;&amp;[.C19]" office:value-type="string" office:string-value="Ogam Stone CIIC 262" calcext:value-type="string">
            <text:p>Ogam Stone CIIC 262</text:p>
          </table:table-cell>
          <table:table-cell office:value-type="string" calcext:value-type="string">
            <text:p>Ogam Stone 12 (Stone Corridor at UCC)</text:p>
          </table:table-cell>
          <table:table-cell office:value-type="string" calcext:value-type="string">
            <text:p>de</text:p>
          </table:table-cell>
          <table:table-cell table:formula="of:=[.C19]" office:value-type="string" office:string-value="CIIC 262" calcext:value-type="string">
            <text:p>CIIC 262</text:p>
          </table:table-cell>
          <table:table-cell table:formula="of:=&quot;Ogam Stein &quot;&amp;[.H19]" office:value-type="string" office:string-value="Ogam Stein CIIC 262" calcext:value-type="string">
            <text:p>Ogam Stein CIIC 262</text:p>
          </table:table-cell>
          <table:table-cell office:value-type="string" calcext:value-type="string">
            <text:p>Ogham Stein 12 (Stein Corridor at UCC)</text:p>
          </table:table-cell>
          <table:table-cell office:value-type="string" calcext:value-type="string">
            <text:p>52.1994444,-7.998888888888889</text:p>
          </table:table-cell>
          <table:table-cell office:value-type="string" calcext:value-type="string">
            <text:p>Q853968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ERCAGNI MAQI ERCIAS</text:p>
          </table:table-cell>
          <table:table-cell/>
        </table:table-row>
        <table:table-row table:style-name="ro1">
          <table:table-cell office:value-type="string" calcext:value-type="string">
            <text:p>Q708929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3</text:p>
          </table:table-cell>
          <table:table-cell office:value-type="float" office:value="263" calcext:value-type="float">
            <text:p>263</text:p>
          </table:table-cell>
          <table:table-cell table:formula="of:=&quot;Ogam Stone &quot;&amp;[.C20]" office:value-type="string" office:string-value="Ogam Stone CIIC 263" calcext:value-type="string">
            <text:p>Ogam Stone CIIC 26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63" calcext:value-type="string">
            <text:p>CIIC 263</text:p>
          </table:table-cell>
          <table:table-cell table:formula="of:=&quot;Ogam Stein &quot;&amp;[.H20]" office:value-type="string" office:string-value="Ogam Stein CIIC 263" calcext:value-type="string">
            <text:p>Ogam Stein CIIC 263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ECCAS MAQI [....MU]COI NETA-SEGAMONAS DOLATI BIGA-ISGOB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4</text:p>
          </table:table-cell>
          <table:table-cell office:value-type="float" office:value="264" calcext:value-type="float">
            <text:p>264</text:p>
          </table:table-cell>
          <table:table-cell table:formula="of:=&quot;Ogam Stone &quot;&amp;[.C21]" office:value-type="string" office:string-value="Ogam Stone CIIC 264" calcext:value-type="string">
            <text:p>Ogam Stone CIIC 26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64" calcext:value-type="string">
            <text:p>CIIC 264</text:p>
          </table:table-cell>
          <table:table-cell table:formula="of:=&quot;Ogam Stein &quot;&amp;[.H21]" office:value-type="string" office:string-value="Ogam Stein CIIC 264" calcext:value-type="string">
            <text:p>Ogam Stein CIIC 264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 NACI MAQI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5</text:p>
          </table:table-cell>
          <table:table-cell office:value-type="float" office:value="265" calcext:value-type="float">
            <text:p>265</text:p>
          </table:table-cell>
          <table:table-cell table:formula="of:=&quot;Ogam Stone &quot;&amp;[.C22]" office:value-type="string" office:string-value="Ogam Stone CIIC 265" calcext:value-type="string">
            <text:p>Ogam Stone CIIC 26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65" calcext:value-type="string">
            <text:p>CIIC 265</text:p>
          </table:table-cell>
          <table:table-cell table:formula="of:=&quot;Ogam Stein &quot;&amp;[.H22]" office:value-type="string" office:string-value="Ogam Stein CIIC 265" calcext:value-type="string">
            <text:p>Ogam Stein CIIC 265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MADU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6</text:p>
          </table:table-cell>
          <table:table-cell office:value-type="float" office:value="266" calcext:value-type="float">
            <text:p>266</text:p>
          </table:table-cell>
          <table:table-cell table:formula="of:=&quot;Ogam Stone &quot;&amp;[.C23]" office:value-type="string" office:string-value="Ogam Stone CIIC 266" calcext:value-type="string">
            <text:p>Ogam Stone CIIC 26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66" calcext:value-type="string">
            <text:p>CIIC 266</text:p>
          </table:table-cell>
          <table:table-cell table:formula="of:=&quot;Ogam Stein &quot;&amp;[.H23]" office:value-type="string" office:string-value="Ogam Stein CIIC 266" calcext:value-type="string">
            <text:p>Ogam Stein CIIC 266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LLABOT MUCOI LUGA MAQI LOBACCONA</text:p>
          </table:table-cell>
          <table:table-cell/>
        </table:table-row>
        <table:table-row table:style-name="ro1">
          <table:table-cell office:value-type="string" calcext:value-type="string">
            <text:p>Q708929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7</text:p>
          </table:table-cell>
          <table:table-cell office:value-type="float" office:value="267" calcext:value-type="float">
            <text:p>267</text:p>
          </table:table-cell>
          <table:table-cell table:formula="of:=&quot;Ogam Stone &quot;&amp;[.C24]" office:value-type="string" office:string-value="Ogam Stone CIIC 267" calcext:value-type="string">
            <text:p>Ogam Stone CIIC 26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67" calcext:value-type="string">
            <text:p>CIIC 267</text:p>
          </table:table-cell>
          <table:table-cell table:formula="of:=&quot;Ogam Stein &quot;&amp;[.H24]" office:value-type="string" office:string-value="Ogam Stein CIIC 267" calcext:value-type="string">
            <text:p>Ogam Stein CIIC 267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DUSI MACI LU MUCOI LUGA</text:p>
          </table:table-cell>
          <table:table-cell/>
        </table:table-row>
        <table:table-row table:style-name="ro1">
          <table:table-cell office:value-type="string" calcext:value-type="string">
            <text:p>Q70892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8</text:p>
          </table:table-cell>
          <table:table-cell office:value-type="float" office:value="268" calcext:value-type="float">
            <text:p>268</text:p>
          </table:table-cell>
          <table:table-cell table:formula="of:=&quot;Ogam Stone &quot;&amp;[.C25]" office:value-type="string" office:string-value="Ogam Stone CIIC 268" calcext:value-type="string">
            <text:p>Ogam Stone CIIC 268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68" calcext:value-type="string">
            <text:p>CIIC 268</text:p>
          </table:table-cell>
          <table:table-cell table:formula="of:=&quot;Ogam Stein &quot;&amp;[.H25]" office:value-type="string" office:string-value="Ogam Stein CIIC 268" calcext:value-type="string">
            <text:p>Ogam Stein CIIC 268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TUVIR</text:p>
          </table:table-cell>
          <table:table-cell/>
        </table:table-row>
        <table:table-row table:style-name="ro1">
          <table:table-cell office:value-type="string" calcext:value-type="string">
            <text:p>Q708929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9</text:p>
          </table:table-cell>
          <table:table-cell office:value-type="float" office:value="269" calcext:value-type="float">
            <text:p>269</text:p>
          </table:table-cell>
          <table:table-cell table:formula="of:=&quot;Ogam Stone &quot;&amp;[.C26]" office:value-type="string" office:string-value="Ogam Stone CIIC 269" calcext:value-type="string">
            <text:p>Ogam Stone CIIC 269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69" calcext:value-type="string">
            <text:p>CIIC 269</text:p>
          </table:table-cell>
          <table:table-cell table:formula="of:=&quot;Ogam Stein &quot;&amp;[.H26]" office:value-type="string" office:string-value="Ogam Stein CIIC 269" calcext:value-type="string">
            <text:p>Ogam Stein CIIC 269</text:p>
          </table:table-cell>
          <table:table-cell/>
          <table:table-cell office:value-type="string" calcext:value-type="string">
            <text:p>51.9883333,-7.755833333333333</text:p>
          </table:table-cell>
          <table:table-cell office:value-type="string" calcext:value-type="string">
            <text:p>Q853968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MUCOI IVODACCA.</text:p>
          </table:table-cell>
          <table:table-cell/>
        </table:table-row>
        <table:table-row table:style-name="ro1">
          <table:table-cell office:value-type="string" calcext:value-type="string">
            <text:p>Q70892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0</text:p>
          </table:table-cell>
          <table:table-cell office:value-type="float" office:value="270" calcext:value-type="float">
            <text:p>270</text:p>
          </table:table-cell>
          <table:table-cell table:formula="of:=&quot;Ogam Stone &quot;&amp;[.C27]" office:value-type="string" office:string-value="Ogam Stone CIIC 270" calcext:value-type="string">
            <text:p>Ogam Stone CIIC 270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70" calcext:value-type="string">
            <text:p>CIIC 270</text:p>
          </table:table-cell>
          <table:table-cell table:formula="of:=&quot;Ogam Stein &quot;&amp;[.H27]" office:value-type="string" office:string-value="Ogam Stein CIIC 270" calcext:value-type="string">
            <text:p>Ogam Stein CIIC 270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RIT[....] MAQ[I LO]BACONA AVI NEAGRACOLI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1</text:p>
          </table:table-cell>
          <table:table-cell office:value-type="float" office:value="271" calcext:value-type="float">
            <text:p>271</text:p>
          </table:table-cell>
          <table:table-cell table:formula="of:=&quot;Ogam Stone &quot;&amp;[.C28]" office:value-type="string" office:string-value="Ogam Stone CIIC 271" calcext:value-type="string">
            <text:p>Ogam Stone CIIC 271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71" calcext:value-type="string">
            <text:p>CIIC 271</text:p>
          </table:table-cell>
          <table:table-cell table:formula="of:=&quot;Ogam Stein &quot;&amp;[.H28]" office:value-type="string" office:string-value="Ogam Stein CIIC 271" calcext:value-type="string">
            <text:p>Ogam Stein CIIC 271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ETAVROQI MAQI QI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2</text:p>
          </table:table-cell>
          <table:table-cell office:value-type="float" office:value="272" calcext:value-type="float">
            <text:p>272</text:p>
          </table:table-cell>
          <table:table-cell table:formula="of:=&quot;Ogam Stone &quot;&amp;[.C29]" office:value-type="string" office:string-value="Ogam Stone CIIC 272" calcext:value-type="string">
            <text:p>Ogam Stone CIIC 272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72" calcext:value-type="string">
            <text:p>CIIC 272</text:p>
          </table:table-cell>
          <table:table-cell table:formula="of:=&quot;Ogam Stein &quot;&amp;[.H29]" office:value-type="string" office:string-value="Ogam Stein CIIC 272" calcext:value-type="string">
            <text:p>Ogam Stein CIIC 272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NU MAGUNO GATI MOCOI MACORBO</text:p>
          </table:table-cell>
          <table:table-cell/>
        </table:table-row>
        <table:table-row table:style-name="ro1">
          <table:table-cell office:value-type="string" calcext:value-type="string">
            <text:p>Q708929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3</text:p>
          </table:table-cell>
          <table:table-cell office:value-type="float" office:value="273" calcext:value-type="float">
            <text:p>273</text:p>
          </table:table-cell>
          <table:table-cell table:formula="of:=&quot;Ogam Stone &quot;&amp;[.C30]" office:value-type="string" office:string-value="Ogam Stone CIIC 273" calcext:value-type="string">
            <text:p>Ogam Stone CIIC 273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73" calcext:value-type="string">
            <text:p>CIIC 273</text:p>
          </table:table-cell>
          <table:table-cell table:formula="of:=&quot;Ogam Stein &quot;&amp;[.H30]" office:value-type="string" office:string-value="Ogam Stein CIIC 273" calcext:value-type="string">
            <text:p>Ogam Stein CIIC 273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LUNOVIC[A] MAQI MUCOI LIT[ENI]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4</text:p>
          </table:table-cell>
          <table:table-cell office:value-type="float" office:value="274" calcext:value-type="float">
            <text:p>274</text:p>
          </table:table-cell>
          <table:table-cell table:formula="of:=&quot;Ogam Stone &quot;&amp;[.C31]" office:value-type="string" office:string-value="Ogam Stone CIIC 274" calcext:value-type="string">
            <text:p>Ogam Stone CIIC 274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74" calcext:value-type="string">
            <text:p>CIIC 274</text:p>
          </table:table-cell>
          <table:table-cell table:formula="of:=&quot;Ogam Stein &quot;&amp;[.H31]" office:value-type="string" office:string-value="Ogam Stein CIIC 274" calcext:value-type="string">
            <text:p>Ogam Stein CIIC 274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-INI[... MAQI QE]TTEAS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5</text:p>
          </table:table-cell>
          <table:table-cell office:value-type="float" office:value="275" calcext:value-type="float">
            <text:p>275</text:p>
          </table:table-cell>
          <table:table-cell table:formula="of:=&quot;Ogam Stone &quot;&amp;[.C32]" office:value-type="string" office:string-value="Ogam Stone CIIC 275" calcext:value-type="string">
            <text:p>Ogam Stone CIIC 275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75" calcext:value-type="string">
            <text:p>CIIC 275</text:p>
          </table:table-cell>
          <table:table-cell table:formula="of:=&quot;Ogam Stein &quot;&amp;[.H32]" office:value-type="string" office:string-value="Ogam Stein CIIC 275" calcext:value-type="string">
            <text:p>Ogam Stein CIIC 275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ALEGEA MAQI C[....]SALAR CELI AVI QVE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6</text:p>
          </table:table-cell>
          <table:table-cell office:value-type="float" office:value="276" calcext:value-type="float">
            <text:p>276</text:p>
          </table:table-cell>
          <table:table-cell table:formula="of:=&quot;Ogam Stone &quot;&amp;[.C33]" office:value-type="string" office:string-value="Ogam Stone CIIC 276" calcext:value-type="string">
            <text:p>Ogam Stone CIIC 276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76" calcext:value-type="string">
            <text:p>CIIC 276</text:p>
          </table:table-cell>
          <table:table-cell table:formula="of:=&quot;Ogam Stein &quot;&amp;[.H33]" office:value-type="string" office:string-value="Ogam Stein CIIC 276" calcext:value-type="string">
            <text:p>Ogam Stein CIIC 276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GU MAQI LAG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7</text:p>
          </table:table-cell>
          <table:table-cell office:value-type="float" office:value="277" calcext:value-type="float">
            <text:p>277</text:p>
          </table:table-cell>
          <table:table-cell table:formula="of:=&quot;Ogam Stone &quot;&amp;[.C34]" office:value-type="string" office:string-value="Ogam Stone CIIC 277" calcext:value-type="string">
            <text:p>Ogam Stone CIIC 277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77" calcext:value-type="string">
            <text:p>CIIC 277</text:p>
          </table:table-cell>
          <table:table-cell table:formula="of:=&quot;Ogam Stein &quot;&amp;[.H34]" office:value-type="string" office:string-value="Ogam Stein CIIC 277" calcext:value-type="string">
            <text:p>Ogam Stein CIIC 277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R MAQI MUCOI ROTTAIS</text:p>
          </table:table-cell>
          <table:table-cell/>
        </table:table-row>
        <table:table-row table:style-name="ro1">
          <table:table-cell office:value-type="string" calcext:value-type="string">
            <text:p>Q708929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8</text:p>
          </table:table-cell>
          <table:table-cell office:value-type="float" office:value="278" calcext:value-type="float">
            <text:p>278</text:p>
          </table:table-cell>
          <table:table-cell table:formula="of:=&quot;Ogam Stone &quot;&amp;[.C35]" office:value-type="string" office:string-value="Ogam Stone CIIC 278" calcext:value-type="string">
            <text:p>Ogam Stone CIIC 278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78" calcext:value-type="string">
            <text:p>CIIC 278</text:p>
          </table:table-cell>
          <table:table-cell table:formula="of:=&quot;Ogam Stein &quot;&amp;[.H35]" office:value-type="string" office:string-value="Ogam Stein CIIC 278" calcext:value-type="string">
            <text:p>Ogam Stein CIIC 278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MAQI NE[TACU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9</text:p>
          </table:table-cell>
          <table:table-cell office:value-type="float" office:value="279" calcext:value-type="float">
            <text:p>279</text:p>
          </table:table-cell>
          <table:table-cell table:formula="of:=&quot;Ogam Stone &quot;&amp;[.C36]" office:value-type="string" office:string-value="Ogam Stone CIIC 279" calcext:value-type="string">
            <text:p>Ogam Stone CIIC 279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79" calcext:value-type="string">
            <text:p>CIIC 279</text:p>
          </table:table-cell>
          <table:table-cell table:formula="of:=&quot;Ogam Stein &quot;&amp;[.H36]" office:value-type="string" office:string-value="Ogam Stein CIIC 279" calcext:value-type="string">
            <text:p>Ogam Stein CIIC 279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NAVEC[A MU]COI MEDALO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0</text:p>
          </table:table-cell>
          <table:table-cell office:value-type="float" office:value="280" calcext:value-type="float">
            <text:p>280</text:p>
          </table:table-cell>
          <table:table-cell table:formula="of:=&quot;Ogam Stone &quot;&amp;[.C37]" office:value-type="string" office:string-value="Ogam Stone CIIC 280" calcext:value-type="string">
            <text:p>Ogam Stone CIIC 280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80" calcext:value-type="string">
            <text:p>CIIC 280</text:p>
          </table:table-cell>
          <table:table-cell table:formula="of:=&quot;Ogam Stein &quot;&amp;[.H37]" office:value-type="string" office:string-value="Ogam Stein CIIC 280" calcext:value-type="string">
            <text:p>Ogam Stein CIIC 280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RO[INIO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1</text:p>
          </table:table-cell>
          <table:table-cell office:value-type="float" office:value="281" calcext:value-type="float">
            <text:p>281</text:p>
          </table:table-cell>
          <table:table-cell table:formula="of:=&quot;Ogam Stone &quot;&amp;[.C38]" office:value-type="string" office:string-value="Ogam Stone CIIC 281" calcext:value-type="string">
            <text:p>Ogam Stone CIIC 281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81" calcext:value-type="string">
            <text:p>CIIC 281</text:p>
          </table:table-cell>
          <table:table-cell table:formula="of:=&quot;Ogam Stein &quot;&amp;[.H38]" office:value-type="string" office:string-value="Ogam Stein CIIC 281" calcext:value-type="string">
            <text:p>Ogam Stein CIIC 281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AGOS MAQI MUCO[I......]NA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2</text:p>
          </table:table-cell>
          <table:table-cell office:value-type="float" office:value="282" calcext:value-type="float">
            <text:p>282</text:p>
          </table:table-cell>
          <table:table-cell table:formula="of:=&quot;Ogam Stone &quot;&amp;[.C39]" office:value-type="string" office:string-value="Ogam Stone CIIC 282" calcext:value-type="string">
            <text:p>Ogam Stone CIIC 282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82" calcext:value-type="string">
            <text:p>CIIC 282</text:p>
          </table:table-cell>
          <table:table-cell table:formula="of:=&quot;Ogam Stein &quot;&amp;[.H39]" office:value-type="string" office:string-value="Ogam Stein CIIC 282" calcext:value-type="string">
            <text:p>Ogam Stein CIIC 282</text:p>
          </table:table-cell>
          <table:table-cell/>
          <table:table-cell office:value-type="string" calcext:value-type="string">
            <text:p>52.1552778,-7.495</text:p>
          </table:table-cell>
          <table:table-cell office:value-type="string" calcext:value-type="string">
            <text:p>Q853968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VI DAIMAGNI</text:p>
          </table:table-cell>
          <table:table-cell/>
        </table:table-row>
        <table:table-row table:style-name="ro1">
          <table:table-cell office:value-type="string" calcext:value-type="string">
            <text:p>Q70892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3</text:p>
          </table:table-cell>
          <table:table-cell office:value-type="float" office:value="283" calcext:value-type="float">
            <text:p>283</text:p>
          </table:table-cell>
          <table:table-cell table:formula="of:=&quot;Ogam Stone &quot;&amp;[.C40]" office:value-type="string" office:string-value="Ogam Stone CIIC 283" calcext:value-type="string">
            <text:p>Ogam Stone CIIC 283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83" calcext:value-type="string">
            <text:p>CIIC 283</text:p>
          </table:table-cell>
          <table:table-cell table:formula="of:=&quot;Ogam Stein &quot;&amp;[.H40]" office:value-type="string" office:string-value="Ogam Stein CIIC 283" calcext:value-type="string">
            <text:p>Ogam Stein CIIC 283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GOSOCTAS MUCOI MACORBO</text:p>
          </table:table-cell>
          <table:table-cell/>
        </table:table-row>
        <table:table-row table:style-name="ro1">
          <table:table-cell office:value-type="string" calcext:value-type="string">
            <text:p>Q70892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4</text:p>
          </table:table-cell>
          <table:table-cell office:value-type="float" office:value="284" calcext:value-type="float">
            <text:p>284</text:p>
          </table:table-cell>
          <table:table-cell table:formula="of:=&quot;Ogam Stone &quot;&amp;[.C41]" office:value-type="string" office:string-value="Ogam Stone CIIC 284" calcext:value-type="string">
            <text:p>Ogam Stone CIIC 284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84" calcext:value-type="string">
            <text:p>CIIC 284</text:p>
          </table:table-cell>
          <table:table-cell table:formula="of:=&quot;Ogam Stein &quot;&amp;[.H41]" office:value-type="string" office:string-value="Ogam Stein CIIC 284" calcext:value-type="string">
            <text:p>Ogam Stein CIIC 284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LAGIA</text:p>
          </table:table-cell>
          <table:table-cell/>
        </table:table-row>
        <table:table-row table:style-name="ro1">
          <table:table-cell office:value-type="string" calcext:value-type="string">
            <text:p>Q708929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5</text:p>
          </table:table-cell>
          <table:table-cell office:value-type="float" office:value="285" calcext:value-type="float">
            <text:p>285</text:p>
          </table:table-cell>
          <table:table-cell table:formula="of:=&quot;Ogam Stone &quot;&amp;[.C42]" office:value-type="string" office:string-value="Ogam Stone CIIC 285" calcext:value-type="string">
            <text:p>Ogam Stone CIIC 285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85" calcext:value-type="string">
            <text:p>CIIC 285</text:p>
          </table:table-cell>
          <table:table-cell table:formula="of:=&quot;Ogam Stein &quot;&amp;[.H42]" office:value-type="string" office:string-value="Ogam Stein CIIC 285" calcext:value-type="string">
            <text:p>Ogam Stein CIIC 285</text:p>
          </table:table-cell>
          <table:table-cell/>
          <table:table-cell office:value-type="string" calcext:value-type="string">
            <text:p>52.1102778,-7.544722222222222</text:p>
          </table:table-cell>
          <table:table-cell office:value-type="string" calcext:value-type="string">
            <text:p>Q853968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VODON MUCOI ATAR</text:p>
          </table:table-cell>
          <table:table-cell/>
        </table:table-row>
        <table:table-row table:style-name="ro1">
          <table:table-cell office:value-type="string" calcext:value-type="string">
            <text:p>Q70892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6</text:p>
          </table:table-cell>
          <table:table-cell office:value-type="float" office:value="286" calcext:value-type="float">
            <text:p>286</text:p>
          </table:table-cell>
          <table:table-cell table:formula="of:=&quot;Ogam Stone &quot;&amp;[.C43]" office:value-type="string" office:string-value="Ogam Stone CIIC 286" calcext:value-type="string">
            <text:p>Ogam Stone CIIC 286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86" calcext:value-type="string">
            <text:p>CIIC 286</text:p>
          </table:table-cell>
          <table:table-cell table:formula="of:=&quot;Ogam Stein &quot;&amp;[.H43]" office:value-type="string" office:string-value="Ogam Stein CIIC 286" calcext:value-type="string">
            <text:p>Ogam Stein CIIC 286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CU]NAMAQI LUGUDECA MUC[OI] CU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7</text:p>
          </table:table-cell>
          <table:table-cell office:value-type="float" office:value="287" calcext:value-type="float">
            <text:p>287</text:p>
          </table:table-cell>
          <table:table-cell table:formula="of:=&quot;Ogam Stone &quot;&amp;[.C44]" office:value-type="string" office:string-value="Ogam Stone CIIC 287" calcext:value-type="string">
            <text:p>Ogam Stone CIIC 287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87" calcext:value-type="string">
            <text:p>CIIC 287</text:p>
          </table:table-cell>
          <table:table-cell table:formula="of:=&quot;Ogam Stein &quot;&amp;[.H44]" office:value-type="string" office:string-value="Ogam Stein CIIC 287" calcext:value-type="string">
            <text:p>Ogam Stein CIIC 287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ISIGNI MAQI ER[......]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8</text:p>
          </table:table-cell>
          <table:table-cell office:value-type="float" office:value="288" calcext:value-type="float">
            <text:p>288</text:p>
          </table:table-cell>
          <table:table-cell table:formula="of:=&quot;Ogam Stone &quot;&amp;[.C45]" office:value-type="string" office:string-value="Ogam Stone CIIC 288" calcext:value-type="string">
            <text:p>Ogam Stone CIIC 288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88" calcext:value-type="string">
            <text:p>CIIC 288</text:p>
          </table:table-cell>
          <table:table-cell table:formula="of:=&quot;Ogam Stein &quot;&amp;[.H45]" office:value-type="string" office:string-value="Ogam Stein CIIC 288" calcext:value-type="string">
            <text:p>Ogam Stein CIIC 288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BRANI MAQI ELTI AVI OGATOS</text:p>
          </table:table-cell>
          <table:table-cell/>
        </table:table-row>
        <table:table-row table:style-name="ro1">
          <table:table-cell office:value-type="string" calcext:value-type="string">
            <text:p>Q708929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9</text:p>
          </table:table-cell>
          <table:table-cell office:value-type="float" office:value="289" calcext:value-type="float">
            <text:p>289</text:p>
          </table:table-cell>
          <table:table-cell table:formula="of:=&quot;Ogam Stone &quot;&amp;[.C46]" office:value-type="string" office:string-value="Ogam Stone CIIC 289" calcext:value-type="string">
            <text:p>Ogam Stone CIIC 289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89" calcext:value-type="string">
            <text:p>CIIC 289</text:p>
          </table:table-cell>
          <table:table-cell table:formula="of:=&quot;Ogam Stein &quot;&amp;[.H46]" office:value-type="string" office:string-value="Ogam Stein CIIC 289" calcext:value-type="string">
            <text:p>Ogam Stein CIIC 289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VAGNI MUCOI CUN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0</text:p>
          </table:table-cell>
          <table:table-cell office:value-type="float" office:value="290" calcext:value-type="float">
            <text:p>290</text:p>
          </table:table-cell>
          <table:table-cell table:formula="of:=&quot;Ogam Stone &quot;&amp;[.C47]" office:value-type="string" office:string-value="Ogam Stone CIIC 290" calcext:value-type="string">
            <text:p>Ogam Stone CIIC 290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90" calcext:value-type="string">
            <text:p>CIIC 290</text:p>
          </table:table-cell>
          <table:table-cell table:formula="of:=&quot;Ogam Stein &quot;&amp;[.H47]" office:value-type="string" office:string-value="Ogam Stein CIIC 290" calcext:value-type="string">
            <text:p>Ogam Stein CIIC 290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E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1</text:p>
          </table:table-cell>
          <table:table-cell office:value-type="float" office:value="291" calcext:value-type="float">
            <text:p>291</text:p>
          </table:table-cell>
          <table:table-cell table:formula="of:=&quot;Ogam Stone &quot;&amp;[.C48]" office:value-type="string" office:string-value="Ogam Stone CIIC 291" calcext:value-type="string">
            <text:p>Ogam Stone CIIC 291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91" calcext:value-type="string">
            <text:p>CIIC 291</text:p>
          </table:table-cell>
          <table:table-cell table:formula="of:=&quot;Ogam Stein &quot;&amp;[.H48]" office:value-type="string" office:string-value="Ogam Stein CIIC 291" calcext:value-type="string">
            <text:p>Ogam Stein CIIC 291</text:p>
          </table:table-cell>
          <table:table-cell/>
          <table:table-cell office:value-type="string" calcext:value-type="string">
            <text:p>52.1025,-7.804444444444444</text:p>
          </table:table-cell>
          <table:table-cell office:value-type="string" calcext:value-type="string">
            <text:p>Q8539691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2</text:p>
          </table:table-cell>
          <table:table-cell office:value-type="float" office:value="292" calcext:value-type="float">
            <text:p>292</text:p>
          </table:table-cell>
          <table:table-cell table:formula="of:=&quot;Ogam Stone &quot;&amp;[.C49]" office:value-type="string" office:string-value="Ogam Stone CIIC 292" calcext:value-type="string">
            <text:p>Ogam Stone CIIC 292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92" calcext:value-type="string">
            <text:p>CIIC 292</text:p>
          </table:table-cell>
          <table:table-cell table:formula="of:=&quot;Ogam Stein &quot;&amp;[.H49]" office:value-type="string" office:string-value="Ogam Stein CIIC 292" calcext:value-type="string">
            <text:p>Ogam Stein CIIC 292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ER[A]T[I] M[U]C[OI] NETA-S[EGAM]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3</text:p>
          </table:table-cell>
          <table:table-cell office:value-type="float" office:value="293" calcext:value-type="float">
            <text:p>293</text:p>
          </table:table-cell>
          <table:table-cell table:formula="of:=&quot;Ogam Stone &quot;&amp;[.C50]" office:value-type="string" office:string-value="Ogam Stone CIIC 293" calcext:value-type="string">
            <text:p>Ogam Stone CIIC 293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93" calcext:value-type="string">
            <text:p>CIIC 293</text:p>
          </table:table-cell>
          <table:table-cell table:formula="of:=&quot;Ogam Stein &quot;&amp;[.H50]" office:value-type="string" office:string-value="Ogam Stein CIIC 293" calcext:value-type="string">
            <text:p>Ogam Stein CIIC 293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RG[...]BRCEN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4</text:p>
          </table:table-cell>
          <table:table-cell office:value-type="float" office:value="294" calcext:value-type="float">
            <text:p>294</text:p>
          </table:table-cell>
          <table:table-cell table:formula="of:=&quot;Ogam Stone &quot;&amp;[.C51]" office:value-type="string" office:string-value="Ogam Stone CIIC 294" calcext:value-type="string">
            <text:p>Ogam Stone CIIC 294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94" calcext:value-type="string">
            <text:p>CIIC 294</text:p>
          </table:table-cell>
          <table:table-cell table:formula="of:=&quot;Ogam Stein &quot;&amp;[.H51]" office:value-type="string" office:string-value="Ogam Stein CIIC 294" calcext:value-type="string">
            <text:p>Ogam Stein CIIC 294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RB</text:p>
          </table:table-cell>
          <table:table-cell/>
        </table:table-row>
        <calcext:conditional-formats>
          <calcext:conditional-format calcext:target-range-address="Import_170220_6.P1:Import_170220_6.P51">
            <calcext:condition calcext:apply-style-name="ConditionalStyle_2" calcext:value="contains-text(&quot;Q18122778&quot;)" calcext:base-cell-address="Import_170220_6.P1"/>
          </calcext:conditional-format>
          <calcext:conditional-format calcext:target-range-address="Import_170220_6.P1:Import_170220_6.P51">
            <calcext:condition calcext:apply-style-name="ConditionalStyle_1" calcext:value="formula-is(LEN(TRIM([.P1]))=0)" calcext:base-cell-address="Import_170220_6.P1"/>
          </calcext:conditional-format>
          <calcext:conditional-format calcext:target-range-address="Import_170220_6.O1:Import_170220_6.O51">
            <calcext:condition calcext:apply-style-name="ConditionalStyle_2" calcext:value="=&quot;n/a&quot;" calcext:base-cell-address="Import_170220_6.O1"/>
          </calcext:conditional-format>
        </calcext:conditional-formats>
      </table:table>
      <table:table table:name="Import_170220_7" table:style-name="ta2">
        <office:forms form:automatic-focus="false" form:apply-design-mode="false"/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6"/>
        <table:table-column table:style-name="co13" table:default-cell-style-name="ce97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9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5</text:p>
          </table:table-cell>
          <table:table-cell office:value-type="float" office:value="295" calcext:value-type="float">
            <text:p>295</text:p>
          </table:table-cell>
          <table:table-cell table:formula="of:=&quot;Ogam Stone &quot;&amp;[.C2]" office:value-type="string" office:string-value="Ogam Stone CIIC 295" calcext:value-type="string">
            <text:p>Ogam Stone CIIC 295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95" calcext:value-type="string">
            <text:p>CIIC 295</text:p>
          </table:table-cell>
          <table:table-cell table:formula="of:=&quot;Ogam Stein &quot;&amp;[.H2]" office:value-type="string" office:string-value="Ogam Stein CIIC 295" calcext:value-type="string">
            <text:p>Ogam Stein CIIC 295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[E]CC[IAS] M[U]C[OI B]R[O]E[NION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6</text:p>
          </table:table-cell>
          <table:table-cell office:value-type="float" office:value="296" calcext:value-type="float">
            <text:p>296</text:p>
          </table:table-cell>
          <table:table-cell table:formula="of:=&quot;Ogam Stone &quot;&amp;[.C3]" office:value-type="string" office:string-value="Ogam Stone CIIC 296" calcext:value-type="string">
            <text:p>Ogam Stone CIIC 296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96" calcext:value-type="string">
            <text:p>CIIC 296</text:p>
          </table:table-cell>
          <table:table-cell table:formula="of:=&quot;Ogam Stein &quot;&amp;[.H3]" office:value-type="string" office:string-value="Ogam Stein CIIC 296" calcext:value-type="string">
            <text:p>Ogam Stein CIIC 296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CIR MAQI MU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7</text:p>
          </table:table-cell>
          <table:table-cell office:value-type="float" office:value="297" calcext:value-type="float">
            <text:p>297</text:p>
          </table:table-cell>
          <table:table-cell table:formula="of:=&quot;Ogam Stone &quot;&amp;[.C4]" office:value-type="string" office:string-value="Ogam Stone CIIC 297" calcext:value-type="string">
            <text:p>Ogam Stone CIIC 297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97" calcext:value-type="string">
            <text:p>CIIC 297</text:p>
          </table:table-cell>
          <table:table-cell table:formula="of:=&quot;Ogam Stein &quot;&amp;[.H4]" office:value-type="string" office:string-value="Ogam Stein CIIC 297" calcext:value-type="string">
            <text:p>Ogam Stein CIIC 297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RTIGURN</text:p>
          </table:table-cell>
          <table:table-cell/>
        </table:table-row>
        <table:table-row table:style-name="ro1">
          <table:table-cell office:value-type="string" calcext:value-type="string">
            <text:p>Q70893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8</text:p>
          </table:table-cell>
          <table:table-cell office:value-type="float" office:value="298" calcext:value-type="float">
            <text:p>298</text:p>
          </table:table-cell>
          <table:table-cell table:formula="of:=&quot;Ogam Stone &quot;&amp;[.C5]" office:value-type="string" office:string-value="Ogam Stone CIIC 298" calcext:value-type="string">
            <text:p>Ogam Stone CIIC 298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98" calcext:value-type="string">
            <text:p>CIIC 298</text:p>
          </table:table-cell>
          <table:table-cell table:formula="of:=&quot;Ogam Stein &quot;&amp;[.H5]" office:value-type="string" office:string-value="Ogam Stein CIIC 298" calcext:value-type="string">
            <text:p>Ogam Stein CIIC 298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EDABAR M[A]Q[.....]LSM MOCOI ORD[....]RE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9</text:p>
          </table:table-cell>
          <table:table-cell office:value-type="float" office:value="299" calcext:value-type="float">
            <text:p>299</text:p>
          </table:table-cell>
          <table:table-cell table:formula="of:=&quot;Ogam Stone &quot;&amp;[.C6]" office:value-type="string" office:string-value="Ogam Stone CIIC 299" calcext:value-type="string">
            <text:p>Ogam Stone CIIC 299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99" calcext:value-type="string">
            <text:p>CIIC 299</text:p>
          </table:table-cell>
          <table:table-cell table:formula="of:=&quot;Ogam Stein &quot;&amp;[.H6]" office:value-type="string" office:string-value="Ogam Stein CIIC 299" calcext:value-type="string">
            <text:p>Ogam Stein CIIC 299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MAQI?] MOŊEDIAS MAQI MUIBIT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0</text:p>
          </table:table-cell>
          <table:table-cell office:value-type="float" office:value="300" calcext:value-type="float">
            <text:p>300</text:p>
          </table:table-cell>
          <table:table-cell table:formula="of:=&quot;Ogam Stone &quot;&amp;[.C7]" office:value-type="string" office:string-value="Ogam Stone CIIC 300" calcext:value-type="string">
            <text:p>Ogam Stone CIIC 300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300" calcext:value-type="string">
            <text:p>CIIC 300</text:p>
          </table:table-cell>
          <table:table-cell table:formula="of:=&quot;Ogam Stein &quot;&amp;[.H7]" office:value-type="string" office:string-value="Ogam Stein CIIC 300" calcext:value-type="string">
            <text:p>Ogam Stein CIIC 300</text:p>
          </table:table-cell>
          <table:table-cell/>
          <table:table-cell office:value-type="string" calcext:value-type="string">
            <text:p>52.1608333,-7.59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NETAS MAQI GOC[OI] NETA-SEGAM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1</text:p>
          </table:table-cell>
          <table:table-cell office:value-type="float" office:value="301" calcext:value-type="float">
            <text:p>301</text:p>
          </table:table-cell>
          <table:table-cell table:formula="of:=&quot;Ogam Stone &quot;&amp;[.C8]" office:value-type="string" office:string-value="Ogam Stone CIIC 301" calcext:value-type="string">
            <text:p>Ogam Stone CIIC 301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301" calcext:value-type="string">
            <text:p>CIIC 301</text:p>
          </table:table-cell>
          <table:table-cell table:formula="of:=&quot;Ogam Stein &quot;&amp;[.H8]" office:value-type="string" office:string-value="Ogam Stein CIIC 301" calcext:value-type="string">
            <text:p>Ogam Stein CIIC 301</text:p>
          </table:table-cell>
          <table:table-cell/>
          <table:table-cell office:value-type="string" calcext:value-type="string">
            <text:p>52.2672222,-7.746944444444445</text:p>
          </table:table-cell>
          <table:table-cell office:value-type="string" calcext:value-type="string">
            <text:p>Q853968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OMOKI</text:p>
          </table:table-cell>
          <table:table-cell/>
        </table:table-row>
        <table:table-row table:style-name="ro1">
          <table:table-cell office:value-type="string" calcext:value-type="string">
            <text:p>Q70893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2</text:p>
          </table:table-cell>
          <table:table-cell office:value-type="float" office:value="302" calcext:value-type="float">
            <text:p>302</text:p>
          </table:table-cell>
          <table:table-cell table:formula="of:=&quot;Ogam Stone &quot;&amp;[.C9]" office:value-type="string" office:string-value="Ogam Stone CIIC 302" calcext:value-type="string">
            <text:p>Ogam Stone CIIC 302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302" calcext:value-type="string">
            <text:p>CIIC 302</text:p>
          </table:table-cell>
          <table:table-cell table:formula="of:=&quot;Ogam Stein &quot;&amp;[.H9]" office:value-type="string" office:string-value="Ogam Stein CIIC 302" calcext:value-type="string">
            <text:p>Ogam Stein CIIC 302</text:p>
          </table:table-cell>
          <table:table-cell/>
          <table:table-cell office:value-type="string" calcext:value-type="string">
            <text:p>52.185,-7.226666666666667</text:p>
          </table:table-cell>
          <table:table-cell office:value-type="string" calcext:value-type="string">
            <text:p>Q853969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MNI MAQI MUCOI VALUVI</text:p>
          </table:table-cell>
          <table:table-cell/>
        </table:table-row>
        <table:table-row table:style-name="ro1">
          <table:table-cell office:value-type="string" calcext:value-type="string">
            <text:p>Q708930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3</text:p>
          </table:table-cell>
          <table:table-cell office:value-type="float" office:value="303" calcext:value-type="float">
            <text:p>303</text:p>
          </table:table-cell>
          <table:table-cell table:formula="of:=&quot;Ogam Stone &quot;&amp;[.C10]" office:value-type="string" office:string-value="Ogam Stone CIIC 303" calcext:value-type="string">
            <text:p>Ogam Stone CIIC 303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303" calcext:value-type="string">
            <text:p>CIIC 303</text:p>
          </table:table-cell>
          <table:table-cell table:formula="of:=&quot;Ogam Stein &quot;&amp;[.H10]" office:value-type="string" office:string-value="Ogam Stein CIIC 303" calcext:value-type="string">
            <text:p>Ogam Stein CIIC 303</text:p>
          </table:table-cell>
          <table:table-cell/>
          <table:table-cell office:value-type="string" calcext:value-type="string">
            <text:p>52.3111111,-7.385000000000001</text:p>
          </table:table-cell>
          <table:table-cell office:value-type="string" calcext:value-type="string">
            <text:p>Q853969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ABAR MOCO VIRICORB</text:p>
          </table:table-cell>
          <table:table-cell/>
        </table:table-row>
        <table:table-row table:style-name="ro1">
          <table:table-cell office:value-type="string" calcext:value-type="string">
            <text:p>Q70893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4</text:p>
          </table:table-cell>
          <table:table-cell office:value-type="float" office:value="304" calcext:value-type="float">
            <text:p>304</text:p>
          </table:table-cell>
          <table:table-cell table:formula="of:=&quot;Ogam Stone &quot;&amp;[.C11]" office:value-type="string" office:string-value="Ogam Stone CIIC 304" calcext:value-type="string">
            <text:p>Ogam Stone CIIC 304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304" calcext:value-type="string">
            <text:p>CIIC 304</text:p>
          </table:table-cell>
          <table:table-cell table:formula="of:=&quot;Ogam Stein &quot;&amp;[.H11]" office:value-type="string" office:string-value="Ogam Stein CIIC 304" calcext:value-type="string">
            <text:p>Ogam Stein CIIC 304</text:p>
          </table:table-cell>
          <table:table-cell/>
          <table:table-cell office:value-type="string" calcext:value-type="string">
            <text:p>52.3305556,-7.391111111111112</text:p>
          </table:table-cell>
          <table:table-cell office:value-type="string" calcext:value-type="string">
            <text:p>Q8539697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CAGNI MAQI CUR(I)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5</text:p>
          </table:table-cell>
          <table:table-cell office:value-type="float" office:value="305" calcext:value-type="float">
            <text:p>305</text:p>
          </table:table-cell>
          <table:table-cell table:formula="of:=&quot;Ogam Stone &quot;&amp;[.C12]" office:value-type="string" office:string-value="Ogam Stone CIIC 305" calcext:value-type="string">
            <text:p>Ogam Stone CIIC 305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305" calcext:value-type="string">
            <text:p>CIIC 305</text:p>
          </table:table-cell>
          <table:table-cell table:formula="of:=&quot;Ogam Stein &quot;&amp;[.H12]" office:value-type="string" office:string-value="Ogam Stein CIIC 305" calcext:value-type="string">
            <text:p>Ogam Stein CIIC 305</text:p>
          </table:table-cell>
          <table:table-cell/>
          <table:table-cell office:value-type="string" calcext:value-type="string">
            <text:p>52.3241667,-7.379166666666666</text:p>
          </table:table-cell>
          <table:table-cell office:value-type="string" calcext:value-type="string">
            <text:p>Q8539686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6</text:p>
          </table:table-cell>
          <table:table-cell office:value-type="float" office:value="306" calcext:value-type="float">
            <text:p>306</text:p>
          </table:table-cell>
          <table:table-cell table:formula="of:=&quot;Ogam Stone &quot;&amp;[.C13]" office:value-type="string" office:string-value="Ogam Stone CIIC 306" calcext:value-type="string">
            <text:p>Ogam Stone CIIC 306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306" calcext:value-type="string">
            <text:p>CIIC 306</text:p>
          </table:table-cell>
          <table:table-cell table:formula="of:=&quot;Ogam Stein &quot;&amp;[.H13]" office:value-type="string" office:string-value="Ogam Stein CIIC 306" calcext:value-type="string">
            <text:p>Ogam Stein CIIC 306</text:p>
          </table:table-cell>
          <table:table-cell/>
          <table:table-cell office:value-type="string" calcext:value-type="string">
            <text:p>52.3263889,-7.511666666666667</text:p>
          </table:table-cell>
          <table:table-cell office:value-type="string" calcext:value-type="string">
            <text:p>Q853968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I MAQI L..D...QA MOCOI DONM(A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7</text:p>
          </table:table-cell>
          <table:table-cell office:value-type="float" office:value="307" calcext:value-type="float">
            <text:p>307</text:p>
          </table:table-cell>
          <table:table-cell table:formula="of:=&quot;Ogam Stone &quot;&amp;[.C14]" office:value-type="string" office:string-value="Ogam Stone CIIC 307" calcext:value-type="string">
            <text:p>Ogam Stone CIIC 30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307" calcext:value-type="string">
            <text:p>CIIC 307</text:p>
          </table:table-cell>
          <table:table-cell table:formula="of:=&quot;Ogam Stein &quot;&amp;[.H14]" office:value-type="string" office:string-value="Ogam Stein CIIC 307" calcext:value-type="string">
            <text:p>Ogam Stein CIIC 307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ODDAGN[I] MAQI GATTAGN[I] MUCOI LUGU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8</text:p>
          </table:table-cell>
          <table:table-cell office:value-type="float" office:value="308" calcext:value-type="float">
            <text:p>308</text:p>
          </table:table-cell>
          <table:table-cell table:formula="of:=&quot;Ogam Stone &quot;&amp;[.C15]" office:value-type="string" office:string-value="Ogam Stone CIIC 308" calcext:value-type="string">
            <text:p>Ogam Stone CIIC 30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308" calcext:value-type="string">
            <text:p>CIIC 308</text:p>
          </table:table-cell>
          <table:table-cell table:formula="of:=&quot;Ogam Stein &quot;&amp;[.H15]" office:value-type="string" office:string-value="Ogam Stein CIIC 308" calcext:value-type="string">
            <text:p>Ogam Stein CIIC 308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9</text:p>
          </table:table-cell>
          <table:table-cell office:value-type="float" office:value="309" calcext:value-type="float">
            <text:p>309</text:p>
          </table:table-cell>
          <table:table-cell table:formula="of:=&quot;Ogam Stone &quot;&amp;[.C16]" office:value-type="string" office:string-value="Ogam Stone CIIC 309" calcext:value-type="string">
            <text:p>Ogam Stone CIIC 30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309" calcext:value-type="string">
            <text:p>CIIC 309</text:p>
          </table:table-cell>
          <table:table-cell table:formula="of:=&quot;Ogam Stein &quot;&amp;[.H16]" office:value-type="string" office:string-value="Ogam Stein CIIC 309" calcext:value-type="string">
            <text:p>Ogam Stein CIIC 309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TORAESCEUSAS MAQI MUCOI MEUTINI</text:p>
          </table:table-cell>
          <table:table-cell/>
        </table:table-row>
        <table:table-row table:style-name="ro1">
          <table:table-cell office:value-type="string" calcext:value-type="string">
            <text:p>Q70893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0</text:p>
          </table:table-cell>
          <table:table-cell office:value-type="float" office:value="310" calcext:value-type="float">
            <text:p>310</text:p>
          </table:table-cell>
          <table:table-cell table:formula="of:=&quot;Ogam Stone &quot;&amp;[.C17]" office:value-type="string" office:string-value="Ogam Stone CIIC 310" calcext:value-type="string">
            <text:p>Ogam Stone CIIC 31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310" calcext:value-type="string">
            <text:p>CIIC 310</text:p>
          </table:table-cell>
          <table:table-cell table:formula="of:=&quot;Ogam Stein &quot;&amp;[.H17]" office:value-type="string" office:string-value="Ogam Stein CIIC 310" calcext:value-type="string">
            <text:p>Ogam Stein CIIC 310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GINADI MAQI VOBARACI</text:p>
          </table:table-cell>
          <table:table-cell/>
        </table:table-row>
        <table:table-row table:style-name="ro1">
          <table:table-cell office:value-type="string" calcext:value-type="string">
            <text:p>Q70893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1</text:p>
          </table:table-cell>
          <table:table-cell office:value-type="float" office:value="311" calcext:value-type="float">
            <text:p>311</text:p>
          </table:table-cell>
          <table:table-cell table:formula="of:=&quot;Ogam Stone &quot;&amp;[.C18]" office:value-type="string" office:string-value="Ogam Stone CIIC 311" calcext:value-type="string">
            <text:p>Ogam Stone CIIC 31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311" calcext:value-type="string">
            <text:p>CIIC 311</text:p>
          </table:table-cell>
          <table:table-cell table:formula="of:=&quot;Ogam Stein &quot;&amp;[.H18]" office:value-type="string" office:string-value="Ogam Stein CIIC 311" calcext:value-type="string">
            <text:p>Ogam Stein CIIC 311</text:p>
          </table:table-cell>
          <table:table-cell/>
          <table:table-cell office:value-type="string" calcext:value-type="string">
            <text:p>54.3072222,-6.655277777777778</text:p>
          </table:table-cell>
          <table:table-cell office:value-type="string" calcext:value-type="string">
            <text:p>Q85392810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89592</text:p>
          </table:table-cell>
          <table:table-cell office:value-type="string" calcext:value-type="string">
            <text:p>DINEGLO MAQI QETAIS</text:p>
          </table:table-cell>
          <table:table-cell/>
        </table:table-row>
        <table:table-row table:style-name="ro1">
          <table:table-cell office:value-type="string" calcext:value-type="string">
            <text:p>Q70893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2</text:p>
          </table:table-cell>
          <table:table-cell office:value-type="float" office:value="312" calcext:value-type="float">
            <text:p>312</text:p>
          </table:table-cell>
          <table:table-cell table:formula="of:=&quot;Ogam Stone &quot;&amp;[.C19]" office:value-type="string" office:string-value="Ogam Stone CIIC 312" calcext:value-type="string">
            <text:p>Ogam Stone CIIC 312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312" calcext:value-type="string">
            <text:p>CIIC 312</text:p>
          </table:table-cell>
          <table:table-cell table:formula="of:=&quot;Ogam Stein &quot;&amp;[.H19]" office:value-type="string" office:string-value="Ogam Stein CIIC 312" calcext:value-type="string">
            <text:p>Ogam Stein CIIC 312</text:p>
          </table:table-cell>
          <table:table-cell/>
          <table:table-cell office:value-type="string" calcext:value-type="string">
            <text:p>53.805,-6.954444444444444</text:p>
          </table:table-cell>
          <table:table-cell office:value-type="string" calcext:value-type="string">
            <text:p>Q8539281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4792580</text:p>
          </table:table-cell>
          <table:table-cell office:value-type="string" calcext:value-type="string">
            <text:p>OSBBAR</text:p>
          </table:table-cell>
          <table:table-cell/>
        </table:table-row>
        <table:table-row table:style-name="ro1">
          <table:table-cell office:value-type="string" calcext:value-type="string">
            <text:p>Q708930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3</text:p>
          </table:table-cell>
          <table:table-cell office:value-type="float" office:value="313" calcext:value-type="float">
            <text:p>313</text:p>
          </table:table-cell>
          <table:table-cell table:formula="of:=&quot;Ogam Stone &quot;&amp;[.C20]" office:value-type="string" office:string-value="Ogam Stone CIIC 313" calcext:value-type="string">
            <text:p>Ogam Stone CIIC 31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313" calcext:value-type="string">
            <text:p>CIIC 313</text:p>
          </table:table-cell>
          <table:table-cell table:formula="of:=&quot;Ogam Stein &quot;&amp;[.H20]" office:value-type="string" office:string-value="Ogam Stein CIIC 313" calcext:value-type="string">
            <text:p>Ogam Stein CIIC 313</text:p>
          </table:table-cell>
          <table:table-cell/>
          <table:table-cell office:value-type="string" calcext:value-type="string">
            <text:p>53.7944444,-7.209444444444444</text:p>
          </table:table-cell>
          <table:table-cell office:value-type="string" calcext:value-type="string">
            <text:p>Q85392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OVOMAN(I?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4</text:p>
          </table:table-cell>
          <table:table-cell office:value-type="float" office:value="314" calcext:value-type="float">
            <text:p>314</text:p>
          </table:table-cell>
          <table:table-cell table:formula="of:=&quot;Ogam Stone &quot;&amp;[.C21]" office:value-type="string" office:string-value="Ogam Stone CIIC 314" calcext:value-type="string">
            <text:p>Ogam Stone CIIC 31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314" calcext:value-type="string">
            <text:p>CIIC 314</text:p>
          </table:table-cell>
          <table:table-cell table:formula="of:=&quot;Ogam Stein &quot;&amp;[.H21]" office:value-type="string" office:string-value="Ogam Stein CIIC 314" calcext:value-type="string">
            <text:p>Ogam Stein CIIC 314</text:p>
          </table:table-cell>
          <table:table-cell/>
          <table:table-cell office:value-type="string" calcext:value-type="string">
            <text:p>54.6086111,-7.871111111111111</text:p>
          </table:table-cell>
          <table:table-cell office:value-type="string" calcext:value-type="string">
            <text:p>Q853928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5</text:p>
          </table:table-cell>
          <table:table-cell office:value-type="float" office:value="315" calcext:value-type="float">
            <text:p>315</text:p>
          </table:table-cell>
          <table:table-cell table:formula="of:=&quot;Ogam Stone &quot;&amp;[.C22]" office:value-type="string" office:string-value="Ogam Stone CIIC 315" calcext:value-type="string">
            <text:p>Ogam Stone CIIC 31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315" calcext:value-type="string">
            <text:p>CIIC 315</text:p>
          </table:table-cell>
          <table:table-cell table:formula="of:=&quot;Ogam Stein &quot;&amp;[.H22]" office:value-type="string" office:string-value="Ogam Stein CIIC 315" calcext:value-type="string">
            <text:p>Ogam Stein CIIC 315</text:p>
          </table:table-cell>
          <table:table-cell/>
          <table:table-cell office:value-type="string" calcext:value-type="string">
            <text:p>54.3622222,-7.5175</text:p>
          </table:table-cell>
          <table:table-cell office:value-type="string" calcext:value-type="string">
            <text:p>Q853928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9424</text:p>
          </table:table-cell>
          <table:table-cell office:value-type="string" calcext:value-type="string">
            <text:p>NETTACU[NAS].</text:p>
          </table:table-cell>
          <table:table-cell/>
        </table:table-row>
        <table:table-row table:style-name="ro1">
          <table:table-cell office:value-type="string" calcext:value-type="string">
            <text:p>Q708930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6</text:p>
          </table:table-cell>
          <table:table-cell office:value-type="float" office:value="316" calcext:value-type="float">
            <text:p>316</text:p>
          </table:table-cell>
          <table:table-cell table:formula="of:=&quot;Ogam Stone &quot;&amp;[.C23]" office:value-type="string" office:string-value="Ogam Stone CIIC 316" calcext:value-type="string">
            <text:p>Ogam Stone CIIC 31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316" calcext:value-type="string">
            <text:p>CIIC 316</text:p>
          </table:table-cell>
          <table:table-cell table:formula="of:=&quot;Ogam Stein &quot;&amp;[.H23]" office:value-type="string" office:string-value="Ogam Stein CIIC 316" calcext:value-type="string">
            <text:p>Ogam Stein CIIC 316</text:p>
          </table:table-cell>
          <table:table-cell/>
          <table:table-cell office:value-type="string" calcext:value-type="string">
            <text:p>55.1166667,-6.7444444444444445</text:p>
          </table:table-cell>
          <table:table-cell office:value-type="string" calcext:value-type="string">
            <text:p>Q8539283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0678</text:p>
          </table:table-cell>
          <table:table-cell office:value-type="string" calcext:value-type="string">
            <text:p>BROCAGNI MAQI MU</text:p>
          </table:table-cell>
          <table:table-cell/>
        </table:table-row>
        <table:table-row table:style-name="ro1">
          <table:table-cell office:value-type="string" calcext:value-type="string">
            <text:p>Q70893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7</text:p>
          </table:table-cell>
          <table:table-cell office:value-type="float" office:value="317" calcext:value-type="float">
            <text:p>317</text:p>
          </table:table-cell>
          <table:table-cell table:formula="of:=&quot;Ogam Stone &quot;&amp;[.C24]" office:value-type="string" office:string-value="Ogam Stone CIIC 317" calcext:value-type="string">
            <text:p>Ogam Stone CIIC 31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317" calcext:value-type="string">
            <text:p>CIIC 317</text:p>
          </table:table-cell>
          <table:table-cell table:formula="of:=&quot;Ogam Stein &quot;&amp;[.H24]" office:value-type="string" office:string-value="Ogam Stein CIIC 317" calcext:value-type="string">
            <text:p>Ogam Stein CIIC 317</text:p>
          </table:table-cell>
          <table:table-cell/>
          <table:table-cell office:value-type="string" calcext:value-type="string">
            <text:p>54.6994444,-7.047777777777777</text:p>
          </table:table-cell>
          <table:table-cell office:value-type="string" calcext:value-type="string">
            <text:p>Q853928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2208</text:p>
          </table:table-cell>
          <table:table-cell office:value-type="string" calcext:value-type="string">
            <text:p>DOTETTO MAQI MAGLANI</text:p>
          </table:table-cell>
          <table:table-cell/>
        </table:table-row>
        <calcext:conditional-formats>
          <calcext:conditional-format calcext:target-range-address="Import_170220_7.P1:Import_170220_7.P24">
            <calcext:condition calcext:apply-style-name="ConditionalStyle_2" calcext:value="contains-text(&quot;Q18122778&quot;)" calcext:base-cell-address="Import_170220_7.P1"/>
          </calcext:conditional-format>
          <calcext:conditional-format calcext:target-range-address="Import_170220_7.P1:Import_170220_7.P24">
            <calcext:condition calcext:apply-style-name="ConditionalStyle_1" calcext:value="formula-is(LEN(TRIM([.P1]))=0)" calcext:base-cell-address="Import_170220_7.P1"/>
          </calcext:conditional-format>
          <calcext:conditional-format calcext:target-range-address="Import_170220_7.O1:Import_170220_7.O24">
            <calcext:condition calcext:apply-style-name="ConditionalStyle_2" calcext:value="=&quot;n/a&quot;" calcext:base-cell-address="Import_170220_7.O1"/>
          </calcext:conditional-format>
        </calcext:conditional-formats>
      </table:table>
      <table:table table:name="Import_StonesUCC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number-columns-repeated="26" table:default-cell-style-name="Default"/>
        <table:table-row table:style-name="ro2">
          <table:table-cell table:style-name="ce1" office:value-type="string" calcext:value-type="string">
            <text:p>WikidataID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77850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3434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241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424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40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38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0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2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5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7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8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1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3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4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6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2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3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6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0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2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3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7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8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0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4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6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9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 table:number-rows-repeated="677">
          <table:table-cell table:style-name="ce1"/>
          <table:table-cell table:style-name="ce4"/>
          <table:table-cell table:style-name="ce6"/>
          <table:table-cell table:style-name="ce1"/>
          <table:table-cell table:style-name="ce11" table:number-columns-repeated="2"/>
          <table:table-cell table:number-columns-repeated="24"/>
        </table:table-row>
        <table:table-row table:style-name="ro2">
          <table:table-cell/>
          <table:table-cell table:style-name="ce5"/>
          <table:table-cell table:style-name="ce9"/>
          <table:table-cell/>
          <table:table-cell table:style-name="ce12" table:number-columns-repeated="2"/>
          <table:table-cell table:number-columns-repeated="24"/>
        </table:table-row>
        <table:table-row table:style-name="ro3" table:number-rows-repeated="1047574">
          <table:table-cell table:number-columns-repeated="30"/>
        </table:table-row>
        <table:table-row table:style-name="ro4" table:number-rows-repeated="29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OgamIreland_small" table:style-name="ta1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0" table:default-cell-style-name="Default"/>
        <table:table-row table:style-name="ro6">
          <table:table-cell table:style-name="ce98" office:value-type="string" calcext:value-type="string">
            <text:p>wd</text:p>
          </table:table-cell>
          <table:table-cell table:style-name="ce18" office:value-type="string" calcext:value-type="string">
            <office:annotation draw:style-name="gr1" draw:text-style-name="P2" svg:width="113.1mm" svg:height="15.08mm" svg:x="92.4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geo</text:p>
          </table:table-cell>
          <table:table-cell table:style-name="ce18" office:value-type="string" calcext:value-type="string">
            <text:p>site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county</text:p>
          </table:table-cell>
          <table:table-cell table:style-name="ce99" office:value-type="string" calcext:value-type="string">
            <office:annotation draw:style-name="gr1" draw:text-style-name="P2" svg:width="113.1mm" svg:height="15.08mm" svg:x="322.5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ins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100" office:value-type="string" calcext:value-type="string">
            <text:p>LIE LUGUAEDON MACCI MENUEH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100" office:value-type="string" calcext:value-type="string">
            <text:p>QENUVEN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CUNALEGI AVI QUNACAN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LUGADDON MAQI LUGUDEC DDISI MO[...]CQU S(?)EL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ALATTOS MAQI BR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QASIGN[i] MAQ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....MA]Q CERAN[I] AVI ATHECETAIM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]OV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MAQ-ACTO MAQ GAR[... MAQI MUCOI Z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100" office:value-type="string" calcext:value-type="string">
            <text:p>L[E]GG <text:s text:c="14"/>SD[...]LEŋESCAD MAQ CORRBRI MAQ AMMLLOŋIT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100" office:value-type="string" calcext:value-type="string">
            <text:p>CUNOVAT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100" office:value-type="string" calcext:value-type="string">
            <text:p>VRAICCI MAQI MEDVV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100" office:value-type="string" calcext:value-type="string">
            <text:p>QREGAS MU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100" office:value-type="string" calcext:value-type="string">
            <text:p>RE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100" office:value-type="string" calcext:value-type="string">
            <text:p>DUNAIDONAS MAQI MARIA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100" office:value-type="string" calcext:value-type="string">
            <text:p>MUCOI MUCC[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S <text:s text:c="2"/>B <text:s text:c="10"/>N <text:s text:c="18"/>GL T <text:s/>DM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OVANOS AVI IVACATT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MAQI-DDECCEDA MAQI MAR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.....]MAQQI COLLABOT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...EGNI KOI MAQI MUC[OI] A[L]I[N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AV*S*S*MAQV*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U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100" office:value-type="string" calcext:value-type="string">
            <text:p>L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100" office:value-type="string" calcext:value-type="string">
            <text:p>NETTAVRECC [KOI?] MAQI MUCCOI TRENALUGG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100" office:value-type="string" calcext:value-type="string">
            <text:p>CNAEMSECH CELLACH MINODOR MUAD MAELMAIRE MAELUADAIG MALMAIRE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TASEGAGNI [MAQ]I MUCOI MACORB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BRAN[I]TTAS M[A]QI DUCR[I]DD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NAVALLO AVVI GENITTAC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DRUGNO MAQI MUCOI [....] NAM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MAQI-ERACIAS MAQI DIMAQA MUCO[I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1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LOBBI KOI MAQQI MUCCOI R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VIR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SEVERRIT [MAQI MUCOI RO]TTAI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DOVATUCI [A]VI TULOTANAG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CORBI KOI MAQI LABRID 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100" office:value-type="string" calcext:value-type="string">
            <text:p>BRANOGE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100" office:value-type="string" calcext:value-type="string">
            <text:p>MAQI-CAIRATINI AVI INEQAGL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100" office:value-type="string" calcext:value-type="string">
            <text:p>COVAGNI MAQI MUCOI LUGU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101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100" office:value-type="string" calcext:value-type="string">
            <text:p>LONAMNI AVI BA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100" office:value-type="string" calcext:value-type="string">
            <text:p>IAR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100" office:value-type="string" calcext:value-type="string">
            <text:p>SEDAN[I MAQQI CAT]TABBOTT AVVI DERCMASO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100" office:value-type="string" calcext:value-type="string">
            <text:p>NETA-CARI NETA CAG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100" office:value-type="string" calcext:value-type="string">
            <text:p>IAQINI KOI MAQI MUC 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100" office:value-type="string" calcext:value-type="string">
            <text:p>..CCI MAQ..INI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100" office:value-type="string" calcext:value-type="string">
            <text:p>VO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100" office:value-type="string" calcext:value-type="string">
            <text:p>MAQI NIL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100" office:value-type="string" calcext:value-type="string">
            <text:p>ATUCMLU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100" office:value-type="string" calcext:value-type="string">
            <text:p>[TH]URGRIM RISTI [KR]US THINA BENDACHT [AR] TOROQR[IM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100" office:value-type="string" calcext:value-type="string">
            <text:p>ANM SAINA MAQ OGALA MUCOI TEMOC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SAGITTA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TRENU MAQI MUCOI QRIT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ATTUBUTTAS MAQ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]UIVAIBES ]RT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ILAGN(I)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OLAGNI MAQ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OCRANO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LOMAGNI AVI DUCURI BRUSCO MAQI DOVALES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ODIMO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OGA MAQI SDANB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QI-DECCEDDAS AVI TURANI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A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UGUQRIT [.........] LO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GIR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UNAGUSOS MAQi MUCOI VIR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IMAGNI MAQI MOCOI GA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UBEDABO ALTAS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OMNGE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NANN M[AQI] S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NM CASONI [MAQ]I ROD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NM TENAS MACi V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ELUNA MU[C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[M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[A]SSITT[A]S MAQI MUCOI CALLI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ILAGURO MAQ[I...]VILEB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AMADILICCI MAC MAIL BROC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ERACOBI MAQI ERAQETA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GRILAGNI MAQI SCIL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LIUCOANAS MAQI MAQI-RE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RUTIQULI MAQI MAQI-ROD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RANAN MAQI OQOL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OGAI MAQI BIRAC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RONUN MAC BAI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LATEGS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CTI MAQI [.....MAGO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ERCAIDAN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OMMO MACI VEDUCE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NAM MEDDOGE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VALO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...]LL MAQI VORRTIGURN DOIB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RBAGNI K[OI] M[A]Q[I] MOCCOI COROTA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SACATT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B ULCC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QI-ESEA MAQI DOMANEQ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ILOGO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ARRTTACC GAQI MU CAGG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NM CORRE MAQVI UDD[GLO]MET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NM NETACUNAS CELI VIDETT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[COLAB]OT MAQI MAQI-RITE [MAQI MU]COI CORIBI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UNAGUSSOS MA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UGUDUC MAQI MAQI-OC 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UDDMENSA CELI NETTASLOG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..Q.....HAGA......DL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UDUDECA MAQU SI[TT?]ALI MUCOI M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ICANAVVI MAQ LUGU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EQIKAMI MAQI LUGU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GRIMIGGN[I MAQ]I CERC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ULRIGAI MAQI MENUMAQ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RANI MAQQI MUCC[OI......]R[A]L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OLL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EQREQ MUCOI GLUNLEGGET TENREN MONOI GDUQDEGGEV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ALAGNI MAQI DAL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BROINIENAS KOI NETA TTRENALUGOS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ERGOSO MACI LLOMINACCA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DORA MAQI DEG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QI-BRI.....CELI ALACA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NAVLAMATTIAS MUCCOI [..]OELURI AVI AKER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QI-ERCIAS MAQI VALAM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EDACUNA [MAQI] TOBIRA MUCOI SOG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AQILASPOG B TTMACDE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DOVETI MAQI LOCARENAS CELI MAQI-CULIDOV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EQOANAI MAQI EQOD[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SECIDAR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ITUBIRI MAQI QEC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LACAV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VAITEV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ASSICON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MINNACCANNI MAQI AILLUATTA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100" office:value-type="string" calcext:value-type="string">
            <text:p>CT[A]N ... QLOG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VEDLLOIGGOI MACI SEDDO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ADDIGNI MAQQI MUCCOI AN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AIDANN MAQI MACORB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UGUVVECCA MAQI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MQ[I-...O]GGODIKA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] CELI AVI VU[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TAQMAQ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ITAV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QRIMITIR RON[A]NN MAQ COMOGA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UGUQRIT MA[QI] QRITT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OINENA MAQI OLACO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UBONIRRAS MAQQI TENAC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QQI-QETTI MAQQI CUNIT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RAVICAS MAQI MUCOI DOVVINI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BROINIO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UBBAIS MAQQI DUN....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CUCAMINI MAQQI CATTINI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UNAMAQQI CORBBI MAQQ[I MUCCOI DOVVINIA]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KEVRIT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QI-IARI KOI MAQQI MUCCOI DOVVINI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OVETI MAQQi CATT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SUVALLOS MAQQI DUCOVAR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- DECCEDA MAQI GLASICO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TRIA MAQA MAILAGNI CURCIT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INISSIO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UNAMAQQI AVI CORBB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ETTA-LAMINACCA KOI MAQQI MUCOI DOVIN[IA]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VOENACUNAS M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[D]DROGN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OIMAGNI MAQI VITAL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 [MAQ]I DROGNO MU[COI] 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IRCCIT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- LIAG MAQI ERC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QENILOCI MAQI MAQI - AINIA MUC[---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UGENNGG[I] MAQI RODD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TOGITTACC MAQI SAGARETT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[MAQ]QI MUCC[O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QI-ERCCIAS MAQQI MUCOI DOVIN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ONUNETT MOQI CONURI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CILARI AV[I].....COI VAG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ERC MAQI MAQI-ERCIAS MU DOVIN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...ETORIG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BRUSCCOS MAQQI CALIACI[AS] M[AQQI MUCOI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TALAGNI MAQ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ANICC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QI-DECEDDA MAQQI CATUVIQ[QA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[CO?]BB[A?] AVI VLATIAMI MAQ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EQODDI SCI FINTE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MAILE-INBIR MACI BROCA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RIA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SAŊTI LLOTETI AVI SRUSA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OSSUCTTI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AMICU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QENILOCGNI MAQI D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COLMAN AILITHI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SIDANI MAQI DALO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LONNOCC MAQQ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URCI MAQI MUCOI V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ERCAVICCAS MAQI CO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EGOS MAQI MOCOI TOICAK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-RITEAS MAQI MAQI-DDUMILEAS MUCOI TOICA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UNACEN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-TTAL MAQI VORGOS MAQI MUCOI TOICA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C[ ]GE [ ]M [..] Q[ ] ..[ ]D [ ]E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IOTTVRECC MAQI [....]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-DECEDA MAQ̣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MAGANN MAQI NUADA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S[M]....BNAG MA[Q?]QI ERC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VIRR[...]ANNI TIGIRN CEDATTOQA MAQI VEDELMET[T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.]ECC MAQI L[UGUQ]RRI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UMALL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]GGO MAQI AGILL[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UBE[B?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RITTUVVECC MAQI VEDDON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URG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NVENI TEGG[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LATTO CELI BATTI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OSOCTEAS MOSAC MAK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OCATI MAQI MAQI-REC [....] MAQI MUCOI UDDAM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[A]G[O]BB[... MUCO - TUCACA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CRUNAN MAQ LUQ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LLATIGNI MAQ M[I]N[E]RC M[UCOI] Q[...]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ATVVIRR MAQI LUGUVVE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..]NEG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VINNAGITLET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OŊUNILOCID MAQI ALOTT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OARRA MAQI VORUDRA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ORIBRASS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OTTINN MAQI VECR[EC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BRO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CALUMANN MAQ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[...]A[.C?.] AVI DALAGNI [MAQI C...?] EQQEGGNI MAQI MAQI-CARATTI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LOGITTI MAQI ERPE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.]ERRLONNA MAQI R[U]T[E]N[I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TIDONN[A] MAQ DOMNGI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R[.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MOLEGOMRID MACI VECUME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]OTANI M[A]QI LOS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...]QNETN[..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GATTEGLA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OCURRUTI MAQI VLISACESUCMI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B[AID]AGNI MAQI ADDILONA NAGUNI MUCO BAIDANI NIR***MN[I]DAGNIESSICONIDDALA AMIT BAID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BRRUANAN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-RITTE MAQI COLABOT MAQI MOCO QERA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OILLABBOTAS MAQI CORBBI MAQI MOCOI QERA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VŊGOLAM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ORBAGNI MAQI BIVITI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]V MAQI[...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[LMCBDV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OVTE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...QET[IA?]S M[A?]Q TRENIL[U?...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UN[...]C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CATTUVVIRR MAQI RITUVVECAS MUCOI ALLAT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VELITAS LUGUT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UMELI MAQI GLASICONAS NIOTTA COBRANOR[IGAS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GALEOT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MAQI RECT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VURUDDRANN MAQ[I] DOLIGENN CI[...]LA MAQ[Q?]I [..]B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ANM TEGANN MAAC DEGLAN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BASIŊB ---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100" office:value-type="string" calcext:value-type="string">
            <text:p>D[A]Q[U]MA MAQI RAGAVVECC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100" office:value-type="string" calcext:value-type="string">
            <text:p>MAILAGNI MAQI GAMA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100" office:value-type="string" calcext:value-type="string">
            <text:p>IVAGENI MAQI LAISCEMIT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100" office:value-type="string" calcext:value-type="string">
            <text:p>NETACUNAS MAQI LOBAC[CONA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100" office:value-type="string" calcext:value-type="string">
            <text:p>ERCAGNI MAQI ERCI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LUGUDECCAS MAQI [....MU]COI NETA-SEGAMONAS DOLATI BIGA-ISGOB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.] NACI MAQI 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AMADU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OLLABOT MUCOI LUGA MAQI LOBACCON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EDUSI MACI LU MUCOI LUG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ATTUVI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AQI MUCOI IVODACCA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QRIT[....] MAQ[I LO]BACONA AVI NEAGRACOLINE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NETAVROQI MAQI QIC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ANU MAGUNO GATI MOCOI MACORB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ALUNOVIC[A] MAQI MUCOI LIT[ENI]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AQI-INI[... MAQI QE]TTEAS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UNALEGEA MAQI C[....]SALAR CELI AVI QVE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BIGU MAQI LAG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BIR MAQI MUCOI ROTTAI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.]MAQI NE[TACUN]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DENAVEC[A MU]COI MEDALO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BRO[INION]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DEAGOS MAQI MUCO[I......]NA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AVI DAIMAG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GOSOCTAS MUCOI MACORBO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ELAG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BIVODON MUCOI ATA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[CU]NAMAQI LUGUDECA MUC[OI] CUNE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NISIGNI MAQI ER[......]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DEBRANI MAQI ELTI AVI OGATO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]VAGNI MUCOI CUN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AQI E[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.]ER[A]T[I] M[U]C[OI] NETA-S[EGAM]O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]RG[...]BRCEN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ORB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Q[E]CC[IAS] M[U]C[OI B]R[O]E[NIONAS]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...]CIR MAQI MUC[..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VORTIGUR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VEDABAR M[A]Q[.....]LSM MOCOI ORD[....]REA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[MAQI?] MOŊEDIAS MAQI MUIBIT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UNNETAS MAQI GOC[OI] NETA-SEGAMONA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DOMOK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UMNI MAQI MUCOI VALUV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ATABAR MOCO VIRICORB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VOCAGNI MAQI CUR(I)T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LUGUDI MAQI L..D...QA MOCOI DONM(A)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MODDAGN[I] MAQI GATTAGN[I] MUCOI LUGU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TORAESCEUSAS MAQI MUCOI MEUTIN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100" office:value-type="string" calcext:value-type="string">
            <text:p>CAGINADI MAQI VOBARACI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100" office:value-type="string" calcext:value-type="string">
            <text:p>DINEGLO MAQI QETAI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100" office:value-type="string" calcext:value-type="string">
            <text:p>OSBBAR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100" office:value-type="string" calcext:value-type="string">
            <text:p>OVOMAN(I?)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100" office:value-type="string" calcext:value-type="string">
            <text:p>n/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100" office:value-type="string" calcext:value-type="string">
            <text:p>NETTACU[NAS].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100" office:value-type="string" calcext:value-type="string">
            <text:p>BROCAGNI MAQI MU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100" office:value-type="string" calcext:value-type="string">
            <text:p>DOTETTO MAQI MAGLANI</text:p>
          </table:table-cell>
          <table:table-cell table:number-columns-repeated="20"/>
        </table:table-row>
        <table:table-row table:style-name="ro2" table:number-rows-repeated="677">
          <table:table-cell table:style-name="ce1"/>
          <table:table-cell table:style-name="ce19" table:number-columns-repeated="4"/>
          <table:table-cell table:style-name="ce100"/>
          <table:table-cell table:number-columns-repeated="20"/>
        </table:table-row>
        <table:table-row table:style-name="ro2">
          <table:table-cell/>
          <table:table-cell table:style-name="ce20" table:number-columns-repeated="4"/>
          <table:table-cell table:style-name="ce102"/>
          <table:table-cell table:number-columns-repeated="20"/>
        </table:table-row>
        <table:table-row table:style-name="ro3" table:number-rows-repeated="1047573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OgamIreland_small.F34:OgamIreland_small.F34 OgamIreland_small.F43:OgamIreland_small.F43">
            <calcext:condition calcext:apply-style-name="ConditionalStyle_2" calcext:value="contains-text(&quot;Q18122778&quot;)" calcext:base-cell-address="OgamIreland_small.F34"/>
          </calcext:conditional-format>
          <calcext:conditional-format calcext:target-range-address="OgamIreland_small.F34:OgamIreland_small.F34 OgamIreland_small.F43:OgamIreland_small.F43">
            <calcext:condition calcext:apply-style-name="ConditionalStyle_1" calcext:value="formula-is(LEN(TRIM([.F34]))=0)" calcext:base-cell-address="OgamIreland_small.F34"/>
          </calcext:conditional-format>
          <calcext:conditional-format calcext:target-range-address="OgamIreland_small.F1:OgamIreland_small.F1002">
            <calcext:condition calcext:apply-style-name="ConditionalStyle_2" calcext:value="=&quot;n/a&quot;" calcext:base-cell-address="OgamIreland_small.F1"/>
          </calcext:conditional-format>
        </calcext:conditional-formats>
      </table:table>
      <table:named-expressions/>
      <table:database-ranges>
        <table:database-range table:name="__Anonymous_Sheet_DB__9" table:target-range-address="Import_StonesUCC.A1:Import_StonesUCC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 style:data-style-name="N2" text:time-value="21:32:18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Ireland" style:display-name="PageStyle_OgamIr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4" style:display-name="PageStyle_Tabellenblat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1-05-01T21:36:59.417000000</dc:date>
    <meta:editing-duration>PT32M9S</meta:editing-duration>
    <meta:editing-cycles>16</meta:editing-cycles>
    <meta:document-statistic meta:table-count="11" meta:cell-count="15617" meta:object-count="0"/>
  </office:meta>
</office:document-meta>
</file>